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6.0667in" fo:margin-left="-0.0417in" fo:margin-top="0in" fo:margin-bottom="0in" table:align="left"/>
    </style:style>
    <style:style style:name="Table1.A" style:family="table-column">
      <style:table-column-properties style:column-width="0.9208in"/>
    </style:style>
    <style:style style:name="Table1.B" style:family="table-column">
      <style:table-column-properties style:column-width="5.1458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2" style:family="table">
      <style:table-properties style:width="6.1743in" fo:margin-left="-0.0417in" fo:margin-top="0in" fo:margin-bottom="0in" table:align="left"/>
    </style:style>
    <style:style style:name="Table2.A" style:family="table-column">
      <style:table-column-properties style:column-width="0.8236in"/>
    </style:style>
    <style:style style:name="Table2.B" style:family="table-column">
      <style:table-column-properties style:column-width="5.35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3" style:family="table">
      <style:table-properties style:width="6.0993in" fo:margin-left="-0.0417in" fo:margin-top="0in" fo:margin-bottom="0in" table:align="left"/>
    </style:style>
    <style:style style:name="Table3.A" style:family="table-column">
      <style:table-column-properties style:column-width="0.8132in"/>
    </style:style>
    <style:style style:name="Table3.B" style:family="table-column">
      <style:table-column-properties style:column-width="5.2854in"/>
    </style:style>
    <style:style style:name="Table3.1" style:family="table-row">
      <style:table-row-properties style:min-row-height="0.1778in" fo:keep-together="auto"/>
    </style:style>
    <style:style style:name="Table3.A1" style:family="table-cell">
      <style:table-cell-properties style:vertical-align="" fo:padding-left="0.0208in" fo:padding-right="0.0208in" fo:padding-top="0in" fo:padding-bottom="0in" fo:border="none"/>
    </style:style>
    <style:style style:name="P1" style:family="paragraph" style:parent-style-name="Subtitle">
      <loext:graphic-properties draw:fill-gradient-name="gradient" draw:fill-hatch-name="hatch"/>
      <style:paragraph-properties fo:margin-top="0in" fo:margin-bottom="0in" style:contextual-spacing="true"/>
      <style:text-properties officeooo:paragraph-rsid="0010d860"/>
    </style:style>
    <style:style style:name="P2" style:family="paragraph" style:parent-style-name="Heading_20_1">
      <loext:graphic-properties draw:fill-gradient-name="gradient" draw:fill-hatch-name="hatch"/>
      <style:paragraph-properties fo:margin-top="0in" fo:margin-bottom="0in" style:contextual-spacing="true" fo:break-before="page"/>
      <style:text-properties officeooo:paragraph-rsid="0010d860"/>
    </style:style>
    <style:style style:name="P3"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4"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5"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6"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0d860"/>
    </style:style>
    <style:style style:name="P8"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paragraph-rsid="0010d860"/>
    </style:style>
    <style:style style:name="P9"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0d860"/>
    </style:style>
    <style:style style:name="P10"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a63e3" officeooo:paragraph-rsid="0010d860"/>
    </style:style>
    <style:style style:name="P1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0d860" officeooo:paragraph-rsid="0010d860"/>
    </style:style>
    <style:style style:name="P1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0d860"/>
    </style:style>
    <style:style style:name="P1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YouTube Sans" fo:font-weight="bold" officeooo:paragraph-rsid="0010d860" fo:background-color="transparent" loext:padding="0in" loext:border="none"/>
    </style:style>
    <style:style style:name="P14"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15" style:family="paragraph" style:parent-style-name="Title">
      <loext:graphic-properties draw:fill-gradient-name="gradient" draw:fill-hatch-name="hatch"/>
      <style:paragraph-properties fo:margin-top="0in" fo:margin-bottom="0in" style:contextual-spacing="true"/>
      <style:text-properties style:font-name="YouTube Sans" fo:font-weight="bold" officeooo:paragraph-rsid="0011a18d" fo:background-color="transparent" loext:padding="0in" loext:border="none"/>
    </style:style>
    <style:style style:name="P16"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7" style:family="paragraph" style:parent-style-name="Standard">
      <loext:graphic-properties draw:fill-gradient-name="gradient" draw:fill-hatch-name="hatch"/>
      <style:paragraph-properties fo:margin-top="0in" fo:margin-bottom="0in" style:contextual-spacing="true" fo:text-align="start" style:justify-single-word="false" style:writing-mode="lr-tb"/>
      <style:text-properties fo:font-size="12pt" style:font-size-asian="12pt" style:font-size-complex="12pt"/>
    </style:style>
    <style:style style:name="P18"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19" style:family="paragraph" style:parent-style-name="Standard">
      <loext:graphic-properties draw:fill-gradient-name="gradient" draw:fill-hatch-name="hatch"/>
      <style:paragraph-properties fo:margin-top="0in" fo:margin-bottom="0in" style:contextual-spacing="true"/>
    </style:style>
    <style:style style:name="P20"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style>
    <style:style style:name="P21" style:family="paragraph" style:parent-style-name="Text_20_body">
      <loext:graphic-properties draw:fill-gradient-name="gradient" draw:fill-hatch-name="hatch"/>
      <style:paragraph-properties fo:margin-top="0in" fo:margin-bottom="0in" style:contextual-spacing="true"/>
      <style:text-properties officeooo:rsid="001a63e3" officeooo:paragraph-rsid="0010d860"/>
    </style:style>
    <style:style style:name="P22" style:family="paragraph" style:parent-style-name="Text_20_body">
      <loext:graphic-properties draw:fill-gradient-name="gradient" draw:fill-hatch-name="hatch"/>
      <style:paragraph-properties fo:margin-top="0in" fo:margin-bottom="0in" style:contextual-spacing="true"/>
      <style:text-properties officeooo:rsid="0011a18d" officeooo:paragraph-rsid="0011a18d"/>
    </style:style>
    <style:style style:name="P23" style:family="paragraph" style:parent-style-name="Heading_20_2">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24" style:family="paragraph" style:parent-style-name="Heading_20_2">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25" style:family="paragraph" style:parent-style-name="Heading_20_2">
      <loext:graphic-properties draw:fill-gradient-name="gradient" draw:fill-hatch-name="hatch"/>
      <style:paragraph-properties fo:margin-top="0in" fo:margin-bottom="0in" style:contextual-spacing="true"/>
      <style:text-properties officeooo:rsid="0010d860" officeooo:paragraph-rsid="0010d860"/>
    </style:style>
    <style:style style:name="P26" style:family="paragraph" style:parent-style-name="Heading_20_2">
      <loext:graphic-properties draw:fill-gradient-name="gradient" draw:fill-hatch-name="hatch"/>
      <style:paragraph-properties fo:margin-top="0in" fo:margin-bottom="0in" style:contextual-spacing="true"/>
      <style:text-properties officeooo:paragraph-rsid="0010d860"/>
    </style:style>
    <style:style style:name="P2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0d860"/>
    </style:style>
    <style:style style:name="P28"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33cd5"/>
    </style:style>
    <style:style style:name="P29"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4b454"/>
    </style:style>
    <style:style style:name="P30"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0d860"/>
    </style:style>
    <style:style style:name="P3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0d860"/>
    </style:style>
    <style:style style:name="P32" style:family="paragraph" style:parent-style-name="Standard">
      <style:paragraph-properties fo:text-align="end" style:justify-single-word="false">
        <style:tab-stops/>
      </style:paragraph-properties>
    </style:style>
    <style:style style:name="P33" style:family="paragraph" style:parent-style-name="Standard">
      <style:paragraph-properties fo:text-align="start" style:justify-single-word="false">
        <style:tab-stops/>
      </style:paragraph-properties>
    </style:style>
    <style:style style:name="P34"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35" style:family="paragraph" style:parent-style-name="Standard">
      <loext:graphic-properties draw:fill-gradient-name="gradient" draw:fill-hatch-name="hatch"/>
      <style:paragraph-properties fo:margin-top="0in" fo:margin-bottom="0in" style:contextual-spacing="true"/>
      <style:text-properties officeooo:rsid="001a63e3" officeooo:paragraph-rsid="0010d860"/>
    </style:style>
    <style:style style:name="P36"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Roboto1" fo:font-size="13pt" officeooo:paragraph-rsid="00133cd5" style:font-size-asian="13pt" style:font-size-complex="13pt"/>
    </style:style>
    <style:style style:name="P3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Roboto1" fo:font-size="13pt" officeooo:paragraph-rsid="0014f58f" style:font-size-asian="13pt" style:font-size-complex="13pt"/>
    </style:style>
    <style:style style:name="P38"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39" style:family="paragraph" style:parent-style-name="Text_20_body">
      <loext:graphic-properties draw:fill-gradient-name="gradient" draw:fill-hatch-name="hatch"/>
      <style:paragraph-properties fo:margin-top="0in" fo:margin-bottom="0in" style:contextual-spacing="true"/>
      <style:text-properties officeooo:rsid="0014b454" officeooo:paragraph-rsid="0014b454"/>
    </style:style>
    <style:style style:name="T1" style:family="text">
      <style:text-properties style:font-name="YouTube Sans" fo:font-weight="bold" fo:background-color="transparent" loext:char-shading-value="0" loext:padding="0in" loext:border="none"/>
    </style:style>
    <style:style style:name="T2" style:family="text">
      <style:text-properties fo:font-variant="normal" fo:text-transform="none" fo:color="#0f0f0f" loext:opacity="100%" style:font-name="Roboto" fo:font-size="10.5pt" fo:letter-spacing="normal" fo:font-style="normal" fo:font-weight="normal"/>
    </style:style>
    <style:style style:name="T3" style:family="text">
      <style:text-properties fo:font-variant="normal" fo:text-transform="none" fo:color="#0f0f0f" loext:opacity="100%" style:font-name="Roboto" fo:font-size="10.5pt" fo:letter-spacing="normal" fo:font-style="normal" fo:font-weight="normal" officeooo:rsid="0023e46a"/>
    </style:style>
    <style:style style:name="T4" style:family="text">
      <style:text-properties fo:font-variant="normal" fo:text-transform="none" fo:color="#0f0f0f" loext:opacity="100%" style:font-name="Roboto" fo:font-size="10.5pt" fo:letter-spacing="normal" fo:font-style="normal" fo:font-weight="normal" officeooo:rsid="0010d860"/>
    </style:style>
    <style:style style:name="T5" style:family="text">
      <style:text-properties fo:font-variant="normal" fo:text-transform="none" fo:color="#0f0f0f" loext:opacity="100%" style:font-name="Roboto" fo:font-size="10.5pt" fo:letter-spacing="normal" fo:font-style="normal" fo:font-weight="normal" officeooo:rsid="0019a978"/>
    </style:style>
    <style:style style:name="T6" style:family="text">
      <style:text-properties fo:font-variant="normal" fo:text-transform="none" fo:color="#0f0f0f" loext:opacity="100%" style:font-name="Roboto" fo:font-size="10.5pt" fo:letter-spacing="normal" fo:font-style="normal" fo:font-weight="normal" officeooo:rsid="00133cd5"/>
    </style:style>
    <style:style style:name="T7" style:family="text">
      <style:text-properties fo:font-variant="normal" fo:text-transform="none" fo:color="#0f0f0f" loext:opacity="100%" style:font-name="Roboto" fo:font-size="13pt" fo:letter-spacing="normal" fo:font-style="normal" fo:font-weight="normal" officeooo:rsid="0019a978" fo:background-color="transparent" loext:char-shading-value="0" style:font-size-asian="13pt" style:font-size-complex="13pt" loext:padding="0in" loext:border="none"/>
    </style:style>
    <style:style style:name="T8" style:family="text">
      <style:text-properties fo:font-variant="normal" fo:text-transform="none" fo:color="#0f0f0f" loext:opacity="100%" style:font-name="Roboto" fo:font-size="13pt" fo:letter-spacing="normal" fo:font-style="normal" fo:font-weight="normal" officeooo:rsid="0011a18d" fo:background-color="transparent" loext:char-shading-value="0" style:font-size-asian="13pt" style:font-size-complex="13pt" loext:padding="0in" loext:border="none"/>
    </style:style>
    <style:style style:name="T9" style:family="text">
      <style:text-properties fo:font-variant="normal" fo:text-transform="none" fo:color="#0f0f0f" loext:opacity="100%" style:font-name="Roboto" fo:font-size="13pt" fo:letter-spacing="normal" fo:font-style="normal" fo:font-weight="normal" officeooo:rsid="00133cd5" fo:background-color="transparent" loext:char-shading-value="0" style:font-size-asian="13pt" style:font-size-complex="13pt" loext:padding="0in" loext:border="none"/>
    </style:style>
    <style:style style:name="T10" style:family="text">
      <style:text-properties fo:font-variant="normal" fo:text-transform="none" fo:color="#0f0f0f" loext:opacity="100%" fo:font-size="10.5pt" fo:letter-spacing="normal" fo:font-style="normal" fo:font-weight="normal"/>
    </style:style>
    <style:style style:name="T11" style:family="text">
      <style:text-properties fo:font-variant="normal" fo:text-transform="none" fo:color="#0f0f0f" loext:opacity="100%" fo:font-size="10.5pt" fo:letter-spacing="normal" fo:font-style="normal" fo:font-weight="normal" officeooo:rsid="00133cd5"/>
    </style:style>
    <style:style style:name="T12" style:family="text">
      <style:text-properties fo:font-variant="normal" fo:text-transform="none" fo:color="#0f0f0f" loext:opacity="100%" fo:font-size="13pt" fo:letter-spacing="normal" fo:font-style="normal" fo:font-weight="normal" officeooo:rsid="0019a978" fo:background-color="transparent" loext:char-shading-value="0" style:font-size-asian="13pt" style:font-size-complex="13pt" loext:padding="0in" loext:border="none"/>
    </style:style>
    <style:style style:name="T13" style:family="text">
      <style:text-properties fo:font-variant="normal" fo:text-transform="none" fo:color="#0f0f0f" loext:opacity="100%" fo:font-size="13pt" fo:letter-spacing="normal" fo:font-style="normal" fo:font-weight="normal" officeooo:rsid="00133cd5" fo:background-color="transparent" loext:char-shading-value="0" style:font-size-asian="13pt" style:font-size-complex="13pt" loext:padding="0in" loext:border="none"/>
    </style:style>
    <style:style style:name="T14" style:family="text">
      <style:text-properties fo:font-variant="normal" fo:text-transform="none" fo:color="#0f0f0f" loext:opacity="100%" fo:letter-spacing="normal" fo:font-style="normal" fo:font-weight="normal"/>
    </style:style>
    <style:style style:name="T15" style:family="text">
      <style:text-properties fo:font-variant="normal" fo:text-transform="none" fo:color="#0f0f0f" loext:opacity="100%" fo:letter-spacing="normal" fo:font-style="normal" fo:font-weight="normal" officeooo:rsid="00133cd5"/>
    </style:style>
    <style:style style:name="T16" style:family="text">
      <style:text-properties fo:font-variant="normal" fo:text-transform="none" fo:color="#0f0f0f" loext:opacity="100%" fo:letter-spacing="normal" fo:font-style="normal" fo:font-weight="normal" officeooo:rsid="0019a978" fo:background-color="transparent" loext:char-shading-value="0" loext:padding="0in" loext:border="none"/>
    </style:style>
    <style:style style:name="T17" style:family="text">
      <style:text-properties fo:font-variant="normal" fo:text-transform="none" fo:color="#0f0f0f" loext:opacity="100%" fo:letter-spacing="normal" fo:font-style="normal" fo:font-weight="normal" officeooo:rsid="00133cd5" fo:background-color="transparent" loext:char-shading-value="0" loext:padding="0in" loext:border="none"/>
    </style:style>
    <style:style style:name="T18" style:family="text">
      <style:text-properties fo:font-variant="normal" fo:text-transform="none" fo:color="#0f0f0f" loext:opacity="100%" fo:letter-spacing="normal" fo:font-style="normal" fo:font-weight="normal" officeooo:rsid="0014b454"/>
    </style:style>
    <style:style style:name="T19" style:family="text">
      <style:text-properties fo:font-variant="normal" fo:text-transform="none" fo:color="#0f0f0f" loext:opacity="100%" fo:letter-spacing="normal" fo:font-style="normal" fo:font-weight="normal" officeooo:rsid="0014f58f"/>
    </style:style>
    <style:style style:name="T20" style:family="text">
      <style:text-properties officeooo:rsid="001a63e3"/>
    </style:style>
    <style:style style:name="T21" style:family="text">
      <style:text-properties officeooo:rsid="0010d860"/>
    </style:style>
    <style:style style:name="T22" style:family="text">
      <style:text-properties officeooo:rsid="0011a18d"/>
    </style:style>
    <style:style style:name="T23"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4" style:family="text">
      <style:text-properties officeooo:rsid="0012c8ce"/>
    </style:style>
    <style:style style:name="T25" style:family="text">
      <style:text-properties officeooo:rsid="00133cd5"/>
    </style:style>
    <style:style style:name="T26" style:family="text">
      <style:text-properties officeooo:rsid="0013a273"/>
    </style:style>
    <style:style style:name="T27" style:family="text">
      <style:text-properties officeooo:rsid="0014b454"/>
    </style:style>
    <style:style style:name="T28" style:family="text">
      <style:text-properties officeooo:rsid="0014f5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ctInf Livestream #044 ~ “Therapeutic Alliance as Active Inference The Role of Therapeutic Touch”</text:p>
      <text:p text:style-name="P14"/>
      <text:p text:style-name="P14"/>
      <text:p text:style-name="P20"><text:a xlink:type="simple" xlink:href="https://www.youtube.com/watch?v=cOo4juE_zcI" text:style-name="Internet_20_link" text:visited-style-name="Visited_20_Internet_20_Link"><text:span text:style-name="T1"/></text:a></text:p>
      <text:p text:style-name="P6">Discussion<text:span text:style-name="T22">s</text:span> of the February 2022 paper “Therapeutic Alliance as Active Inference: The Role of Therapeutic Touch and Synchrony” by Zoe McParlin, Francesco Cerritelli, Karl J. Friston <text:span text:style-name="T22">&amp;</text:span> Jorge E. Esteves.</text:p>
      <text:p text:style-name="P6"><text:a xlink:type="simple" xlink:href="https://www.frontiersin.org/articles/10.3389/fpsyg.2022.783694/full" text:style-name="Internet_20_link" text:visited-style-name="Visited_20_Internet_20_Link"/></text:p>
      <text:p text:style-name="P6"><text:a xlink:type="simple" xlink:href="https://www.frontiersin.org/articles/10.3389/fpsyg.2022.783694/full" text:style-name="Internet_20_link" text:visited-style-name="Visited_20_Internet_20_Link">https://www.frontiersin.org/articles/10.3389/fpsyg.2022.783694/full</text:a></text:p>
      <text:p text:style-name="P6"/>
      <text:p text:style-name="P13"/>
      <text:p text:style-name="P1">Presented by Active Inference Institute in 2022</text:p>
      <text:p text:style-name="P19"/>
      <text:p text:style-name="P19"/>
      <text:h text:style-name="P5" text:outline-level="1"><text:span text:style-name="T20">Session </text:span>0<text:span text:style-name="T22">44</text:span>.0, <text:span text:style-name="T22">May 13</text:span><text:span text:style-name="T20">, 2022</text:span></text:h>
      <text:p text:style-name="P21"><text:a xlink:type="simple" xlink:href="https://www.youtube.com/watch?v=yNubOHOJeIQ" text:style-name="Internet_20_link" text:visited-style-name="Visited_20_Internet_20_Link"/></text:p>
      <text:p text:style-name="P21"><text:a xlink:type="simple" xlink:href="https://www.youtube.com/watch?v=yNubOHOJeIQ" text:style-name="Internet_20_link" text:visited-style-name="Visited_20_Internet_20_Link">https://www.youtube.com/watch?v=yNubOHOJeIQ</text:a></text:p>
      <text:p text:style-name="P11"/>
      <text:p text:style-name="P12"><text:span text:style-name="T4">This video is a</text:span><text:span text:style-name="T2">n introduction for some of the ideas </text:span><text:span text:style-name="T3">in the paper.</text:span></text:p>
      <text:p text:style-name="P12"/>
      <text:p text:style-name="P19"/>
      <text:h text:style-name="P23" text:outline-level="2"><text:span text:style-name="T21">SESSION SPEAKER</text:span>S</text:h>
      <text:p text:style-name="P17"><text:span text:style-name="T23">Ian Tennant, </text:span>Daniel Friedman</text:p>
      <text:p text:style-name="P3"/>
      <text:p text:style-name="P3"/>
      <text:h text:style-name="P24" text:outline-level="2">CONTENTS</text:h>
      <table:table table:name="Table1" table:style-name="Table1">
        <table:table-column table:style-name="Table1.A"/>
        <table:table-column table:style-name="Table1.B"/>
        <table:table-row table:style-name="Table1.1">
          <table:table-cell table:style-name="Table1.A1" office:value-type="string">
            <text:p text:style-name="P18">00:30</text:p>
          </table:table-cell>
          <table:table-cell table:style-name="Table1.A1" office:value-type="string">
            <text:p text:style-name="P16">Livestream</text:p>
          </table:table-cell>
        </table:table-row>
        <table:table-row table:style-name="Table1.1">
          <table:table-cell table:style-name="Table1.A1" office:value-type="string">
            <text:p text:style-name="P18">02:02</text:p>
          </table:table-cell>
          <table:table-cell table:style-name="Table1.A1" office:value-type="string">
            <text:p text:style-name="P16">Daniel's talk on Enactivism and Active Inference</text:p>
          </table:table-cell>
        </table:table-row>
        <table:table-row table:style-name="Table1.1">
          <table:table-cell table:style-name="Table1.A1" office:value-type="string">
            <text:p text:style-name="P18">04:04</text:p>
          </table:table-cell>
          <table:table-cell table:style-name="Table1.A1" office:value-type="string">
            <text:p text:style-name="P16">Intellectual Inference on Touch</text:p>
          </table:table-cell>
        </table:table-row>
        <table:table-row table:style-name="Table1.1">
          <table:table-cell table:style-name="Table1.A1" office:value-type="string">
            <text:p text:style-name="P18">05:54</text:p>
          </table:table-cell>
          <table:table-cell table:style-name="Table1.A1" office:value-type="string">
            <text:p text:style-name="P16">Can Touch Help a Patient Update Their Beliefs?</text:p>
          </table:table-cell>
        </table:table-row>
        <table:table-row table:style-name="Table1.1">
          <table:table-cell table:style-name="Table1.A1" office:value-type="string">
            <text:p text:style-name="P18">08:34</text:p>
          </table:table-cell>
          <table:table-cell table:style-name="Table1.A1" office:value-type="string">
            <text:p text:style-name="P16">Treating Touch: Active Inference and its implications</text:p>
          </table:table-cell>
        </table:table-row>
        <table:table-row table:style-name="Table1.1">
          <table:table-cell table:style-name="Table1.A1" office:value-type="string">
            <text:p text:style-name="P18">11:52</text:p>
          </table:table-cell>
          <table:table-cell table:style-name="Table1.A1" office:value-type="string">
            <text:p text:style-name="P16">Active Inference in the Therapeutic Relationship</text:p>
          </table:table-cell>
        </table:table-row>
        <table:table-row table:style-name="Table1.1">
          <table:table-cell table:style-name="Table1.A1" office:value-type="string">
            <text:p text:style-name="P18">17:40</text:p>
          </table:table-cell>
          <table:table-cell table:style-name="Table1.A1" office:value-type="string">
            <text:p text:style-name="P16">Therapeutic Alliance in Perinatal Care</text:p>
          </table:table-cell>
        </table:table-row>
        <table:table-row table:style-name="Table1.1">
          <table:table-cell table:style-name="Table1.A1" office:value-type="string">
            <text:p text:style-name="P18">23:30</text:p>
          </table:table-cell>
          <table:table-cell table:style-name="Table1.A1" office:value-type="string">
            <text:p text:style-name="P16">Cognitive neuroscience: Synchrony and its implications</text:p>
          </table:table-cell>
        </table:table-row>
        <table:table-row table:style-name="Table1.1">
          <table:table-cell table:style-name="Table1.A1" office:value-type="string">
            <text:p text:style-name="P18">26:57</text:p>
          </table:table-cell>
          <table:table-cell table:style-name="Table1.A1" office:value-type="string">
            <text:p text:style-name="P16">Affectionate Touch and its role in social and physiological regulation</text:p>
          </table:table-cell>
        </table:table-row>
        <table:table-row table:style-name="Table1.1">
          <table:table-cell table:style-name="Table1.A1" office:value-type="string">
            <text:p text:style-name="P18">31:20</text:p>
          </table:table-cell>
          <table:table-cell table:style-name="Table1.A1" office:value-type="string">
            <text:p text:style-name="P16">Critical for affective touch in the US</text:p>
          </table:table-cell>
        </table:table-row>
        <table:table-row table:style-name="Table1.1">
          <table:table-cell table:style-name="Table1.A1" office:value-type="string">
            <text:p text:style-name="P18">35:00</text:p>
          </table:table-cell>
          <table:table-cell table:style-name="Table1.A1" office:value-type="string">
            <text:p text:style-name="P16">Perinatal Communication</text:p>
          </table:table-cell>
        </table:table-row>
        <table:table-row table:style-name="Table1.1">
          <table:table-cell table:style-name="Table1.A1" office:value-type="string">
            <text:p text:style-name="P18">38:15</text:p>
          </table:table-cell>
          <table:table-cell table:style-name="Table1.A1" office:value-type="string">
            <text:p text:style-name="P16">Microbes and their role in health</text:p>
          </table:table-cell>
        </table:table-row>
        <text:soft-page-break/>
        <table:table-row table:style-name="Table1.1">
          <table:table-cell table:style-name="Table1.A1" office:value-type="string">
            <text:p text:style-name="P18">39:04</text:p>
          </table:table-cell>
          <table:table-cell table:style-name="Table1.A1" office:value-type="string">
            <text:p text:style-name="P16">Allostasis in the regulation of the body</text:p>
          </table:table-cell>
        </table:table-row>
        <table:table-row table:style-name="Table1.1">
          <table:table-cell table:style-name="Table1.A1" office:value-type="string">
            <text:p text:style-name="P18">44:10</text:p>
          </table:table-cell>
          <table:table-cell table:style-name="Table1.A1" office:value-type="string">
            <text:p text:style-name="P16">Predictive Processing and Classification</text:p>
          </table:table-cell>
        </table:table-row>
        <table:table-row table:style-name="Table1.1">
          <table:table-cell table:style-name="Table1.A1" office:value-type="string">
            <text:p text:style-name="P18">47:10</text:p>
          </table:table-cell>
          <table:table-cell table:style-name="Table1.A1" office:value-type="string">
            <text:p text:style-name="P16">Predictive Processing in Science</text:p>
          </table:table-cell>
        </table:table-row>
        <table:table-row table:style-name="Table1.1">
          <table:table-cell table:style-name="Table1.A1" office:value-type="string">
            <text:p text:style-name="P18">49:28</text:p>
          </table:table-cell>
          <table:table-cell table:style-name="Table1.A1" office:value-type="string">
            <text:p text:style-name="P16">Harmonic Communication as Active Inference</text:p>
          </table:table-cell>
        </table:table-row>
        <table:table-row table:style-name="Table1.1">
          <table:table-cell table:style-name="Table1.A1" office:value-type="string">
            <text:p text:style-name="P18">54:49</text:p>
          </table:table-cell>
          <table:table-cell table:style-name="Table1.A1" office:value-type="string">
            <text:p text:style-name="P16">Markov Blankets and the Free Energy Principle</text:p>
          </table:table-cell>
        </table:table-row>
        <table:table-row table:style-name="Table1.1">
          <table:table-cell table:style-name="Table1.A1" office:value-type="string">
            <text:p text:style-name="P18">57:04</text:p>
          </table:table-cell>
          <table:table-cell table:style-name="Table1.A1" office:value-type="string">
            <text:p text:style-name="P16">Touch and its effects on the brain</text:p>
          </table:table-cell>
        </table:table-row>
        <table:table-row table:style-name="Table1.1">
          <table:table-cell table:style-name="Table1.A1" office:value-type="string">
            <text:p text:style-name="P18">1:04:05</text:p>
          </table:table-cell>
          <table:table-cell table:style-name="Table1.A1" office:value-type="string">
            <text:p text:style-name="P16">What are the role of experts in the brain?</text:p>
          </table:table-cell>
        </table:table-row>
        <table:table-row table:style-name="Table1.1">
          <table:table-cell table:style-name="Table1.A1" office:value-type="string">
            <text:p text:style-name="P18">1:06:42</text:p>
          </table:table-cell>
          <table:table-cell table:style-name="Table1.A1" office:value-type="string">
            <text:p text:style-name="P16">Birdsong and the neural synchrony</text:p>
          </table:table-cell>
        </table:table-row>
        <table:table-row table:style-name="Table1.1">
          <table:table-cell table:style-name="Table1.A1" office:value-type="string">
            <text:p text:style-name="P18">1:10:10</text:p>
          </table:table-cell>
          <table:table-cell table:style-name="Table1.A1" office:value-type="string">
            <text:p text:style-name="P16">How to increase salience within synchrony</text:p>
          </table:table-cell>
        </table:table-row>
        <table:table-row table:style-name="Table1.1">
          <table:table-cell table:style-name="Table1.A1" office:value-type="string">
            <text:p text:style-name="P18">1:12:25</text:p>
          </table:table-cell>
          <table:table-cell table:style-name="Table1.A1" office:value-type="string">
            <text:p text:style-name="P16">The therapeutic alliance of the brain and body</text:p>
          </table:table-cell>
        </table:table-row>
        <table:table-row table:style-name="Table1.1">
          <table:table-cell table:style-name="Table1.A1" office:value-type="string">
            <text:p text:style-name="P18">1:16:16</text:p>
          </table:table-cell>
          <table:table-cell table:style-name="Table1.A1" office:value-type="string">
            <text:p text:style-name="P16">Allostasis Coordination and the Stag Hunt</text:p>
          </table:table-cell>
        </table:table-row>
        <table:table-row table:style-name="Table1.1">
          <table:table-cell table:style-name="Table1.A1" office:value-type="string">
            <text:p text:style-name="P18">1:20:31</text:p>
          </table:table-cell>
          <table:table-cell table:style-name="Table1.A1" office:value-type="string">
            <text:p text:style-name="P16">Art and touch in the therapeutic relationship</text:p>
          </table:table-cell>
        </table:table-row>
        <table:table-row table:style-name="Table1.1">
          <table:table-cell table:style-name="Table1.A1" office:value-type="string">
            <text:p text:style-name="P18">1:22:57</text:p>
          </table:table-cell>
          <table:table-cell table:style-name="Table1.A1" office:value-type="string">
            <text:p text:style-name="P16">Discussion of the Therapeutic Alliance in Active Inference</text:p>
          </table:table-cell>
        </table:table-row>
      </table:table>
      <text:p text:style-name="P19"/>
      <text:p text:style-name="P3"/>
      <text:h text:style-name="P25" text:outline-level="2">TRANSCRIPT</text:h>
      <text:p text:style-name="P4">00:30 Daniel:</text:p>
      <text:p text:style-name="P4">Hello and welcome everyone. It is ActInf lab Livestream number 44.0. It's May 13, 2022. Welcome to the actonflab. We are a participant Tory online lab that is communicating, learning and practicing applied active inference lab.</text:p>
      <text:p text:style-name="P4">You can find more information at the links on the slide. This is recorded in an archived Livestream, so please provide us with feedback so we can improve our work. All backgrounds and perspectives are welcome and we'll be following video etiquette for live streams. If you want to learn more about the live streams or other activities in the lab, head active Inference.org today in 440, we are going to learn and discuss this awesome paper therapeutic alliance as Active Inference Kearny from 2022 by Zoe McParlin, Francesco Cerritelli, Karl Friston and Jorge Esteves.</text:p>
      <text:p text:style-name="P4">01:31 And the video is just an introductory review, scoping and contextualizing.</text:p>
      <text:p text:style-name="P4">We're going to have some discussions in the coming weeks on this paper with the authors and some nonoffers. So we're just going to be overviewing the paper, opening up some threads, getting excited about it, covering what they said, so that we can jump into the dot one and dot two discussions and let's just get right into it. I'm Daniel and I'm a researcher in California. I was very curious about Touch Active Inference lab, which is an area that hasn't been explored too much, but it's something that is so critical to our daily experience. So it sounds like a pretty important area to model or approach with active inference, and I'll pass it to Iain.</text:p>
      <text:p text:style-name="P4">So thanks for joining and for all the contribution on the slides. Would love to hear any context and welcome.</text:p>
      <text:p text:style-name="P4"/>
      <text:p text:style-name="P4">02:37 Ian:</text:p>
      <text:p text:style-name="P4">Hi Daniel, thanks very much for having me in your lab. I was drawn to this paper for several reasons. I first saw the paper by some of the authors that got me joining the dots between their work and your lab that was called Osteopathy and Mental Health and Embodied Predictive Interceptive Framework.</text:p>
      <text:p text:style-name="P4">So I've got an interest in how we sense what's going on inside our body from a research point of view and a personal point of view. And then also what I spend most of my time doing, work wise, is hands on therapy. So manual therapy, which involves touch. When I saw the title of this paper, which we're <text:soft-page-break/>talking about today, which is part of their series on inactivism and active inference in the therapeutic alliance, what jumped out to me was the word synchrony in Therapeutic alliance.</text:p>
      <text:p text:style-name="P4">03:48 So this is something in the therapy world we often talk about synchrony, and I'm intrigued to see how that might fit in with free energy minimization.</text:p>
      <text:p text:style-name="P4"/>
      <text:p text:style-name="P4">04:04 Daniel:</text:p>
      <text:p text:style-name="P4">Just one thought on what you said there about interception, which is something we've talked about, I know you've had many conversations and works on it is touch. It sometimes feels like it's out there, like I'm touching objects on my desk. It's how they are out there, just like vision is something out there. But then touch is actually inside the fingers and so it's actually like it is an interception about the external world. So it's kind of like touch is something inside of us, but again, it's about external objects.</text:p>
      <text:p text:style-name="P4">So how does the brain and body do that and then what's the social dynamics of it and then what are the clinical implications? I hope those are some questions we can approach with active inference and get some insight into.</text:p>
      <text:p text:style-name="P4"/>
      <text:p text:style-name="P4">04:55 Ian:</text:p>
      <text:p text:style-name="P4">Yes, and the other thing, what you were saying then about and I think in the interception researchers, there is a little bit of debate over whether what types of touch might include as exteroception or inner field and there's low effective touch versus maybe different types of touch. But also when you Beren saying that, I was just thinking, you know, when someone says, I felt touched by that piece of music, the music didn't physically touch us apart from oscillating airwaves, but touching our eardrums. But again, it might be an intraceptive experience if we were touched by some piece of music and it sent shivers up and down my spine.</text:p>
      <text:p text:style-name="P4">And can voice, maybe in therapeutic alliance, vocal, auditory input, touch people.</text:p>
      <text:p text:style-name="P4"/>
      <text:p text:style-name="P4">05:53 Daniel:</text:p>
      <text:p text:style-name="P4">Cool. So we wrote out one view of a big question which is kind of like a curiosity or an openness that might approach somebody to this paper even without bringing active inference into it. And it says, within a therapeutic alliance, can touch be used to help a patient usefully update their beliefs? And then in the conclusion the authors are where we're going to get to is touch appears to be critical in initiating the salience of synchrony relationships. Touch can be used to infer and predict other states of mind which are crucial for developing dyadic and triadic relationships in general and in a clinical setting.</text:p>
      <text:p text:style-name="P4">So what do you think about that big question or what drew you to it?</text:p>
      <text:p text:style-name="P4"/>
      <text:p text:style-name="P4">06:45 Ian:</text:p>
      <text:p text:style-name="P4">Yeah, on the surface of that question. So can touch be used to help a patient? So, you know, it seems kind of the obvious answers is yes, it can. You know, you see, if a child falls over and a parent comes up and it kind of soothes the child by stroking it or touching it or rubbing it better, then we can kind of see an archetypal version of that, of a caregiver helping someone who's distressed.</text:p>
      <text:p text:style-name="P4">So I'd say it looks quite obvious. But then this usefully updating someone's beliefs, I think that's where it gets maybe in dot one, dot two, we can explore that more and, you know, what is an adaptive update and what is a adaptive update and who's setting the polling and where does synchrony come in?</text:p>
      <text:p text:style-name="P4"><text:soft-page-break/>07:48 So, yeah, loads to explore and, you know, dietic, they mentioned dietic and triadic is therapeutic. We don't have to just think in terms of a professional therapeutic setting. So maybe I can seek counsel from anyone.</text:p>
      <text:p text:style-name="P4">It doesn't have to be a professional practitioner in a business type setting. Or a clinical setting it might be with a stranger on a bus.</text:p>
      <text:p text:style-name="P4"/>
      <text:p text:style-name="P4">08:20 Daniel:</text:p>
      <text:p text:style-name="P4">Yes. What are the top down social scaffolds that facilitate or enable or constrain certain kinds of touch and clinical relationships? So cool.</text:p>
      <text:p text:style-name="P4">Let's go to aims and claims of the paper. So, as we mentioned, the paper is McParlin et al. In Frontiers in Psychology from 2022. And some of the aims, the way that the authors represented, what they set out to accomplish in the paper. One of them was to present an empirical integrative account of the bio behavior mechanisms that underwrite therapeutic relationships through the lens of active inference.</text:p>
      <text:p text:style-name="P4">And then they're aiming to argue for the importance of therapeutic touch in establishing a therapeutic alliance and synchrony between the practitioner and the patient. And I think this will be really interesting to explore in the context of explicitly manual and hands on therapies and work, as well as areas that are perhaps not seen in the same way as physical therapy or osteopathy, but maybe the dentist just puts the hand somewhere in a way that is calming, for example.</text:p>
      <text:p text:style-name="P4">09:39 So even in not just the only manual areas and then some of the claims that they make and some that we'll go into a lot more in the paper is they're going to argue that active inference provides insights into the why and the how of humans choosing to synchronize. They're going to claim that touch is used to establish and also to continually develop synchrony in our lived world as social beings. And those are some of the threads that they reference a lot of papers and kind of explore in paper.</text:p>
      <text:p text:style-name="P4">So anything that you thought about just the claims of the paper?</text:p>
      <text:p text:style-name="P4"/>
      <text:p text:style-name="P4">10:26 Ian:</text:p>
      <text:p text:style-name="P4">Yeah, when I first read this, it seemed to remind me of what I hear in other sort of therapies. So the affordance of safety, for example, in a therapeutic setting. So if a person feels safe, then they're going to be more receptive to therapeutic touch. I'm interested to see on, you know, to read and speak to the authors maybe about what things facilitate synchrony and what else have we got there?</text:p>
      <text:p text:style-name="P4">Just how active inference lab framework kind of can potentially unify some of these different languages that we've got in different therapies that kind of maybe are saying very similar things we spoke a few weeks ago.</text:p>
      <text:p text:style-name="P4">11:40 The beautiful simplicity of active inference maybe helps to unify those and help us understand them better.</text:p>
      <text:p text:style-name="P4"/>
      <text:p text:style-name="P4">11:52 Daniel:</text:p>
      <text:p text:style-name="P4">Awesome. All right, onto the abstract. Perhaps you could read the first four lines and I'll read the second four lines.</text:p>
      <text:p text:style-name="P4"/>
      <text:p text:style-name="P4">12:05 Ian:</text:p>
      <text:p text:style-name="P4">Okay. So recognizing and aligning individuals unique adaptive beliefs or errors through cooperative <text:soft-page-break/>communication is critical to establishing a therapeutic relationship and alliance. Next, bullet points. Using active inference, we present an empirical integrative account of the bio behavior mechanisms that write therapeutic relationship. Third bullet points.</text:p>
      <text:p text:style-name="P4">A significant mode of establishing cooperative alliances and potentially synchrony relationships is through extensive cues generated by repetitive coupling during dynamic touch and then established models speak to the unique role of affectionate touch in developing communication, interpersonal interactions and a wide variety of therapeutic benefits for patients of all ages, both neurophysiologically and behaviorally.</text:p>
      <text:p text:style-name="P4"/>
      <text:p text:style-name="P4">13:19 Daniel:</text:p>
      <text:p text:style-name="P4">The purpose of this article is to argue for the importance of therapeutic touch in establishing a therapeutic alliance and ultimately synchrony between practitioner and patient. We briefly of therapeutic alliance in prosocial and clinical interactions. We then discuss how cooperative communication and mental state alignment in intentional communication are accomplished using active inference. We argue that alignment through active inference facilitates synchrony and communication.</text:p>
      <text:p text:style-name="P4">The encoding account is extended to include the role of C. Tactile afference in realizing the beneficial effects of therapeutic synchrony. We conclude by proposing a method for synchronizing the affect of touch using the concept active Inference lab cool active inference as a descriptive, integrative account and then, towards the end, potentially some unique predictions or implications or usages of active inference like what would be different about the therapeutic alliance if the practitioner and or the patient were to be aware of synchrony or be able to integrate some of these important qualitative ideas like consensual affectionate, touch with potentially some of these ideas like priors and precision and synchrony?</text:p>
      <text:p text:style-name="P4"/>
      <text:p text:style-name="P4">14:54 Ian:</text:p>
      <text:p text:style-name="P4">Yeah, and as you're saying that, I'm thinking about trauma, for example, which is when a prior is given so much weighting that it affect action and perception in a really strong way. And as you said, if both the patient and the clients in that alliance, they're aware of it in terms of the updating of those beliefs in the whole process and aligned in the direction and the process that they're wanting to use to usefully update beliefs, then, yeah, really interesting thought being aware of what the process you're going through.</text:p>
      <text:p text:style-name="P4"/>
      <text:p text:style-name="P4">15:47 Daniel:</text:p>
      <text:p text:style-name="P4">Cool. So that's where we're going to be going and the roadmap is how we're going to be traveling there. The paper has three action prediction with a bunch of subsections.</text:p>
      <text:p text:style-name="P4">The second section is Mechanisms Increasing Saliency within Synchrony and the third action is a conclusion. And within this very multi part introduction section they talk about a range of topics range from physical touch and the canonical and therapeutic setting. There's a lot of discussion on the in utero initiation of synchrony and the way in which there's this transfer of the uterine environment to the postnatal scaffolding through the post postnatal where I guess most of us are most. Of the time out there in society and the way that touch and communication and synchrony and all these other topics are sitting there in the therapeutic setting and striving for integration.</text:p>
      <text:p text:style-name="P4"><text:soft-page-break/>17:02 And so they bring a lot onto the table with this paper.</text:p>
      <text:p text:style-name="P4">So it's going to be great discussions and important lines of research. And in this dot zero zero, we're going to dive into mainly the keywords and give some background. It'll be awesome to hear about the perspective that you have being a lot closer to this work than I am. And we'll just talk about the keywords and then be ready in the dot one and dot two to take it anywhere else. Sound good?</text:p>
      <text:p text:style-name="P4"/>
      <text:p text:style-name="P4">17:39 Ian:</text:p>
      <text:p text:style-name="P4">Excellent.</text:p>
      <text:p text:style-name="P4"/>
      <text:p text:style-name="P4">17:40 Daniel:</text:p>
      <text:p text:style-name="P4">Okay, the keywords are active inference, therapeutic alliance, affective, touch, action, prediction, processing, allostasis free energy principle, and perinatal care. So let's just jump right into the keywords and see where it goes. So first, therapeutic alliance. What would you say about therapeutic alliance?</text:p>
      <text:p text:style-name="P4"/>
      <text:p text:style-name="P4">18:09 Ian:</text:p>
      <text:p text:style-name="P4">Okay, so while reading the text here, therapeutic alliance is a collaborative working relationship between clinician and patients and is a critical component of the personcentered care because it contributes to positive clinical outcomes across multiple healthcare disciplines. So what I like here is that they're sort of saying that it's a critical component. And then if we break down the term therapeutic alliance, then therapeutic, meaning helpful, I suppose, beneficial to the person. And then alliance, as they said it's, I think of being in agreement and working together, understanding each other, which is, you know, I think sometimes when people are going to a healthcare provider, maybe the practitioner or the clinician is fixing them or doing something to them and maybe they can be passive in receiving that.</text:p>
      <text:p text:style-name="P4">19:31 Whereas I think this term therapeutic alliance is coming for the person receiving the healthcare and then the active inference comes in.</text:p>
      <text:p text:style-name="P4">So it's active for both parties, not just a passive thing. And I see that there's another text there which kind of says similar things. So it's the therapeutic alliance is often modeled from the working alliance described by Boarding in 1979, which includes the collaborative agreement on goals, tasks and the development of successful relationships and generative communication. Yes.</text:p>
      <text:p text:style-name="P4"/>
      <text:p text:style-name="P4">20:18 Daniel:</text:p>
      <text:p text:style-name="P4">Totally true about the alliance and working together as a team.</text:p>
      <text:p text:style-name="P4">And they're also focused on the Dayan. But I thought of like maybe a hospital setting where there's a lot of people of many different specialties working together, truly as a big team, the family and the patients, but also all these other people who come through that space. And then just in terms of the way that this paper approached it, they coherence, I guess, a early critical citation Beren 79 and then also they coherence two more recent citations, the Mickey and Ryu. And so on the 2019 paper on the left, that paper was looking at physiotherapy and just highlighted like acknowledging the individual, the giving of self and using the body as a pivot point. So seeing that alliance as kind of like a constellation that's pivoting around the patient's body and also there being sort of a broader scale movement, which I <text:soft-page-break/>thought was really deep.</text:p>
      <text:p text:style-name="P4">21:28 And then the Ryu 21 citation modeling therapeutic alliance in the age of telesychiatry, they just begin with something that maybe we've all experienced or seen occur, that things are in line and remotely, and that includes psychotherapy happening online. And this paper is like a call for the investigation of the causes and consequences of successful psychotherapy augmented with computational tools and often carried out using computational means of communication. So, a little bit of a classic take on the therapeutic alliance as well as bringing it into the early 2020s phase that we're in where we're having conversations with computers but then where's touch and this disembodiment that could maybe occur if we don't have reminders to reenter our body during these relationships.</text:p>
      <text:p text:style-name="P4"/>
      <text:p text:style-name="P4">22:35 Ian:</text:p>
      <text:p text:style-name="P4">Yes, reentering our body. The other thing that I was thinking of then when you were sort of reading the early reference or the citation, the acknowledging of the individual giving of the self and using body as a pivot, thinking about that and something that's coming up later in the definitions about this expert sort of synchronizing to an expert and maybe is there any attention there between the alliance and agreeing on goals and giving oneself to an expert? So yeah, interested to explore that later.</text:p>
      <text:p text:style-name="P4"/>
      <text:p text:style-name="P4">23:29 Daniel:</text:p>
      <text:p text:style-name="P4">Great. So onto synchrony, what is synchrony and how is it being used here?</text:p>
      <text:p text:style-name="P4"/>
      <text:p text:style-name="P4">23:37 Ian:</text:p>
      <text:p text:style-name="P4">So the cognitive niche, the paper synchrony is defined as the interpersonal coordination of behavior and neurophysiological rhythms that can aid in sensory processing, learning, emotion and arousal regulation, self regulation and the establishment of communicative relationship.</text:p>
      <text:p text:style-name="P4">So another extract from the paper, therefore, considering the therapeutic alliance principles of agreement on goals, tasks and developing strong relationships, a degree of bio behavioral synchrony will occur within a clinical setting. So they seem to be saying that if it involves agreeing on where we're heading together, then synchrony has to occur. And additionally, they're sort of saying that it is human nature to want to share physiological and emotional states with others through the structured pattern of communication between mother and infant.</text:p>
      <text:p text:style-name="P4">24:44 The interactions, synchrony and and individual's behavior, hidden states of mind and biological rhythms resulting in an intertwined unit align to a sophisticated walt and I see you've put some diagrams there from some studies involving drumming.</text:p>
      <text:p text:style-name="P4"/>
      <text:p text:style-name="P4">25:06 Daniel:</text:p>
      <text:p text:style-name="P4">Yeah, I was just looking to see how people were studying synchrony in the Modern times where they were studying various aspects of coordinated drumming.</text:p>
      <text:p text:style-name="P4">And I also really like how the authors mentioned the sophisticated waltz or insert your own genre of dance or movement or correlation. Because synchrony is not just lockstep, metronome, everyone doing the same thing. Synchrony can refer to turntaking or synchrony can refer to sort of joint improvisation. And that's this notion of generalized synchrony that comes up again and again in active inference. So what does it mean for there to be synchrony in the therapeutic alliance with people who have different <text:soft-page-break/>expectations, preferences, errors, bodies, minds, lives?</text:p>
      <text:p text:style-name="P4">26:07 So what is being synchronized that can be measured? The heart rate or some other biometric features? And then what is that reflecting? And are we looking for lockstep? But then if we're not, what is this synchrony with difference that we're going to be seeking?</text:p>
      <text:p text:style-name="P4">And how is this related to positive clinical outcomes?</text:p>
      <text:p text:style-name="P4"/>
      <text:p text:style-name="P4">26:33 Ian:</text:p>
      <text:p text:style-name="P4">Yeah. Yes, so much I could go down there and maybe in the one two evolution as well the regimented waltz versus the more playful jamming, even.</text:p>
      <text:p text:style-name="P4"/>
      <text:p text:style-name="P4">26:55 Daniel:</text:p>
      <text:p text:style-name="P4">Cool. Yes, we will go there.</text:p>
      <text:p text:style-name="P4">Alright, so one of the ways in which synchrony is going to be engendered and one of the ways that is highlighted in this paper is affective touch. So what is affective touch?</text:p>
      <text:p text:style-name="P4"/>
      <text:p text:style-name="P4">27:13 Ian:</text:p>
      <text:p text:style-name="P4">Quoting from the paper effective touch via tactile stimulation can be viewed as an examples of a particular embodied social behavior that maintains homeostasis and influences the perception of, or inference about the mental states of self and other. Moreover, it has been speculated that touch may cause a rapid introduction in the activity of prefrontal cortex before instantiating a sustained period of preemptive homeostatic regulation. It has also been suggested that the use of social touch decreases the level of effort needed to overcome stress. So here, you know, from reading that, it's sort of saying that effective touch is nice, I guess, compared to maybe a punch which might have a different effect on our regulation, autonomic regulation.</text:p>
      <text:p text:style-name="P4">28:15 And the next quote is an effective method for establishing this cooperative alliance and potential synchrony is through ostensib cues generative by repetitive coupling during physical touch.</text:p>
      <text:p text:style-name="P4">Affectionate touch is unique in its ability to foster communication, interaction and various therapeutic benefits. For example, in the context of perinatal care, it contributes to an infant's development both ecological and behaviorally. So again, there's this assumptions that the touch is going to have a helpful outcome for the party that's receiving it, or both maybe, as opposed to other types of touch which might update someone's beliefs in a way that isn't a doubt.</text:p>
      <text:p text:style-name="P4"/>
      <text:p text:style-name="P4">29:12 Daniel:</text:p>
      <text:p text:style-name="P4">The part that really stood out to me is like social touch decreasing the level of effort needed to overcome stress, like a pat on the back, which is just one culture touch that maybe in a different culture or different setting wouldn't be supportive. But it's like there's effort needed to overcome some stress and then there's a pat on the back, literally or figuratively.</text:p>
      <text:p text:style-name="P4">And then it's like oh, it's less stressful to bring the effort to do this and then that is not a punch, like you said, that would like to touch. So what is happening when touch occurs in the body and in the mind? What is decreasing the level of effort? And just what is touch doing in that setting? And then how is that related to synchrony?</text:p>
      <text:p text:style-name="P4"/>
      <text:p text:style-name="P4"><text:soft-page-break/>30:08 Ian:</text:p>
      <text:p text:style-name="P4">What is the belief that's being reinforced through touch? So is it something like I'm doing okay, I'm able to cope here I am an organized being, my free energy is minimizing, not increasing.</text:p>
      <text:p text:style-name="P4"/>
      <text:p text:style-name="P4">30:33 Daniel:</text:p>
      <text:p text:style-name="P4">And then at the social level I'm there for you, regardless of the outcome or something. It could be many different things, of course. And it may not even be possible to translate it into language because this is its own language of touch.</text:p>
      <text:p text:style-name="P4">So what is the grammar of that language of touch? And how do we make that affect of touch which sounds so endearing and intimate make sure that it is that way for everybody who's involved in that situation. So that it's not like for one person, their intention is positive in giving or receiving, but then for the other person, it's like nails on a chalkboard.</text:p>
      <text:p text:style-name="P4">Cool. Okay, well, the setting that they mentioned as critical for affective touch is like the in utero and also the perinatal, like post birth care. So what's going on with perinatal care?</text:p>
      <text:p text:style-name="P4"/>
      <text:p text:style-name="P4">31:36 Ian:</text:p>
      <text:p text:style-name="P4">Yeah, I thought it's really interesting that so much because when I first saw this paper, I thought it was about, as you said, post postnatal people, adults going for some kind of touch therapy. But when you dive into the paper, there's a lot of time spent on looking at how young people learn.</text:p>
      <text:p text:style-name="P4">So, quoting from the paper effective touch is unique in its ability to foster communication, introduction, and various therapeutic benefits. For example, in the context of perinatal care, it contributes to an infant's development, both neuro biological and behavior. So it's contributing to their development. And I've chaos of Potter molding a piece of clay and thinking that infants are we if we think of a baby as being like a wild animal that's born and the caregivers are really molding it into being something that fits in with culture and society and neurophysiologically and behavior, then how does touch attributes to that molding?</text:p>
      <text:p text:style-name="P4">33:02 Second quote interpersonal synchrony between parent and infant is well documented through nonverbal behavior such as touch gaze voice, particularly in mothers.</text:p>
      <text:p text:style-name="P4">So there they're acknowledging it's not necessarily all about touch. We've got these other cues, facial expressions, tone of voice that may facilitate or be involved in synchrony between the parent and infants in shaping their development.</text:p>
      <text:p text:style-name="P4"/>
      <text:p text:style-name="P4">33:33 Daniel:</text:p>
      <text:p text:style-name="P4">The clay metaphor is really interesting and it makes me think about how the baby, the larvae is Beren physically softer. Like a lot of the bones are not converted to their final awareness, and the skull has some openings and some flexures that decrease throughout life but never go away. And so it's like that also has and allergy with like a Bayesian learning perspective where in the early phases there's like more plasticity and learning, more softness and openness of that statistical distribution, and then there's kind of a hardening or sharpening of certain things to oversimplify that situation.</text:p>
      <text:p text:style-name="P4">And then also one relevant paper that they cite is from SIA Eunucha ant all. And that's called the first prior from coembodiment to homeostatic in early life.</text:p>
      <text:p text:style-name="P4">34:37 And so that was like a very rich contribution to thinking about coembodiments. And that is also <text:soft-page-break/>moving the discussion of the clinical setting and bridging it with this ecological and evolutionary and physiological setting. So this is a very interesting paper and something we'll talk about.</text:p>
      <text:p text:style-name="P4">So on to part two of perinatal. What else can we share about this?</text:p>
      <text:p text:style-name="P4"/>
      <text:p text:style-name="P4">35:06 Ian:</text:p>
      <text:p text:style-name="P4">Okay, so some other quotes from the paper. Often the first communication and connection with one's mother occurs immediately after birth through skin to skin contact. This skin to skin contact is recommended because touch has been shown to help reset neuro oscillators and align them with their parents oscillation patterns in the neocortex, particularly in pregenual AAC, which I guess is the anterior cingulate cortex all while reducing overall stress.</text:p>
      <text:p text:style-name="P4">Additionally, a caregiver's touch frequently induces a state of calm alertness which frequently signals to the infant that the caregiver is attempting to communication. When newborn infants coordinate their limb movements to the rhythm of the adult speech this intention to communicate is reciprocated. A strong bond between parent and child will amplify the parasympathetic response to affectionate touch.</text:p>
      <text:p text:style-name="P4">36:11 So what I'm not in there is that they've chosen different examples of what might be oscillating or synchrony. So the neural oscillations seem to be something.</text:p>
      <text:p text:style-name="P4">Back to your question about rigid patterns. I think of neural oscillations of having a kind of relatively fixed tempos, whereas something like limb movement is you know, it's not necessarily a certain amount of hertz. So it may be more playful but unstructured. So yeah, that's interesting.</text:p>
      <text:p text:style-name="P4"/>
      <text:p text:style-name="P4">36:55 Daniel:</text:p>
      <text:p text:style-name="P4">And one interesting part here is a caregiver's touch is signaling to the infant that the caregiver is attempting to communicate.</text:p>
      <text:p text:style-name="P4">And so from our adult perspective, we might be more familiar or remember more recently, like a child pugging on our shirt with the child trying to signal that they would like to communicate. That's like an authentic cue. From an active inference perspective, it's like a signal that is directing attention. But then this is actually looking at it the other way, which is the touch from the caregiver signaling to the infant who may be in a pre linguistic state that they want to communicate. And then also just this is a really trans disciplinary area to think about like the perinatal care in terms of touch, which they're looking at here.</text:p>
      <text:p text:style-name="P4">But also other mechanisms that they brought up like gaze, body language. But then there's other features that aren't even explored as much in this paper's regime of attention, like the microbiome and the exploration.</text:p>
      <text:p text:style-name="P4">38:02 And so and then it's just funny again to think about like the postnatal care does not end. It just kind of trails and develops.</text:p>
      <text:p text:style-name="P4"/>
      <text:p text:style-name="P4">38:15 Ian:</text:p>
      <text:p text:style-name="P4">Yeah.</text:p>
      <text:p text:style-name="P4">You've included two really kind of big topics. There the microbiome and, you know, the appreciation now that passing on or the microbiome from mother to infant is really, really useful. And then bio electricity. Is that more sort of like the Michael Levin stuff? And what I'm thinking there is that change from co embodiment to what was the other phrase?</text:p>
      <text:p text:style-name="P4"><text:soft-page-break/>Coembodiment and something else. Yeah. What's?</text:p>
      <text:p text:style-name="P4"/>
      <text:p text:style-name="P4">38:48 Daniel:</text:p>
      <text:p text:style-name="P4">The co homeostatic.</text:p>
      <text:p text:style-name="P4"/>
      <text:p text:style-name="P4">38:52 Ian:</text:p>
      <text:p text:style-name="P4">Yeah.</text:p>
      <text:p text:style-name="P4">Bio electricity there. And can it return during such in a therapeutic setting?</text:p>
      <text:p text:style-name="P4"/>
      <text:p text:style-name="P4">39:02 Daniel:</text:p>
      <text:p text:style-name="P4">Yes. Okay. On to allostasis.</text:p>
      <text:p text:style-name="P4">So allostasis the authors define in the paper allostasis is a process by which the brain predictably regulates the body metabolic and energy needs using an internal model of that body in the world. And so the inclination there is to bear it. 2017 with the work theory of Constructed Emotion active Inference Lab account of Interception and Categorization so that's a really cited and impactful paper that defined Allostasis as the regulation of the internal milieu by anticipating physiological needs and preparing to meet them before they arise. So people might be more familiar with the more popular Couzin of allostasis, homeostatic, which is sometimes seen as like the return to a target range when there are deviations occurring away from that range, like when the blood sugar or the temperature gets too low, a process kicks in that brings it back up.</text:p>
      <text:p text:style-name="P4">40:17 Allostasis is highlighting the way that sometimes that kind of physiological regulation cannot wait until something has already left a controller range.</text:p>
      <text:p text:style-name="P4">And in fact, sometimes changes need to be taken in an anticipatory way to help meet expected changes that are upcoming. And then also a kind of control error that is, homeostasis would suggest that we would just be converging and staying within a target range. But Allostatic behavior can include, for example, taking deviations out of the range again in service of staying in that racket before one goes outside. Hinton the cold that's going to transiently be raising the body temperature in a way that wouldn't make sense unless the person was preparing to go outside. But then in the sort of integral of action through time.</text:p>
      <text:p text:style-name="P4">Putting on the jacket before going out into the colds is going to keep that biological system happy and healthy and meeting its expectations in a way that's tractable, whereas being inside and not needing a jacket at that moment and then waiting until one was too cold and then putting it on then.</text:p>
      <text:p text:style-name="P4">41:36 That sounds like some childlike behavior. Perhaps in the way in which different biological regulators work. And then just one place where we've gone into a bit more on the technical side of Allostasis was in Live stream number 38 where we looked at certain cognitive and computational architectures and the way that they might evolve and the way that simpler homeostatic system could elaborate over evolutionary time to include some allostasis features.</text:p>
      <text:p text:style-name="P4"/>
      <text:p text:style-name="P4">42:16 Ian:</text:p>
      <text:p text:style-name="P4">Yeah, and what I'm thinking here is you helped me when you came on the inner sense channel to think about allostasis in a kind of used ant colonies and policy choices of what the ant colony might do. And I was thinking back to the temperature example. Not only do we think about putting chaos on and <text:soft-page-break/>building houses and controlling our immediate environment, but you're saying collectively we have weather forecasters and weather stations to help our whole world predict into the future about how to take action on our temperature regulation. Another thing that I'm just thinking, what came to mind is we're going off the therapy, the film Don't Look Up came to mind of this impending pressures on humanity, maybe climate change or whatever.</text:p>
      <text:p text:style-name="P4">43:20 And what adaptive measures are we doing collectively for the future?</text:p>
      <text:p text:style-name="P4"/>
      <text:p text:style-name="P4">43:29 Daniel:</text:p>
      <text:p text:style-name="P4">Yeah, like a Global or a bioregional. Allostasis, instead of waiting for some toxic. Chemical to exceed a threshold. What is the anticipatory action that's going to avert that from happening? How can we recognize and take effective allostasis action, not just homeostatic, for all the reasons why bodies do allostasis in addition to homeostatic and that concept of allostasis, it does rely on this generative models that the entity is casting out into the future.</text:p>
      <text:p text:style-name="P4">And very much in line with that is the framework of predictive processing and predictive coding. We explored this more quite recently in Livestream number 43. And without going into all the action, prediction processing brings together a few big ideas.</text:p>
      <text:p text:style-name="P4">44:32 First, it is going to hinge around the idea that what the brain or another cognitive system is doing is not simply recognition of, for example, incoming stimuli, but rather what's occurring is like a compromise. Down predictions top is just a spatial metaphor here, but the top down predictions that are being met with the bottom up sensory input, that's a predictive encoding or predictive processing architectures and that allows noisy or sparse or incomplete.</text:p>
      <text:p text:style-name="P4">Sensory data to kind of meet in the middle with rich, generative model models of the world so that action can be done effectively again, even when there's only partial data like a dark room. And then also especially when we think about action and how to include predictions about not just future stimuli, but predictions of one's future actions and the causes of one's actions and then the outcomes of one's actions in the world.</text:p>
      <text:p text:style-name="P4">45:41 This is going to return us to a core idea from active inference. And this is a quote from that paper in 43 where the minimization of a prediction error or surprise or free energy with some slight differences, but more similar than not, the inclination of those terms can be achieved through multiple ways. The first two are through immediate inference about the hidden states of the world, which is related to perception, as well as updating one's world model to make better predictions, which is learning.</text:p>
      <text:p text:style-name="P4">This is pointing to the relationship and the similarity between exteroception and learning in the Bayesian brain active inference lab and related theories. And so the way in which you can reduce your free energy through learning and inference and perception and also reducing your free energy or your prediction error through action to sample sensory data in a different way as well as to potentially like change the world and modify the niche.</text:p>
      <text:p text:style-name="P4">46:45 So predictive processing brings together the anticipatory angle that we were just exploring with allostasis and connects it to specific computational and cognitive architectures that might actually be implementing that kind of an algorithm.</text:p>
      <text:p text:style-name="P4"/>
      <text:p text:style-name="P4">47:04 Ian:</text:p>
      <text:p text:style-name="P4"><text:soft-page-break/>Yeah, and where does Dutch fit Hinton that yep.</text:p>
      <text:p text:style-name="P4"/>
      <text:p text:style-name="P4">47:10 Daniel:</text:p>
      <text:p text:style-name="P4">And then just one more slide on predictive processing. People can pause to read more or again check out 43. But one thing that Maria brought up and we've continued to think about is where do we use predictive encoding and where are we thinking about predictive processing? And so maybe another way to think about the difference between these two for the formalisms and the implementations and predictive processing, for a philosophical understanding that prediction is the basis of signal interpretation as opposed to description and recognition being the essence of signal interpretation or semiosis.</text:p>
      <text:p text:style-name="P4">So I think it's referring to taking the active stance not just with respect to action, but also with respect to our own sensory experience, which can feel, or one can be culture to feel like it is a receptive process.</text:p>
      <text:p text:style-name="P4">48:13 I mean, don't the photons hit the retina and don't the pebbles hit our skin and so on. Yet even that, how can we see it in a generative and in a way potentially even with agency? And so here's some books that are in the last several years that are reflecting the philosophical and the biological work that's being done in this predictive area.</text:p>
      <text:p text:style-name="P4"/>
      <text:p text:style-name="P4">48:38 Ian:</text:p>
      <text:p text:style-name="P4">Yeah, and I really like that difference there between encoding and processing.</text:p>
      <text:p text:style-name="P4">If I'm thinking about touching your comment earlier about one person might feel like a pat on the back or is a pat on the back, but for some one person, the processing might be supportive force another person, it might be like fingers down a chalkboard. And yeah, with any type of some person, most people wouldn't like a punch, but there might be some people who get pleasure from a punch. So the coding and the processing. Yeah, sensing and interpreting, great point.</text:p>
      <text:p text:style-name="P4"/>
      <text:p text:style-name="P4">49:28 Daniel:</text:p>
      <text:p text:style-name="P4">Okay, finally, to active inference.</text:p>
      <text:p text:style-name="P4">So the authors in this paper wrote active Inference, which they use the AI acronym Active Inference Lab is an empirical integrative model that has been proposed to explain the dynamics and behavior mechanisms of cooperative communication. So they cite the Vassal ant all paper from 2020. It's called a world unto itself. Human communication as active inference. And this was actually discussed way back when in live stream number three.</text:p>
      <text:p text:style-name="P4">This paper has many, many interesting figures and formalisms. The top figure is these two brain that are communicating. And it's fun because it's kind of like an equation free version of active inference. And an idea on the left side through behavior is invoking something in the communicative partner and that is updating their ideas, their cognitive model, which is reflected through their behavior.</text:p>
      <text:p text:style-name="P4">50:40 And that is like a feedback.</text:p>
      <text:p text:style-name="P4">So one can imagine this is like a conversation between two brains and bodies. So it does bring in embodiment because there is the integration of behavior in the interface between these two communication brains. And it also opens up the door to thinking about like, well, how do we model ideas and cognition and things that we can't directly observe? What would be different if it wasn't just behavior in the interface? What if there was feedback?</text:p>
      <text:p text:style-name="P4"><text:soft-page-break/>Or what if there Beren other kinds of interfaces? So that's hinting at the flexibility of active inference and also the way in which it can hopefully be insightful qualitatively more formally. And then we won't go into it right now. But in figure one is where we start to see what that formal layer looks like. All states could be an entity and the niche like and entity in the world, or it could be two participants in a conversation.</text:p>
      <text:p text:style-name="P4">And then what are some of the formalisms that help us model that situation and add in empirical data?</text:p>
      <text:p text:style-name="P4">51:48 Andy Clark what if questions in a really structured way?</text:p>
      <text:p text:style-name="P4"/>
      <text:p text:style-name="P4">51:53 Ian:</text:p>
      <text:p text:style-name="P4">Yeah, and as you were talking through those two brains coming together, I was thinking back to a therapeutic alliance and then thought about other types of nervous systems that might come together therapeutic. So domesticated animals, if you've got a pet dog, then we might not be able to fully communicate like you and I can with words and actions in such a understand walkies and come to the door wagging its tail. And there's almost a therapeutic alliance.</text:p>
      <text:p text:style-name="P4">If I'm stroking my dog and my parasympathetic nervous system, is there's an agreement there between me and the dog that there's an alliance that we're going to soothe each other, but we're not fully compared to a wild beast that might attack me? There's a different, very different coupling going on.</text:p>
      <text:p text:style-name="P4">52:56 The flexibility you mentioned.</text:p>
      <text:p text:style-name="P4"/>
      <text:p text:style-name="P4">52:58 Daniel:</text:p>
      <text:p text:style-name="P4">Yeah, a little bit more on active inference, which will hopefully unpack more in the one and two. But the authors write about active inference referring to the conversation of Bayesian generative models of the sensed world.</text:p>
      <text:p text:style-name="P4">So we can talk more about the sort of recognition model and the generative model. And then they also explore in their unpacking of active inference the ways in which perception and action are both in the common game of reducing surprise, reducing expected free energy. So, lots to talk about, but the big questions are pretty much as always, what is active inference and how active inference lab being applied in this paper? And then this is the realism instrumentalism question are the bodies doing active inference?</text:p>
      <text:p text:style-name="P4">53:58 Do they have a choice to do it or not?</text:p>
      <text:p text:style-name="P4">Or is this an approach that we're taking to model these bodies? So is active inference the territory of the clinical relationship and or is active inference a map of the clinical relationship that's constructed about that territory? And so that's something that's always very rich to explore. Again, is it something that the bodies are doing that the physical therapeutic and the clients are doing, or is this how we're modeling what they are doing? Then what are they doing?</text:p>
      <text:p text:style-name="P4"/>
      <text:p text:style-name="P4">54:40 Ian:</text:p>
      <text:p text:style-name="P4">Yes, so much to possibly say about that. Yeah, we don't go there quite yet. Perfect.</text:p>
      <text:p text:style-name="P4"/>
      <text:p text:style-name="P4">54:49 Daniel:</text:p>
      <text:p text:style-name="P4">And then what would you like to add about the free energy principle and about the Beren et al. Paper?</text:p>
      <text:p text:style-name="P4"/>
      <text:p text:style-name="P4"><text:soft-page-break/>54:57 Ian:</text:p>
      <text:p text:style-name="P4">Yeah, so I took a quote back from there. Some of the authors in this paper were on the other paper in the series on in activism active inference lab. So they said the free energy principle herein, free energy is defined as the difference between system's predicted state and their actual state. Thus, minimizing free energy means avoiding surprise to keep within physiological boundary and the entropy of the system low. And a prerequisite for this notion is that different states are separated by Markov blankets which define the boundaries of a system statistically by separating the internal states from the external states.</text:p>
      <text:p text:style-name="P4">However, active and century states, active states are governed by internal states but affect external states, whereas sensory states are governed by external states but affect internal states.</text:p>
      <text:p text:style-name="P4">56:04 Free energy is minimized either by perception, as you said on the other side, by updating the prediction based on the sensation or action, changing the sensation through action to match prediction. So when I read these last bits in thinking about the Markov blanket and touch and you sort of said is the touch internal or external? And then I'm thinking about this coembodied baby inside the womb, where's the Markov blanket there and where does the touch begin and end? And touching someone physically in a therapy session or touching them with your words and when someone becomes synchronized and starts to minimize free energy is a new Markov blanket forms between the coupled agent lots I'd like to have answers for.</text:p>
      <text:p text:style-name="P4"/>
      <text:p text:style-name="P4">57:01 Daniel:</text:p>
      <text:p text:style-name="P4">Awesome questions we'll go into it. So that covers many of the keywords and background concepts. Let's jump to figure one. And so the paper has just very clear and delightful figures. And this is figure one.</text:p>
      <text:p text:style-name="P4">The caption is an overview of the effects of touch and therapeutic alliance on the different networks of the brain. So here in the center is a representation of a brain and then with the labeling of some different brain regions and networks and systems, they're referencing different empirical work over the previous decade that has been connecting different brain region function and activation to all of these function of bodies and brains and minds. So what's one that's like interesting to you or what do you see or how do we think about this sort of representation of brain regional function while also respecting the whole system and the integrity of like the brain as a unit and the brain and the body?</text:p>
      <text:p text:style-name="P4"/>
      <text:p text:style-name="P4">58:16 Ian:</text:p>
      <text:p text:style-name="P4">Yeah, I'm just going to pick out there that the person on the massage couch being touched. And you've got the CT fibers there, C tactactile fibers which maybe are involved in this flow affectionate touch and the word insula there.</text:p>
      <text:p text:style-name="P4">So we talked before about that picture of Fascia on your wall and is the connection between the C active fibers and the insula through the connective tissue that's joining the brain, a region of the brain up to the person's fingers? That stood out to me.</text:p>
      <text:p text:style-name="P4"/>
      <text:p text:style-name="P4">59:04 Daniel:</text:p>
      <text:p text:style-name="P4">Cool. Yeah, it'll be awesome to hear from authors and others just what kind of work did draw these connections and what are the next steps for developing that connection and understanding how there's <text:soft-page-break/>synchrony within and among brain regions and within and among brains. Anything else to add on figure one?</text:p>
      <text:p text:style-name="P4"/>
      <text:p text:style-name="P4">59:30 Ian:</text:p>
      <text:p text:style-name="P4">Yeah, just the hypothalamus words just jumped out to me there. So if we're talking about sort of minimizing free energy and the autonomic nervous system so one question that sort of came up when I first read the paper was on what level are we agreeing where the set points are that we're synchronizing towards or staying within? So the 37 degrees C is the archetypal temperature set point, but not all members of a Dutch egg has a slightly different preferred temperature than the chicken egg as it's being incubated. And at what point in RV evolution did those birds cooperatively agree within their therapeutic alliance to adjust their Seth point and maintain that through whatever active inference?</text:p>
      <text:p text:style-name="P4">1:00:33 Yeah, those sorts of questions cool.</text:p>
      <text:p text:style-name="P4"/>
      <text:p text:style-name="P4">1:00:37 Daniel:</text:p>
      <text:p text:style-name="P4">So on this slide, I picked out just a few words that were really jumping out, like touch as a core term. And then the authors talked a lot about uncertainty, repetition, safety, empathy, synchrony and salience. And I found the paper of Mason 2019 and this safety and uncertainty framework, which is kind of interesting because in active inference, we often take a very formal approach to precision and certainty and confidence approaching those terms. Basically how they're used Bayesian Statistics physics, like confidence is a hyperparameter or precision is a parameter that reflects the variance of a distribution. And here's a two by two matrix that is just saying, where are we from certainty to uncertainty and safety to unsafety?</text:p>
      <text:p text:style-name="P4">1:01:37 And that can be the physical and the social and the cognitive. And so how do we find ourself in safer situations while respecting the variation among situations? And where do we want to be? And something about seeing this matrix gave me some certainty and safety, almost like actually it is okay to be uncertain. And if it's harmful, then unsafe is not where one might want to be most of the time, but we also cannot only stay in the pure safety area 100% of the time.</text:p>
      <text:p text:style-name="P4">So how is the therapeutic alliance in our own lives outside of the doctor's office? How are we in these quadrants and in this way? And how does this qualitative and kind of personal way of relating to safety and certainty related to perhaps more formal representations that we would bring active inference?</text:p>
      <text:p text:style-name="P4">1:02:43 Lab.</text:p>
      <text:p text:style-name="P4"/>
      <text:p text:style-name="P4">1:02:45 Ian:</text:p>
      <text:p text:style-name="P4">Brilliant.</text:p>
      <text:p text:style-name="P4">Yeah, and those axes remind me of the valence and affect axes. So uncertainty could be like uncertainty certainly could be like arousal and calmness and safety and unsafe could be pleasant and unpleasant. And then, as you said, it might be fine to be safe and uncertain. It might be fine to be aroused and pleasant, which is excited, but I don't want to spend too much time excited because it's energy from free energy minimization it's quite maybe. Costa where does the therapeutic alliance and co regulation come into all of that?</text:p>
      <text:p text:style-name="P4">What are we agreeing on is a.</text:p>
      <text:p text:style-name="P4"/>
      <text:p text:style-name="P4"><text:soft-page-break/>1:03:32 Daniel:</text:p>
      <text:p text:style-name="P4">Good balance and safety and certainty are going to be very situational and related to that experience of the patients in this setting. So how can we foster a setting where people with very different backgrounds and prior and expectation and preferences can feel and be where they want to be in that quadrant? Maybe they even have different preferences for safety or there might be different preferences for certainty itself. Okay, so adaptation to experts based on hierarchical structure and you have brought up this creation of atom painting by Michelangelo.</text:p>
      <text:p text:style-name="P4">So what made you share this art and what did you see?</text:p>
      <text:p text:style-name="P4"/>
      <text:p text:style-name="P4">1:04:22 Ian:</text:p>
      <text:p text:style-name="P4">So when I think about touch, I started to think and I thought I really liked this section of the paper about the role of experts and I've not thought about it in that way in the Therapeutic Alliance, so they used and example which was really helpful to me of a child again going back to child and the parent is the expert and through touch the child is learning how to maybe regulate itself or seal itself. So that's one example and then I start to think okay, as we grow older or in different environments, who's the expert and who's regulating us? And you could say it's peers, it could be a boss at work is the expert or in the practitioner patient example it's assumed to be the clinician or the practitioner. But then I thought okay, above that we've got governments and politicians and then I thought above that we've got these symbolic maybe or from religion we've got the God as the expert.</text:p>
      <text:p text:style-name="P4">1:05:30 And that's when I sort of googled this picture and interestingly on Wikipedia it says that if you look at that picture the God touching Adam is the shape around him looks like a brain. And it's been supposed that that's supposed to be internal model of the world's held in the brain and which model we've held with inside us. And how is that being a active coherence?</text:p>
      <text:p text:style-name="P4"/>
      <text:p text:style-name="P4">1:06:04 Daniel:</text:p>
      <text:p text:style-name="P4">Wow. Here's all the brain regions in figure one, all of these other spirits and entities and then crossing the Markov blanket tantalizingly close to touch but with that interface between them.</text:p>
      <text:p text:style-name="P4">But is there a space between with the shared gaze and the shared regime of attention? So it's very powerful interpretation. We can do some more art and meme interpretation because it's just really awesome how you shared that here.</text:p>
      <text:p text:style-name="P4">There's a action in the paper on action of priors to achieve and that's going to be something we'll go more into detail in. But in this paper they wrote the canonical loop of coupled action perception cycle is the process by which DAGs generate and modify Cycles until they achieve the end goal of aligning their mental states and communication exchanges.</text:p>
      <text:p text:style-name="P4">1:07:07 This really highlights that we're not again talking about metronomes in lockstep. Synchrony can include a conversation with two people with different perspectives. So synchrony is something a bit more general or looser than just the metronome.</text:p>
      <text:p text:style-name="P4">And the paper that they cite first in 2015 shows some of the interesting modeling that's been done around birdsong. And so they model a birdsong conversation where there's a shared narrative or they're singing from the same hymn sheet and without going into any of the technical details, there's an expectation of how the song should sound like I know how some songs sound. And then a bird either finds itself encoding in the action of singing that part of the song and then stops singing after its turn <text:soft-page-break/>duration has occurred and there are some reasons why it stops singing.</text:p>
      <text:p text:style-name="P4">1:08:09 And then the other bird expecting the song to continuum can reduce its uncertainty about the continuity of the song through two ways perception, learning and action. And so as long as your partner is singing, you're reducing your uncertainty about the song or the conversation by listening actively.</text:p>
      <text:p text:style-name="P4">And then when they stop, you might continue to reduce your uncertainty about the conversation of the song by engaging in action. And so that's exactly what happens with this generalized synchrony and the synchrony manifold that's happening within one bird among brain regions and then modeled in this paper of Friston and frith with between two birds engaging in this bird song conversation.</text:p>
      <text:p text:style-name="P4"/>
      <text:p text:style-name="P4">1:08:55 Ian:</text:p>
      <text:p text:style-name="P4">Yeah, and that's reminded me of something else that stood out to me in the paper about this. They mentioned a couple of times that one of the basic things that is being assumed in a therapeutic alliance or hopefully as an end point is that we are all identical or we're all alike. That was mentioned a couple of times in the paper. And as you're sort of talking about the birds and their expectation that that song is something that they hear and that they're going to sing themselves, you can see maybe why music and language is helping us self evidently perpetuate our identity. But then, you know, I think I heard some words, might not be true, that birdsong is soothing for humans as well.</text:p>
      <text:p text:style-name="P4">So is it helping us remember that we're part of this community, ecological community, that is not identical in the species sense, but some other sort of fitness or expectation?</text:p>
      <text:p text:style-name="P4"/>
      <text:p text:style-name="P4">1:10:10 Daniel:</text:p>
      <text:p text:style-name="P4">The interspecies alliance one other section that they have in the paper is increasing saliency within synchrony. So some important questions that we'll discuss more what is salience? How are salience and synchrony associated? How is salience similar or different to observation or attention regime of attention?</text:p>
      <text:p text:style-name="P4">And then they focus on a few different categories of mechanisms including physiological mechanisms, social mechanisms that promote synchrony via salience and clinical mechanisms. So if it's about synchrony, again, not in the lockstep way, in this generative synchrony way like a conversation therapeutic alliance as an improvised, controlled, novelty productive conversation, how will synchrony occur?</text:p>
      <text:p text:style-name="P4">1:11:10 And what is the relationship of salience to synchrony? Is it a precursor? Is it an after effect?</text:p>
      <text:p text:style-name="P4">Are they one and the same? And then what are some of the mechanisms that could be fostered to increase salience and synchrony? Or what are some of the rate limiting steps that Ronen might look at if they wanted to promote like or heal synchrony and salience.</text:p>
      <text:p text:style-name="P4"/>
      <text:p text:style-name="P4">1:11:38 Ian:</text:p>
      <text:p text:style-name="P4">Healing synchrony and salience, yeah. And since the free energy principle and a lot of the active inference work uses exploits mathematics, Stephen Strogatz's work on the maths of synchrony and I don't profess to understand it, but it'd be interesting to see if that mathematics could be integrated with the FEP math to help understand how, like you say, synchrony.</text:p>
      <text:p text:style-name="P4">In these, something like social mechanisms might occur mathematically.</text:p>
      <text:p text:style-name="P4"/>
      <text:p text:style-name="P4"><text:soft-page-break/>1:12:25 Daniel:</text:p>
      <text:p text:style-name="P4">So in figure two we have pulled back from the single brain. Figure one, it was inside out, we were in the one brain context and figure two takes us into the two brain communication brains and bodies context and the caption is therapeutic alliance, active coherence lab. And there's a similar aesthetic genre where now instead of the one brain with the brain regions being highlighted in different functions, now we're seeing at the DIAD with this sort of handshake or touch occurring between them, we're seeing different functions and facets of the therapeutic alliance that are labeled with A through J. So what Beren one of these functions that stood out to you or you thinks interesting?</text:p>
      <text:p text:style-name="P4"/>
      <text:p text:style-name="P4">1:13:21 Ian:</text:p>
      <text:p text:style-name="P4">Yeah, I'm looking at the now so it looks like someone on some crutches and then there's a caregiver helping the person and then thinking back to the alliance bits, I'm thinking what the shared goals might be there. So you know, it's the caregiver agreeing with the person and what they're going to do rehab wise. And then how might that, when it comes to touch help the person update their beliefs about how soon they can heal so that it becomes smooth a process as possible?</text:p>
      <text:p text:style-name="P4"/>
      <text:p text:style-name="P4">1:14:12 Daniel:</text:p>
      <text:p text:style-name="P4">Yes, and what I'm really liking about this, it's bringing in some aspects of the therapeutic alliance and process that at least from what I've seen, are not discussed in such a holistic way. Like f.</text:p>
      <text:p text:style-name="P4">What have I done? Like just the confusion and shock when something surprising is happening in the body and it's like am I going to be able to use this finger again? And how could I feel selfish about having injured my finger in this way when others are in this situation? And some of these metacognitive states like h, anxiety over the injury, the bark can be worse than the bite and then J previous priors. So that could be consciously or experienced priors or just in a broader sense implicit statistical priors surrounding the injury, including injury beliefs, social expectations and family and injury history.</text:p>
      <text:p text:style-name="P4">1:15:15 And so that kind of takes the predisposition family history epigenetic perpetuating Cycles discussion and puts it into this prior expectation preference framework. Like what does one expect health to look like given the types of health that they saw in their family development?</text:p>
      <text:p text:style-name="P4"/>
      <text:p text:style-name="P4">1:15:42 Ian:</text:p>
      <text:p text:style-name="P4">Yeah, in their family. And maybe culturally we've got these expectations about obesity and then what we're being, what types of products are available to us, what types of foods are in our niche and then when you get into epigenetics and all of that, then it soon becomes very interesting.</text:p>
      <text:p text:style-name="P4"/>
      <text:p text:style-name="P4">1:16:16 Daniel:</text:p>
      <text:p text:style-name="P4">Great.</text:p>
      <text:p text:style-name="P4">Well, I think the figures are very evocative and they'll be excellent for the discussions to just reflect on one other section, just to leave a little footnote is they wrote about allostasis coordination, attention and the stag hunt. So they brought together all these very cool ideas and brought it to the setting of the stag hunt, which is a classical game theory and philosophy setting. And this is a matrix that can be read as like a payoff matrix. And there's two participants who can either choose to hunt for rabbit hair, which <text:soft-page-break/>has a smaller possible payoff, but one can hunt it alone. However, if they both engage in the stag hunt, like the big prize, they can have a higher payoff.</text:p>
      <text:p text:style-name="P4">So if they both collaborate and work on the stag hunt, they could both get half of a stag.</text:p>
      <text:p text:style-name="P4">1:17:21 Whereas if they both go for the hair, then perhaps they could both be confident or sure or not sure about getting a hair. But it's like a smaller possible reward, but it doesn't require correlation. And this chaos explored some of the philosophical and social implications with the citation that they provide to scurms 2001. And this is just a very rich area for thinking about collaboration, correlation, public goods.</text:p>
      <text:p text:style-name="P4">What kind of preplay helps people go for the stack? Again, this isn't just about meat hunting. This is like a model of generalized coordination. Like, we could coauthor an amazing paper or we could have two lesser papers that might take longer, but of course we could also engage in the collaboration and get bogged down and then we could have no paper. So how do we manage the risks and the reward of coordination and collaboration?</text:p>
      <text:p text:style-name="P4">1:18:21 How is that related to shared attention and how is that related to allostasis where's touch so they're really just bringing in so many rich threads and I was not expecting the stag hunt to appear, but then applying the stag hunt to the therapeutic alliance is quite interesting.</text:p>
      <text:p text:style-name="P4"/>
      <text:p text:style-name="P4">1:18:46 Ian:</text:p>
      <text:p text:style-name="P4">Yeah, and they're the kind of foraging together for the benefits of the alliance versus maybe giving someone some exercises to do on their own or pursuing self care on their own versus care in an alliance way. I've not thought about it in that way before in terms of the group benefit of group work versus self care on one zone.</text:p>
      <text:p text:style-name="P4"/>
      <text:p text:style-name="P4">1:19:22 Daniel:</text:p>
      <text:p text:style-name="P4">Yeah, like a regional emergence room. What does it look like for us to be cooperating as best as we can with the health needs of this area? How are we going to be going for the stag together rather than succeeding or failing to get the rabbit alone and then go for it?</text:p>
      <text:p text:style-name="P4"/>
      <text:p text:style-name="P4">1:19:46 Ian:</text:p>
      <text:p text:style-name="P4">No, I think slightly, slightly off topic. I was just thinking about more related to the stag, how we approach agriculture at the moment and the benefit of being able to get lots of food for cheap and abundance on our health seems immediately to be a benefit. But then for the overall health of cheap, abundant food long term might not be that good, as opposed to going out and moving your body and foraging on your own, which takes more energy, but it's better for your health, arguably cool.</text:p>
      <text:p text:style-name="P4"/>
      <text:p text:style-name="P4">1:20:31 Daniel:</text:p>
      <text:p text:style-name="P4">And then just one other random note or reference to bring in. This is a paper that I worked on in 2018 with my partner Alexandra, and we were highlighting this communication and co correlation, not from the clinical therapeutic alliance setting, but from the joint drawing and joint improvisation setting.</text:p>
      <text:p text:style-name="P4">But we touched on a lot of very similar topics about consensual and positive communication and controlled novelty and the narrative trajectory. So I wondered where's art and aesthetics and beauty and some of these other ineffables or semieffables in the therapeutic relationship? You have a body on your <text:soft-page-break/>wall behind you. I have a body on the wall behind me. The body is beautiful.</text:p>
      <text:p text:style-name="P4">And where does art and culture and touch and healing come together?</text:p>
      <text:p text:style-name="P4"/>
      <text:p text:style-name="P4">1:21:35 Ian:</text:p>
      <text:p text:style-name="P4">Well, yeah, the art is the expressed outward kind of output of some imagery or symbols that the artist has found within them. And therapeutically, the use of visualization along with therapeutic touch to update someone's belief. So I use my clients sometimes, ask them to depict how their injured shoulder, what image, what vision do they get when they describe their injured shoulder compared to their healthy shoulder. And one of them said that the bad shoulder feels like a rigid piece of guttering on a house that's gone frail in the sun, whereas the good shoulder feels like gooey custard it's nice and warm.</text:p>
      <text:p text:style-name="P4">And then how can you transfer that belief about the injured shoulder into the gooey Ronen?</text:p>
      <text:p text:style-name="P4">1:22:41 So you've got some potential use of art therapy or even just visualization and symbols in combination with touch and movement and conversation. So yeah, very important.</text:p>
      <text:p text:style-name="P4"/>
      <text:p text:style-name="P4">1:22:57 Daniel:</text:p>
      <text:p text:style-name="P4">And then we have the open slide for 44.1 and two. We're going to continue to add questions in the coming week and people can submit questions or participate live if they'd like.</text:p>
      <text:p text:style-name="P4">I'm really interested to do some discussion of like, what are the active inference entities that we're going to model? Is it the person? Okay, then what are the sense states, the action states? What is the generative model that we're going to actually put on paper? And so where does active inference come into play and how are we going to take the next step?</text:p>
      <text:p text:style-name="P4">Because so many threads have been brought together in this paper, evidenced by the keywords and the bibliography and so on. And then what is the next step? Who are the next audiences to update their cognitive model, to think and act differently? How does the clinical setting look different in the active hospital or in the active exercise area or whatever it happens to be like, what does the therapeutic.</text:p>
      <text:p text:style-name="P4">1:24:07 Alliance look like in an active inference model?</text:p>
      <text:p text:style-name="P4">And what are the next steps for those who want to be engaged in that work?</text:p>
      <text:p text:style-name="P4">And yeah, we'll just continue to explore what are some of your any closing ish thoughts?</text:p>
      <text:p text:style-name="P4"/>
      <text:p text:style-name="P4">1:24:28 Ian:</text:p>
      <text:p text:style-name="P4">Yeah, wonderful paper. I'm really interested in how other so this is written by a group of people who are interested in osteopathy. The way I see it, it could be applied to talking therapies other hands on therapies so is this a useful common language to understand lots of different already successful therapeutic approaches and interventions? That's one thing.</text:p>
      <text:p text:style-name="P4">The other thing is, how do we begin to use some of the jargon that we might have been using? Now? How do we find a way to take active inference lab language to people who've never heard about active inference before? And then finally, something that came up as I was reading it's kind of an alternative hypothesis about this assumption that synchrony and the therapeutic alliance will always result in minimizing free energy.</text:p>
      <text:p text:style-name="P4">1:25:39 And I just had this thought, what if, within the therapeutic alliance, a caregiver and the patient agreed that they synchrony their quantum reference frame or whatever to say, okay, we're going to <text:soft-page-break/>choose medically assisted dying here.</text:p>
      <text:p text:style-name="P4">Is that still minimizing free energy or not? And is it helpful for the person? Is it soothing them? So is it always minimizing free energy?</text:p>
      <text:p text:style-name="P4"/>
      <text:p text:style-name="P4">1:26:18 Daniel:</text:p>
      <text:p text:style-name="P4">Very deep with the birth and life control and the vital nature of what the therapeutic alliance truly is. So also, thanks for just this awesome discussion and all the zero slide making that we got to engage. So looking forward to the coming weeks of discussion. Talk to you later.</text:p>
      <text:p text:style-name="P4"/>
      <text:p text:style-name="P4">1:26:45 Ian:</text:p>
      <text:p text:style-name="P4">Thank you very much, Daniel, excellent.</text:p>
      <text:p text:style-name="P4"/>
      <text:p text:style-name="P4">1:26:48 Daniel:</text:p>
      <text:p text:style-name="P4">See you later.</text:p>
      <text:p text:style-name="P4"/>
      <text:p text:style-name="P4">1:26:48 Ian:</text:p>
      <text:p text:style-name="P4">See you next week.</text:p>
      <text:p text:style-name="P4"/>
      <text:p text:style-name="P4">1:26:49 Daniel:</text:p>
      <text:p text:style-name="P22">Bye!</text:p>
      <text:h text:style-name="P2" text:outline-level="1"><text:span text:style-name="T20">Session </text:span>0<text:span text:style-name="T24">44</text:span>.<text:span text:style-name="T20">1, </text:span><text:span text:style-name="T25">May 18</text:span><text:span text:style-name="T20">, 2022</text:span></text:h>
      <text:p text:style-name="P12"><text:a xlink:type="simple" xlink:href="https://www.youtube.com/watch?v=YKn2njZ_ICg" text:style-name="Internet_20_link" text:visited-style-name="Visited_20_Internet_20_Link"><text:span text:style-name="T2"/></text:a></text:p>
      <text:p text:style-name="P36"><text:span text:style-name="T14">First participatory group discussion </text:span><text:span text:style-name="T19">with authors </text:span><text:span text:style-name="T15">on the</text:span><text:span text:style-name="T16"> 2022 paper “Therapeutic Alliance as Active Inference: The Role of Therapeutic Touch and Synchrony” by McParlin </text:span><text:span text:style-name="T17">et al.</text:span></text:p>
      <text:p text:style-name="P28"><text:span text:style-name="T7"/></text:p>
      <text:p text:style-name="P7"><text:a xlink:type="simple" xlink:href="https://www.youtube.com/watch?v=y1vtKYzVUaY" text:style-name="Internet_20_link" text:visited-style-name="Visited_20_Internet_20_Link">https://www.youtube.com/watch?v=y1vtKYzVUaY</text:a></text:p>
      <text:p text:style-name="P7"/>
      <text:p text:style-name="P9"/>
      <text:h text:style-name="P26" text:outline-level="2">S<text:span text:style-name="T26">ESSION S</text:span>PEAKERS</text:h>
      <text:p text:style-name="P10">Ian Tennant, Jorge E. Esteves, Francesco Cerritelli, Zoe McParlin, Daniel Friedman</text:p>
      <text:p text:style-name="P9"/>
      <text:p text:style-name="P8"/>
      <text:h text:style-name="P26" text:outline-level="2">CONTENTS</text:h>
      <table:table table:name="Table2" table:style-name="Table2">
        <table:table-column table:style-name="Table2.A"/>
        <table:table-column table:style-name="Table2.B"/>
        <table:table-row table:style-name="Table2.1">
          <table:table-cell table:style-name="Table2.A1" office:value-type="string">
            <text:p text:style-name="P32">00:32</text:p>
          </table:table-cell>
          <table:table-cell table:style-name="Table2.A1" office:value-type="string">
            <text:p text:style-name="P33">Greetings!</text:p>
          </table:table-cell>
        </table:table-row>
        <table:table-row table:style-name="Table2.1">
          <table:table-cell table:style-name="Table2.A1" office:value-type="string">
            <text:p text:style-name="P32">02:51</text:p>
          </table:table-cell>
          <table:table-cell table:style-name="Table2.A1" office:value-type="string">
            <text:p text:style-name="P33">Immunity in health research</text:p>
          </table:table-cell>
        </table:table-row>
        <table:table-row table:style-name="Table2.1">
          <table:table-cell table:style-name="Table2.A1" office:value-type="string">
            <text:p text:style-name="P32">03:58</text:p>
          </table:table-cell>
          <table:table-cell table:style-name="Table2.A1" office:value-type="string">
            <text:p text:style-name="P33">Jorge Esteves, Active Inference in chronic pain</text:p>
          </table:table-cell>
        </table:table-row>
        <table:table-row table:style-name="Table2.1">
          <table:table-cell table:style-name="Table2.A1" office:value-type="string">
            <text:p text:style-name="P32">06:40</text:p>
          </table:table-cell>
          <table:table-cell table:style-name="Table2.A1" office:value-type="string">
            <text:p text:style-name="P33">Primary author and chronic pain treatment</text:p>
          </table:table-cell>
        </table:table-row>
        <table:table-row table:style-name="Table2.1">
          <table:table-cell table:style-name="Table2.A1" office:value-type="string">
            <text:p text:style-name="P32">07:59</text:p>
          </table:table-cell>
          <table:table-cell table:style-name="Table2.A1" office:value-type="string">
            <text:p text:style-name="P33">Active Inference in osteoarthritis</text:p>
          </table:table-cell>
        </table:table-row>
        <table:table-row table:style-name="Table2.1">
          <table:table-cell table:style-name="Table2.A1" office:value-type="string">
            <text:p text:style-name="P32">18:10</text:p>
          </table:table-cell>
          <table:table-cell table:style-name="Table2.A1" office:value-type="string">
            <text:p text:style-name="P33">The therapeutic alliance and its reliability</text:p>
          </table:table-cell>
        </table:table-row>
        <table:table-row table:style-name="Table2.1">
          <table:table-cell table:style-name="Table2.A1" office:value-type="string">
            <text:p text:style-name="P32">23:11</text:p>
          </table:table-cell>
          <table:table-cell table:style-name="Table2.A1" office:value-type="string">
            <text:p text:style-name="P33">The role of the expert in health care</text:p>
          </table:table-cell>
        </table:table-row>
        <table:table-row table:style-name="Table2.1">
          <table:table-cell table:style-name="Table2.A1" office:value-type="string">
            <text:p text:style-name="P32">29:52</text:p>
          </table:table-cell>
          <table:table-cell table:style-name="Table2.A1" office:value-type="string">
            <text:p text:style-name="P33">The role of imagery in the clinical practice</text:p>
          </table:table-cell>
        </table:table-row>
        <table:table-row table:style-name="Table2.1">
          <table:table-cell table:style-name="Table2.A1" office:value-type="string">
            <text:p text:style-name="P32">33:42</text:p>
          </table:table-cell>
          <table:table-cell table:style-name="Table2.A1" office:value-type="string">
            <text:p text:style-name="P33">Inference, Mental images and the interception</text:p>
          </table:table-cell>
        </table:table-row>
        <table:table-row table:style-name="Table2.1">
          <table:table-cell table:style-name="Table2.A1" office:value-type="string">
            <text:p text:style-name="P32">40:19</text:p>
          </table:table-cell>
          <table:table-cell table:style-name="Table2.A1" office:value-type="string">
            <text:p text:style-name="P33">Palpation and the expert viewpoint</text:p>
          </table:table-cell>
        </table:table-row>
        <table:table-row table:style-name="Table2.1">
          <table:table-cell table:style-name="Table2.A1" office:value-type="string">
            <text:p text:style-name="P32">44:47</text:p>
          </table:table-cell>
          <table:table-cell table:style-name="Table2.A1" office:value-type="string">
            <text:p text:style-name="P33">Talking Braille and Feeling Touch</text:p>
          </table:table-cell>
        </table:table-row>
        <table:table-row table:style-name="Table2.1">
          <table:table-cell table:style-name="Table2.A1" office:value-type="string">
            <text:p text:style-name="P32">48:22</text:p>
          </table:table-cell>
          <table:table-cell table:style-name="Table2.A1" office:value-type="string">
            <text:p text:style-name="P33">Physiotherapists and the generative model</text:p>
          </table:table-cell>
        </table:table-row>
        <table:table-row table:style-name="Table2.1">
          <table:table-cell table:style-name="Table2.A1" office:value-type="string">
            <text:p text:style-name="P32">58:39</text:p>
          </table:table-cell>
          <table:table-cell table:style-name="Table2.A1" office:value-type="string">
            <text:p text:style-name="P33">Interoceptive techniques for managing chronic pain</text:p>
          </table:table-cell>
        </table:table-row>
        <table:table-row table:style-name="Table2.1">
          <table:table-cell table:style-name="Table2.A1" office:value-type="string">
            <text:p text:style-name="P32">1:07:05</text:p>
          </table:table-cell>
          <table:table-cell table:style-name="Table2.A1" office:value-type="string">
            <text:p text:style-name="P33">Active Inference Points for the Generative Models</text:p>
          </table:table-cell>
        </table:table-row>
        <table:table-row table:style-name="Table2.1">
          <table:table-cell table:style-name="Table2.A1" office:value-type="string">
            <text:p text:style-name="P32">1:08:12</text:p>
          </table:table-cell>
          <table:table-cell table:style-name="Table2.A1" office:value-type="string">
            <text:p text:style-name="P33">Bird Song and the Clinical Practice</text:p>
          </table:table-cell>
        </table:table-row>
        <table:table-row table:style-name="Table2.1">
          <table:table-cell table:style-name="Table2.A1" office:value-type="string">
            <text:p text:style-name="P32">1:12:25</text:p>
          </table:table-cell>
          <table:table-cell table:style-name="Table2.A1" office:value-type="string">
            <text:p text:style-name="P33">How to learn to live with chronic pain</text:p>
          </table:table-cell>
        </table:table-row>
        <table:table-row table:style-name="Table2.1">
          <table:table-cell table:style-name="Table2.A1" office:value-type="string">
            <text:p text:style-name="P32">1:24:54</text:p>
          </table:table-cell>
          <table:table-cell table:style-name="Table2.A1" office:value-type="string">
            <text:p text:style-name="P33">How do people become more or less responsive to medical treatment?</text:p>
          </table:table-cell>
        </table:table-row>
        <table:table-row table:style-name="Table2.1">
          <table:table-cell table:style-name="Table2.A1" office:value-type="string">
            <text:p text:style-name="P32">1:30:38</text:p>
          </table:table-cell>
          <table:table-cell table:style-name="Table2.A1" office:value-type="string">
            <text:p text:style-name="P33">Upcoming Dot 2</text:p>
          </table:table-cell>
        </table:table-row>
        <table:table-row table:style-name="Table2.1">
          <table:table-cell table:style-name="Table2.A1" office:value-type="string">
            <text:p text:style-name="P32">1:35:52</text:p>
          </table:table-cell>
          <table:table-cell table:style-name="Table2.A1" office:value-type="string">
            <text:p text:style-name="P33">The model of the therapeutic alliance</text:p>
          </table:table-cell>
        </table:table-row>
        <table:table-row table:style-name="Table2.1">
          <table:table-cell table:style-name="Table2.A1" office:value-type="string">
            <text:p text:style-name="P32">1:37:51</text:p>
          </table:table-cell>
          <table:table-cell table:style-name="Table2.A1" office:value-type="string">
            <text:p text:style-name="P33">Touch and pain management</text:p>
          </table:table-cell>
        </table:table-row>
      </table:table>
      <text:p text:style-name="Standard"/>
      <text:p text:style-name="P3"/>
      <text:p text:style-name="P4"/>
      <text:h text:style-name="P25" text:outline-level="2">TRANSCRIPT</text:h>
      <text:p text:style-name="P4"/>
      <text:p text:style-name="P4"/>
      <text:p text:style-name="P4">00:32 Daniel:</text:p>
      <text:p text:style-name="P4">Hello and welcome everyone. It's May 18, 2022, and we are in Active Lab Livestream number 44, one on the Therapeutic Alliance Active Inference Lab the Role of of therapeutic Touch and synchrony. Welcome to the ActInf lab. We're a participatory online lab that is communication, learning and practicing applied active inference. You can find us at the links on the slide.</text:p>
      <text:p text:style-name="P4">This is a recorded and an archived Livestream, so please provide feedback so we can improve our <text:soft-page-break/>work. All backgrounds and perspectives are welcome and will be following video etiquette for live streams. If you want to learn more about live streams or any of the other projects that are happening in the active lab, head over to Active inference.org. Okay, today we're in live stream number 44.1, and we are learning and discussing around this paper therapeutic Alliance Active Coherence Lab by McParlin, Saratelli Friston, Blanket Esteves, and we're really honored and appreciative to have a bunch of authors joining us today, and also Iain.</text:p>
      <text:p text:style-name="P4">01:42 And Iain and I did a dot zero last week, so for any context, one might want to check out the dot zero.</text:p>
      <text:p text:style-name="P4">Otherwise, in the dot one today and in the dot two next week, we're going to open up and develop threads, have the opportunity to address any questions that people are having in the live chat or submitted to us otherwise and just take notes and have spontaneity and see where this goes. Because it's a really exciting area of research. So we're just going to start with that. I'll say hello and then pass to Iain, and then we'll hear from the authors with any concept. So I'm a researcher in California and was very interested in this integration of a lot of perspectives from, like, the ecological and the developmental and kind of bringing it towards practice, which I hope we can continue discussion around.</text:p>
      <text:p text:style-name="P4">02:43 And I'll pass it to Iain.</text:p>
      <text:p text:style-name="P4"/>
      <text:p text:style-name="P4">02:49 Speaker B:</text:p>
      <text:p text:style-name="P4">Thank you, Daniel. So, my name is Iain. I am based in England. I work as a handson manual therapist, have a background in clinical and social sciences, but also do a little bit of research now around the topic of interception. And this is where the work of these authors caught my attention.</text:p>
      <text:p text:style-name="P4">The whole series, actually on enactivism active inference lab. It's kind of where I've arrived at in the last year, and I'm interested in both how we talk about these ideas to patients in service of helping them update the meaning they sort of give to their situation they're in, and also, from a research point of view, how we might be able to drive forward some new questions in research around health.</text:p>
      <text:p text:style-name="P4">03:54 Thank you. Over to whoever's next.</text:p>
      <text:p text:style-name="P4"/>
      <text:p text:style-name="P4">03:58 Speaker C:</text:p>
      <text:p text:style-name="P4">Okay, so I'm George Esteves. I'm based between Malta and Italy. I'm an ostropat, so researcher. So my main interests are on the things we're talking about here today. So in active inference, the sort of management of chronic pain and complexity in clinical practice, a bit of background apart from osteopathy, my PhD was exploring the role of multicensory integration during palpation in osteopathy several months ago.</text:p>
      <text:p text:style-name="P4">So that was my sort of early dive into this kind of world back in the late 2000s when people start talking about Bayesian models to explain multicensory integration and so on, where kind of things started from.</text:p>
      <text:p text:style-name="P4"/>
      <text:p text:style-name="P4">05:03 Speaker D:</text:p>
      <text:p text:style-name="P4">Hi, I'm Francesco, Italian, based in Italy, and thanks Daniel and Iain for leading this interesting, awfully interesting Livestream. I'm a canonical so hands on treatment and also a neuroscientist. So my main interest is in exploring affect of manual attributes within the concept of intersection and the <text:soft-page-break/>autonomy system. Affect, that was basically my main streamline during my PhD. And then with Jorge, we explored the active inference and activity in the last couple of years.</text:p>
      <text:p text:style-name="P4">And so and we trying to also apply in the context of therapeutic alliance in different age groups.</text:p>
      <text:p text:style-name="P4">06:11 So starting from the neonates pretends where actually we have also quite a strong background, and then into other persistent physical symptoms and also in the other age groups. So that is the so I'm just divided into the clinical part and the research activities.</text:p>
      <text:p text:style-name="P4"/>
      <text:p text:style-name="P4">06:39 Daniel:</text:p>
      <text:p text:style-name="P4">Thank you. Zoe.</text:p>
      <text:p text:style-name="P4"/>
      <text:p text:style-name="P4">06:44 Speaker E:</text:p>
      <text:p text:style-name="P4">Hi, I'm Zoe. I'm the primary author on this paper. Again, I am an Clopath and this is my first paper that I've published. I originally started doing a little bit of research on chronic pain and how it affect autonomics a long time ago. And then two years ago I reconnected with George on his active inference lab and exteroception ideas.</text:p>
      <text:p text:style-name="P4">And since then we've kind of gone from there. And this paper was published, I focus as an author, mainly touch based, and so I wanted to do a paper based on how touch affect things and kind of have a little bit more of the neuroscience behind what we do. So that's active inference lab seemed the perfect way to try and justify things that maybe we, as ostracil manual therapists, maybe feel but haven't been able to put down empirically on paper.</text:p>
      <text:p text:style-name="P4">07:53 So that's how the paper kind of started about.</text:p>
      <text:p text:style-name="P4"/>
      <text:p text:style-name="P4">07:58 Daniel:</text:p>
      <text:p text:style-name="P4">Awesome.</text:p>
      <text:p text:style-name="P4">So again, anyone in the live chat or anyone here can just raise their hand or ask a question, but let's just jump in right there. That's really interesting about using active inference for formalizing some of the intuitions and experiences that might be felt during the clinical setting. So what is the clinical setting that you are engaged in or focusing on? And then what was that process of recognizing some experience? And then how does active inference fit in with formalizing?</text:p>
      <text:p text:style-name="P4">That.</text:p>
      <text:p text:style-name="P4"/>
      <text:p text:style-name="P4">08:47 Speaker C:</text:p>
      <text:p text:style-name="P4">Actually a little bit of what I mentioned before. The sort of early journey started with trying to explore actually what we do as osteopaths. One of the things or we do as menotherapies, one of the things we do is first there's a kind of big claims about what we can do and what we can feel and almost like having this sort of magical sort of ability to recognize what's wrong with the patient. And that was always based around this idea that manual therapists or osteopaths have superior abilities to feel for things. Population is really the big thing and based on a kind of a paradigm that's a little bit of old school biomedically based, biomechanically based that distinctions altered.</text:p>
      <text:p text:style-name="P4">Mobility, for example, equals pain, equals problem. And of course, as the knowledge in the field of pain science evolved, we started realizing that's not the case because what happens with chronic gain is there is no longer a tissue dysfunction in lots of cases, but there is gain.</text:p>
      <text:p text:style-name="P4"><text:soft-page-break/>09:58 So clearly it becomes extremely difficult to find things, find things that actually are reliable. And that's what the reliability is. An observation and has been one of the big debates in the manual therapy world, which is we cannot reliably find what we claim we can find.</text:p>
      <text:p text:style-name="P4">So Noor, typically poor interoperator reliability, two people cannot agree on things and including also very poor intraoperator reliability. If I test one thing and I retest that, I will not find the same thing. And of course this is kind of some important things to take into account. If the patient has a real pathology, for example, a real joint restriction of movement, for example, associated with severe arthritis, then one should find something. It's clearly there is objective.</text:p>
      <text:p text:style-name="P4">But what happens in most of the patients is what we claim to find are things that are very qualitative in nature, very subjective.</text:p>
      <text:p text:style-name="P4">11:03 So the initial kind of journey was really to try to understand really what's going on and hence the idea of exploring things from a kind of multisensory perspective. Clearly what we find or what we rely on in the hands, it's not simply the haptic system or smarter sensory system. It's a multicensory experience. We see, we observe, we touch, we change, we listen.</text:p>
      <text:p text:style-name="P4">And that creates straight away an environment where there's so many variables that becomes extremely hard to say yeah, for sure, this is what I find. So you can have people criticizing for this sake of criticizing or saying everything is kind of it's an illusion to other people claiming, no, it's for sure it's true. And I think we need to understand that actually probably we sit in between. And more than ten years ago now, I remember when I kind of started presenting some of the research findings to my profession and implied the idea that actually palpation is a construct of the brain.</text:p>
      <text:p text:style-name="P4">12:16 People got a little bit of, yeah, no can't be really, because how can you say that the hand is such a powerful thing?</text:p>
      <text:p text:style-name="P4">We feel things from a philosophical perspective people were talking about the hand is an attention of the brain. So clinical reasoning, it kind of continues through we gather sensory evidence by listening, by observing the patient, by arguably using most of the senses, including smell, because I don't think we taste our patients, but smell for sure. There are cases where a strong smell equals pathology. So we get that information, we've Beren bombarded with that indoctrination and we try to make some sense of it and it's down to the clinical reasoning. So I think that fits nicely now with new ideas along the lines of active inference because it's about active inference claims about how we construct our own consortium, how we sort of integrate information, change things, proactively, interact and so on.</text:p>
      <text:p text:style-name="P4">13:21 Exactly what we do when we assess a patient we touch, we get a reaction from the patient, either that hurts or I don't like you being touched or actually field. Very nice. There's a number of things that straightaway are going to happen that immediately one can argue chance Kim, the outcome. So it's no longer what I felt, now the second guy is going to feel exactly the same thing. I don't think that is possible unless of course, if you got there's a fused vertebra between let's say C three and C four.</text:p>
      <text:p text:style-name="P4">Yes, we should feel the same thing because objectively there is a problem there. But otherwise what we tend to find how we interact changes the whole kind of environment. And that, I think, active inference. It's kind of a nice framework to start explore things and rather than just being on the negative side, is actually to try and go step further and try to understand some of the dilemmas from a different perspective from a different angle without saying this justifies now, everything we do far from that, but actually trying to understand some of the difficulties, some of the tensions.</text:p>
      <text:p text:style-name="P4"/>
      <text:p text:style-name="P4"><text:soft-page-break/>14:38 Speaker D:</text:p>
      <text:p text:style-name="P4">Yeah, may I definitely agree with what George just said and what I would like to and to the discussion table is that actually we started also from an additional point.</text:p>
      <text:p text:style-name="P4">There was the fact that two additional points. So the first one is that apparently all manual therapies has got an outcome, so it's got a positive outcomes for the patients. So there can be nostril that could be physical therapist, it could be a chiropractor, that could be any massage therapeutic. So apparently the uniqueness of each kind of manual therapist is kind of flattened by the relationship that that manual therapist can establish with the patient. So given therefore the importance of the type of relationship with the patient, they might also play a big role in the positive clinical outcome effects.</text:p>
      <text:p text:style-name="P4">15:48 And the second is also related to the fact that based on quantitative research, the elements that actually pop up is that in some cases and more than some cases, the specific application of osteopathic treatment might also be effective and with the clinical effectiveness across different age groups. So from pretense Jod, elderly Zoe to adults and so on, that actually opens a very good question in regards to the real effectiveness because actually we know that from science that it is not possible that we are going to have always positive effects, otherwise we are going into publication bias. So we are going to publish only the papers that actually are positive towards the kind of treatment so far in this way.</text:p>
      <text:p text:style-name="P4">16:49 There might be therefore the need for a paradigm shift towards, as Jorge said I mentioned, from the biomechanical way and then modified by the Bps. So the biological model into something that actually might really take into account in the environment.</text:p>
      <text:p text:style-name="P4">And this is also important because the evolution of the free energy principle and all the elements within these concepts actually take into account also elements that might, from a computational point of view, might take into account the relationship. Between people. For example, Hae Park of Blankets and all the elements that actually are in contact between the practitioner and any manual practitioner in this case and the patient.</text:p>
      <text:p text:style-name="P4">17:53 For the sake of the fact that actually we are touching patients. And therefore it's a super powerful channels that also, with or without words, might also ventilate and drive information towards a specific.</text:p>
      <text:p text:style-name="P4">And now the other elements I would like to introduction is the fact that sometimes happen that we consider the reliability interreliability within the manual therapeutic perspective a big problem. But this problem is actually exactly the same for radiologists, for people doing ultrasound. Why is that? Because actually a beautiful paper published on BMJ probably ten years ago talking about the kind of statistical measure that actually has been used for reliability studies that mainly use the coins. K that is one in intrinsic problem with coins?</text:p>
      <text:p text:style-name="P4">18:57 K because actually it doesn't take Hinton account. What is the reality of the measurement of the radiologists? Or the radiologists are measuring the ultrasound specialists, manual therapists and so on. So it's Beren implied therefore, that kind of the reliability is one of the most important measurements for reproducing and for generalizing what actually the treatment is doing. And with this framework, actually we are trying to get out from this perspective because within the context of a therapeutic alliance and when actually we take into account where we look after patients, it's not just the fact that actually, we can reproduce the treatment because the treatment is just one element of the plethora, of the broad elements of the instruments and tools that within the session we are applying.</text:p>
      <text:p text:style-name="P4">20:05 So it's just reducing like a funnel the fact that actually we need to reproduce exactly that kind of dysfunction or problems in the column. But the problem in the column might be also affect the way in <text:soft-page-break/>which we establish a relationship with the patient. And Clark, in the days the BMJ paper was just a brilliant way of looking at one of these main effects from a different perspective.</text:p>
      <text:p text:style-name="P4"/>
      <text:p text:style-name="P4">20:40 Daniel:</text:p>
      <text:p text:style-name="P4">Thank you. Awesome.</text:p>
      <text:p text:style-name="P4">Zoe.</text:p>
      <text:p text:style-name="P4"/>
      <text:p text:style-name="P4">20:44 Speaker E:</text:p>
      <text:p text:style-name="P4">Yeah. So to add on to what George and Francesco said, this paper mainly focuses on more private practice than sort of a hospital setting. Obviously it's a framework so it can be applied, but generally we're talking about more dyadic or triadic relationships within clinic as the setting and we've primarily focused on manual therapy but the theories active coherence lab and everything can be applied to others like psychotherapy and things like that as well, just to point that out. But yes, like Francesco and George said, we're mainly using touch as sort of the vehicle.</text:p>
      <text:p text:style-name="P4">But there's a lot more that's going on with the way that we communicate and the different aspects of the cycle social model which now sort of expanding upon. But there's a dot one to it than just the vehicle of touch to make therapeutic alliance.</text:p>
      <text:p text:style-name="P4">21:46 I think the therapeutic alliance is interesting, there's a lot of research that's been done for a very long time on the therapeutic alliance itself, what it is and why it's important, but there's not actually that many theories to the sort of the neuroscience or things like active inference behind why it's important. All the research will tell you that you can get better clinical results and better relationships, better trust with the patient, more coherent, lots of different positive effects of the therapeutic alliance but not always sort of explaining how the therapeutic alliance works or how to best achieve it, that's kind of not always expressed. So this is kind of a way that we've tried to quantify how to effect to gather all the different parts that go on to create the therapeutic alliance.</text:p>
      <text:p text:style-name="P4">It's a one framework.</text:p>
      <text:p text:style-name="P4"/>
      <text:p text:style-name="P4">22:46 Daniel:</text:p>
      <text:p text:style-name="P4">Awesome. A lot there Iain, do you have anything to add or I'll ask you a question?</text:p>
      <text:p text:style-name="P4"/>
      <text:p text:style-name="P4">22:54 Speaker B:</text:p>
      <text:p text:style-name="P4">Yes, thank you. Well, lots of tantalizing stuff there and what I really love is the openness of all of this question asking several sort of things from the paper or topics from the paper I like to explore. But one thing that's coming out to me now is this role of the expert and the model of the expert that might be leading where things are synchronizing towards in the therapeutic alliance. And so what I'm sort of came to mind as I was hearing that is sometimes is it the patient that's the expert or allowing the patient to be the expert or taking turns in being the expert? So it might be the therapist says, oh, based on my model, my past experience, my prior, the palpation that we're doing now makes me think maybe it's the tightness in your traps that's causing this pain.</text:p>
      <text:p text:style-name="P4">23:55 But then actually, the patient says, takes on the role of the expert and says, based on my prize, actually, I've often had tight traps, and it's never been a problem. And actually, what I'm feeling is maybe nausea in my stomach because of all this exam pressure I've got, or stress with my family <text:soft-page-break/>members. And then there's another cycle of experts swapping over and exploration. So it's more of exploration, the touch is helping with exploration of the models between the co embodiment between the patient and the practitioner. The other thing when you were talking about the machines in the hospital, the radiologist or the MRI scanner.</text:p>
      <text:p text:style-name="P4">I was thinking also about the hand as a machine and a blind person builds up this sensitivity to be able to read braille.</text:p>
      <text:p text:style-name="P4">24:56 So palpating a piece of paper with Braille on it and maybe it says John went to the shops and bought an apple. But the blind person would never look at that pattern and think that there's a person called John eating an apple inside the paper.</text:p>
      <text:p text:style-name="P4">But the symbols that they're being created as they feel that they'll see an image of an apple and John and maybe it'll bring up feelings and emotions. And I just wonder if sometimes it's confusing the sensory input with the feelings and how do we overcome the feelings and the images and how do we overcome that and not confuse the moon with the finger pointing at it? So, lots of questions.</text:p>
      <text:p text:style-name="P4"/>
      <text:p text:style-name="P4">25:46 Daniel:</text:p>
      <text:p text:style-name="P4">Please.</text:p>
      <text:p text:style-name="P4"/>
      <text:p text:style-name="P4">25:52 Speaker C:</text:p>
      <text:p text:style-name="P4">They're very good questions by the way. I think that the whole issue about taking turns, I think it should be the evidence of it. One cannot argue that it's always the experts as a practitioner. If we do that, I think we end up in a situation where clinical practice relies on that expert. The top down kind of approach.</text:p>
      <text:p text:style-name="P4">I know best because I'm the healthcare professional healthcare provider and therefore I know what's wrong with you.</text:p>
      <text:p text:style-name="P4">That's away from a model of personcentered care, one expects really that practitioner and patient or Zoe alluded the to concept of a triadic relationship, where, for example, in pediatric care, there's a baby, there the conversation with the mother. Or the father or sometimes in geriatric care there's a conversation with, for example, the daughter of the son of the older person and so on.</text:p>
      <text:p text:style-name="P4">26:59 So that taking in turn. So I think there are clearly we need to think about the person is expert in their own body. And I personally tend to ask my patients what in your opinion, what do you think is wrong with you?</text:p>
      <text:p text:style-name="P4">Ultimately you are the expert in your own body and clearly if it's something kind of new, the system becomes better detecting something that what's going on here. Kind of something that requires some attention. But clearly in cases, for example of chronic pain, the system becomes extremely good relying on the price on a very strong generative model too. So this is pretty much what always happens when I get stressed, I typically get start worrying about I start getting some butterflies in my tummy and so on. And then from that it's just a cascade of events that ultimately leads my headaches or my neck pain and so on.</text:p>
      <text:p text:style-name="P4">So I think clearly one cannot talk about the person, the practitioner being the expert.</text:p>
      <text:p text:style-name="P4">28:01 Having said that, there are times where clearly you need to play the role of the expert. I don't think we need to simply just rely on the person, on the patient because also that's why they're consulting us. If they also notice there is sometimes a little bit of uncertainty about what you think is <text:soft-page-break/>going on. This thing about beautiful thing about clinical practice, about clinical uncertainty.</text:p>
      <text:p text:style-name="P4">But humans hate uncertainty anyway. Our brain don't like uncertainty anyway. So you want to know, come on, stop talking about could be X, Y and Z and just tell me what's going on. Because in the cases of complexity that's what tends to generate that sort of vicious circle where the guy goes to doctor Google, then goes to the next practitioner and you end up with a fascinating situation. Sometimes a person becomes cognitive immune to any new explanations because guess what, I've been talking to a lot of practitioners, nobody knows what's wrong with me and you know, yes, but you're the expert.</text:p>
      <text:p text:style-name="P4">29:10 So it is kind of something we need to manage very well and in a clever way. And I think that comes from creating the environment where listening, observing a lot of what's not said, but actually it's observed. Body language is critical also to know when to chip in and say something, when to sometimes just shut down and let the whole thing let them talk or let them not say anything. Treat for example, say that's part of it. Regarding the other stuff, we can carry on with this.</text:p>
      <text:p text:style-name="P4">Pretty sure the other guys will have fascinating ideas. I think the mental images are part of everything. You're talking about the blind person reading Braille and so on. The early studies looking for some form of plasticity in V One and so on, even with congenitally blind people, they found that there was an element of possibly imagery.</text:p>
      <text:p text:style-name="P4">30:22 There's a roadmap.</text:p>
      <text:p text:style-name="P4">So I don't think you can dissociate yourself from the images you create when you're navigating the world, when you're interacting with the world. And a very strong kind of prior to what we're going to put my hand but I accept then, of course, that Prior is going to bias the incoming signal and it's going to match some obviously, yes, of course. This is what it is. So images are done and we just need to cope with that.</text:p>
      <text:p text:style-name="P4"/>
      <text:p text:style-name="P4">30:52 Speaker D:</text:p>
      <text:p text:style-name="P4">What I cannot to what just George said is that when observing someone in the clinical practice, actually the one element might be to start understanding the generative models.</text:p>
      <text:p text:style-name="P4">So understanding the generative models means that in addition to what Jordan said, also how for example, the body reacts to specific stimuli. So also testing in the clinical practice, the generative models may also give us the idea on how the body might react from different stimuli, for example, combining different senses. So they might be talking how talking about, for example, the pain might change the generative model that's in the body, for example. So are there some parts getting tighter or more what happened?</text:p>
      <text:p text:style-name="P4">31:58 Or for example, talking about or touching in specific areas or moving the body in a specific way, how those generative models might change.</text:p>
      <text:p text:style-name="P4">And I think it's important in the role play that the patient and the practitioner are establishing during the therapeutic alliance. And I think and we discussed that also with George, then the right balance between the input giving these roles to the patient and to the practitioners also it's important for establishing a good therapeutic alliance. Why is that? Because actually the patient, as mentioned by Zoe, in a way needs trust. And trust may be also applied bidirectionally.</text:p>
      <text:p text:style-name="P4">So in the way that actually the patient coming into our clinical practice, actually they are just giving us trust.</text:p>
      <text:p text:style-name="P4">33:00 So they by default saying okay, I'm coming to you because I trust you and because I think you <text:soft-page-break/>can ask me. So that is a way of sharing trust. But on the other side, the clinician needs also to trust the patient about what he or she said, what he or she shared. And in these kind of dicotomos role play, I think it's important the fact that we need to understand and improve our ability of taking turns and from that obviously creating the right environment.</text:p>
      <text:p text:style-name="P4">On the other question, so the braille, yes, mental images are always there, but also mental images are not just visual because actually they can during the secondary and third brain evolution of the sensations and the feelings actually are not just compartmentalized into one image.</text:p>
      <text:p text:style-name="P4">34:12 So the visual part, because actually then are also characterized by other elements that actually comes from experience, but also comes from our expectations. So what we expect about those mental images in addition to that, there is a difference between just to pick up a very interesting point raised by one of the last paper from Carvallo and Damasio published in the end of 2021, actually, where they proposed the exteroception nervous system and not just the interception, as part of the different aspects of the perception. When actually they proposed that, they also said that when actually we are going to have the exteroception map and interceptive map within the brain.</text:p>
      <text:p text:style-name="P4">35:14 It actually comes from the senses, from external senses, but also from internal senses reception after the process of integrating them into the brain.</text:p>
      <text:p text:style-name="P4">Actually, then I'm driving two things. The first one is feelings and the other one is drives. So the drives are the elements that actually are creating the substances for creating their four feelings. So are the main elements that create therefore the consciousness of what we are feeling so far. And then in addition to that, when actually they are creating those elements that actually go back into the very nice special issue on interception published on neuroscience always last year, where actually this concept, this model of exteroception model, was then modified into the omnipotent model, where we take into account the fact that actually we have the interception is creating therefore, the object of what we are feeling.</text:p>
      <text:p text:style-name="P4">36:26 And then there is the subject that is the brain that actually are creating a perspective of what is the interception. And then there is the final part there is the mental imaging of our exteroception condition and therefore everything or the for everything. So the mental images might be also checked with the real what actually is coming from the tissue. And this model is called model of forecasting. So creating therefore the elements between these two ideals.</text:p>
      <text:p text:style-name="P4">So the prior with the likelihood just to talk about something from FEP perspective. So in creating what is usually called the posterior so, I think that the mental images from one side, from the brain side and the brain side are then checked with something that is the perception of the blind man that actually is touching the bar with the different spots.</text:p>
      <text:p text:style-name="P4">37:34 And then they are forecasting the two elements in order to create mental images. That is a kind of a rainbow so with different colors, with different elements inside in order to understand what is behind the story that he or she is reading.</text:p>
      <text:p text:style-name="P4"/>
      <text:p text:style-name="P4">37:57 Daniel:</text:p>
      <text:p text:style-name="P4">Awesome. Again, a lot to kind of pick up on, but just the way that the expectations play into what is palpated even just at a primary sensory level. Like anyone might be able to run their finger and detect a bump, but then one level of expertise is that integration of well, where should the bumps be or what does this mean in this person's clinical trajectory. And so it isn't just the information flowing into the <text:soft-page-break/>person doing the perceiving, it's this active palpation in the integration of decades of the person's experience in the clinical setting and then the person's experience within that body and then this externalized knowledge resource that we call like empirical grounding of science and evidencebased medicine. And then all of that comes together in the focus of the therapeutic alliance and in the clinical setting that's like the runtime where all these features intersect.</text:p>
      <text:p text:style-name="P4">39:00 And it's just very interesting how we're seeing a lot of these threads. Like you use the Bayesian terminology, like the prior expectations and then there's like the observations and then those are updated to form a posterior connecting that kind of quantitative approach to thinking about perception, cognition and then even action selection with the intermodal. It's like well, even if only that, to combine the past, present and future with multiple sensations and types of sensations and cognitive features like memory and preference that would be excellent for active to do. And so that is really clear how it's presented in the paper and Clark like what active inference is doing in this focused setting of that dyadic initially touch grounded relationship. But then yeah, maybe there's another machine involved, maybe somebody is using an X ray scanner or they're using a temperature like a thermometer that just becomes another observation, another mere active inference or adaptive active inference entity in this multi Attial relationship.</text:p>
      <text:p text:style-name="P4">40:15 So, really interesting, I think if I.</text:p>
      <text:p text:style-name="P4"/>
      <text:p text:style-name="P4">40:19 Speaker C:</text:p>
      <text:p text:style-name="P4">Can add one interesting thing to the debate is in recent times we've been observing quite a lot of debate around what's the value of. Palpation, why bother? Because palpation typically does have that connotation of biological kind of approach, looking for something that is dysfunctional, sympathology and so on. One important thing is from this perspective, I think would be important to take into account is our patient still matters, even if it's just as a way of communicating, as a way of reassuring, as a way of actually contributing to the development of that therapeutic niche.</text:p>
      <text:p text:style-name="P4">So it's not just it is the sort of palpation not being a Conway stream where I kind of look for what's wrong and I know what's wrong, but actually it's a dialogue. And that dialogue can involve, of course, finding something that is not good, potentially even pathological to something that actually that exploration actually feels nice and comforts the patient and so on.</text:p>
      <text:p text:style-name="P4">41:35 So it is important not just sort of be on a kind of very fundamentalist approach is either one thing or another, but actually try to kind of, you know, sit in the middle and try to observe the two. Sides and even the tensions between the two sides, biomedically based or more sort of exploratory, more sort of niche construction, more sort of active inference in nature.</text:p>
      <text:p text:style-name="P4"/>
      <text:p text:style-name="P4">42:00 Daniel:</text:p>
      <text:p text:style-name="P4">Thank you.</text:p>
      <text:p text:style-name="P4"/>
      <text:p text:style-name="P4">42:02 Speaker C:</text:p>
      <text:p text:style-name="P4">Sorry. Go ahead. And.</text:p>
      <text:p text:style-name="P4"/>
      <text:p text:style-name="P4">42:07 Speaker E:</text:p>
      <text:p text:style-name="P4">Yes. So I think back to the expertise. I just wanted to add in about we brought up the concept of a <text:soft-page-break/>birdsong. And I think that's kind of how I see it as expertise. I would never tell a patient personally that they are not the expertise in their pain.</text:p>
      <text:p text:style-name="P4">I don't know what they're feeling and their priors and different things that are going on to make them their pain. I would always say that my patient is an expert in what they're feeling, in their pain, whatever that may Dean to them. I would say that they are the expert in that. But I think it's a birdsong, it's a taking here. It's you're sort of adapting what you think.</text:p>
      <text:p text:style-name="P4">Yes, often as a practitioner, you're seen as more of the expert or your precision of maybe the physiological side of the condition is more precise than what your patient is. They've obviously not 100% certain what's going on, otherwise maybe they wouldn't be coming.</text:p>
      <text:p text:style-name="P4">43:08 But I think it's definitely you adapt what you think based on what your patient is feeling and what they say. If you may think one certain thing and then they might tell you that actually they did this at the weekend or they felt this or this happened before, and you kind of constantly change and take it. You adapt your idea a little bit.</text:p>
      <text:p text:style-name="P4">You adapt their idea a little bit. The whole diagnostic process is generally not cut and dry. I mean, some situations are. But generally speaking, we do not know 100% what is going on in a clinical space without machines or without more indepth knowledge. We're going based on what we think, in our opinion.</text:p>
      <text:p text:style-name="P4">So I think it is definitely there's no strict hierarchy in terms of you are just the practitioners, just the expert. Yeah, we may be the expert on one aspect of the condition, but not necessarily the aspect on the whole big picture.</text:p>
      <text:p text:style-name="P4">44:10 Once you take into account all the other things that contribute to their pain, it's not just a physiological response. Often to be in sort of an overload of allostasis, you've got to have a lot more than just pain. There's a reason why behind it, there's a certain few things that probably have gone on for them to be in that situation.</text:p>
      <text:p text:style-name="P4">So I think it's too simple to say that you're just the expert because you've done a degree and you're meant to know sort of the biomechanics or the physiology behind a certain condition. As for what everyone was saying afterwards, the braille and feeling touch is there's a lot of research to show that touch is interceptive, it affects the and activates the inspector, which gives you sort of that connection between what you're feeling, what sensory stimulus you're detecting, and the feeling that you contribute to that.</text:p>
      <text:p text:style-name="P4">45:13 So that's why sometimes we have a touch and we feel it's pleasant. It's the effect of the insula and how it is processed. And I think that's obviously dependent on the individual.</text:p>
      <text:p text:style-name="P4">Different people will have different things that will make certain things feel more pleasant or more painful, depending on lots of different aspects. And so I think we touched upon sort of touches, a way of a good way of nonverbal communication, of expressing not just examining the cognition, but also showing that you understand through sort of empathy and things like that. So you can use touch to show what you're feeling without saying I think this is something that is very evidence with the pandemic. I mean, there's a lot of people that went through a lot of hard times, and the one thing they wanted to do, everything was just give the person they loved a hug or people missed funerals and weddings and lots of different sort of events, significant events in other people's lives.</text:p>
      <text:p text:style-name="P4">46:22 And all people wanted to do was just hug the person if they just lost someone.</text:p>
      <text:p text:style-name="P4">So I think touch has a way of communicating with people on a different level than not just sort of the <text:soft-page-break/>purely clinical level.</text:p>
      <text:p text:style-name="P4"/>
      <text:p text:style-name="P4">46:42 Daniel:</text:p>
      <text:p text:style-name="P4">And then I'll add something.</text:p>
      <text:p text:style-name="P4"/>
      <text:p text:style-name="P4">46:46 Speaker B:</text:p>
      <text:p text:style-name="P4">Thank you. And just followed on from what Zoe said. It reminded me, Daniel, of the example you took from the very beginning of the new Active Inference Manual, of putting your finger on your thigh and saying, is this rough or smooth? And you have to kind of you have to move your hand to tell if it's rough or smooth.</text:p>
      <text:p text:style-name="P4">And then I'm thinking about animals preening themselves, preening each other or grooming each other and proposing here from an evolution point of view, we've been able to distinguishing between something smooth and soft that's supportive and bonding and pack like animals building a pack together versus something that's more like a fight or a clash or conflict. And in the paper you talked about we're arriving at this sort of insight that we're all identical, I think it was, or very similar.</text:p>
      <text:p text:style-name="P4">47:54 So that brings me back to something like safety and a likeness and not reject the role of touch in feeling part of a pack or a tribe versus being rejected or outcast or fought away. So yeah, that role of touch in reassuring that everything's okay, we are similar. The other thing Francesco Chaos left, but he talks about understanding the generative model and as he was talking about that, I was thinking about I don't know if anyone's come across something called Hakomi.</text:p>
      <text:p text:style-name="P4">It's a form of group can be done group or individual work where bit like somatic experiencing where the participants.</text:p>
      <text:p text:style-name="P4"/>
      <text:p text:style-name="P4">48:48 Speaker C:</text:p>
      <text:p text:style-name="P4">Try.</text:p>
      <text:p text:style-name="P4"/>
      <text:p text:style-name="P4">48:48 Speaker B:</text:p>
      <text:p text:style-name="P4">And understand in a sort of reflective listening what's going on inside each other. So try and explore each other's interceptive world plus also what might be going on in their outside life. And I remember hearing about performing little experiments. So the person who takes on the role of the expert kind of says, okay, let's do a little experiment here.</text:p>
      <text:p text:style-name="P4">What happens if you say this or do this or take this action? What does that do to your experience? And I think that's kind of what happens anyway in therapy. Physiotherapist will give people a list of exercises and say, you know, do this experiment and I hope that you'll get better. But I'm just wondering with this sort of paradigm shift of the physiotherapist just being the expert and prescribing something that's definitely going to work, it's more framed as okay, I'd like to encourage the patient to be more experimental rather than just be prescribed something.</text:p>
      <text:p text:style-name="P4">49:55 Whilst depreciating what you said, Jorge, about they actually come wanting their hope to be guided in a certain way. So we need to have a certain level of confidence and guiding, but not necessarily being too prescriptive.</text:p>
      <text:p text:style-name="P4"/>
      <text:p text:style-name="P4">50:15 Speaker C:</text:p>
      <text:p text:style-name="P4"><text:soft-page-break/>The thing about the generative models and how we can change things so for example, two sides of the same equation outside one is when you, for example, in patients with fear of movement, when you ask them, for example, can you perform this kind of action? Typically force low back pain. Most people are scared of bending forward, going Hinton flexion because typically associated, that's how my disk is going to pop and that's how I ended up in this situation and so on. So putting in perceiving a little bit of that generative model, which could be one of moving forward, going Hinton flexion equal Spain. Sometimes just by telling, okay, let's try to do this movement.</text:p>
      <text:p text:style-name="P4">And before the patient actually starts doing the movement, you find straight away an immediate muscle guarding, you know, is a sort of oh yeah, I can't do that, that's hurting straight away.</text:p>
      <text:p text:style-name="P4">51:22 And in fact, you find sometimes that muscle guarding. So, you know, where does correlation actually come into the equation. Rather than being diagnostic, you can actually also look at what's going on. We sort of try to align our mental states with them and predict what's probably going on.</text:p>
      <text:p text:style-name="P4">Now, from an active inference perspective, you could argue that if they believe the mob, the prior is very strong, that flexion equals spine, it's likely that kind of a minimal sensory input is likely to create that muscle spasm. And therefore, yes, I knew I would do this and I would be in pain. Okay? So that's what sometimes we observe. And actually, if you start thinking about some of the clinical signs and symptoms you find with patients with persistent pain, for example, and people either catastrophization or zip phobia and actually putting through this perspective, you can argue that what's probably likely to be very strong is a generative model.</text:p>
      <text:p text:style-name="P4">Sometimes with movement or this type of action equals damage, therefore I have more pain.</text:p>
      <text:p text:style-name="P4">52:28 How can we short circuit the whole thing? How can we start changing a little bit of that generative models? So in a sense, creating a prediction error that is so great, that actually surprises the system. So, for example, one could use, for example, breathing or focusing on some interceptive sensation that's been used by other practitioners.</text:p>
      <text:p text:style-name="P4">For example, in musculoskeletal care, the concept of cognitive functional therapy is based a little bit on that. For example, using breathing, asking the patient generative, focus a little bit on your breathing, take a deep breath in, relax, and now try to do movement again. And you find that sometimes there is an improvement on a few ranges and degrees of range of motion, but arguably everything from this perspective, actually, you started changing the model, say, oh, patient sometimes looks at you. So that actually feels a little bit easier. How come?</text:p>
      <text:p text:style-name="P4">What have you done? You didn't do anything. You started sort of you created this surprise the system, and you surprised the system in a very positive way, which is, yeah, that's great.</text:p>
      <text:p text:style-name="P4">53:39 We explore this on the paper that it should be out very, very soon, which is try to understand actually, how can we generative in a change of generative models with guided touch, for example, creating conditions where one could say, okay, let's focus on let's focus on the sensations. Let's focus okay, this feels quite tight.</text:p>
      <text:p text:style-name="P4">And actually what I'm doing here, I'm releasing the fashion and so on. So you can use that if you think the patient actually is a suitable candidate for that, you're not actually implanting another generative model. There's something wrong with the structure. Okay, that could help. But for example, if the patient gives too much attention to those sorts of sensations, then it's probably wrong to get them to focus on those sensations because actually you're just perpetuating a little bit of that belief that prior, that actually okay, it's tight, yeah, I'm worried about this, and so on.</text:p>
      <text:p text:style-name="P4"><text:soft-page-break/>So, for example, we propose these things coming from kind of a traditional sort of meditation, Buddhist practices in depth, for example.</text:p>
      <text:p text:style-name="P4">54:49 You can short circuit the whole thing by, for example, start talking about something else, which we talked about flattening the sensory states. Okay? So imagine that, you know, you're pulpating, you're doing a technique and so on. And suddenly and I feel like the patient is giving too much attention to that, actually.</text:p>
      <text:p text:style-name="P4">There's a sort of failure of sensory generative, if you want to use all the jargon here. But if you don't suddenly talk about, oh, yeah, you know what? I've got a new dog. I was like, Where does the new dot one from? Okay.</text:p>
      <text:p text:style-name="P4">Or if you think that they love football, for example, and their team won last night, they say, oh, I watched the match last night. It was great, wasn't it? So that takes the attention away from that and actually kind of maybe enables you to start changing something. So it's a combination of clearly hands on stuff where you cleverly can introduce the language, start surprising the system, start changing a little bit of Seth generative models.</text:p>
      <text:p text:style-name="P4">55:50 So I think that's okay.</text:p>
      <text:p text:style-name="P4">Colleagues in the UK have developed this osteomap approach, osteopathy mindfulness and based approach, also based on third wave cognitive behavior therapy and actually uses the same thing, which is you're treating, but you sort of talking, you try to sometimes guide the patient, say, how does this feel? What's going on here? Why are you protecting? And so on. So you start exploring this.</text:p>
      <text:p text:style-name="P4">So that could work really well, arguably, in a person that interceptively able to explore that if they're not interceptively prepared. So, for example, switching giving too much attention to what's going on inside for some people makes them even more anxious. So there's no point and say, yeah, let's mentalize interception, because that's going to be great for everything. Now it's not actually now I feel like a rumble in my tummy. It could be something going on, really, isn't it?</text:p>
      <text:p text:style-name="P4">56:51 What about if there's a pathology? I just consulted with Dr. Google who told me about this stuff. So for some people, that's clearly a no go zone. For other people, yes, we can explore that.</text:p>
      <text:p text:style-name="P4">So again, if you think through this lens, I think that there's a lot of I think one can argue you can have a lot of fun in clinical practice by exploring things rather than limiting yourself to very rigid sort of box approach. And sometimes you get a patient who they get up from bed, from the ant and say, oh, actually feels a little bit better. It's painful, but it's not as painful. So arguably, you started changing something already. And that's where sometimes, okay, is it the sort of expectations?</text:p>
      <text:p text:style-name="P4">Is it a placebo phenomena? It is what it is. You created all the conditions, you put everything together, actually. You created a package of care that arguably can start changing things.</text:p>
      <text:p text:style-name="P4">57:51 And for me, and when a patient says actually bit easier, it's kind of okay, that's good stuff, it's not the result of my technique.</text:p>
      <text:p text:style-name="P4">It's sort of whatever happened in this setting here, they started their journey in the road to recovery and that's pretty good. And then you got, you know, if you ask the patient sometimes after a few sessions, how do you feel today? I feel better. I feel much better. How's your pain now?</text:p>
      <text:p text:style-name="P4">On the visual analog scale, they tend to be not different from last time or even the first session. They may have started with six or seven or eight out of ten and at this stage are on a six out of ten for examples. So clinically there's not a meaningful change anyway, but they may actually say I feel much better. What does that mean? Feeling much better is yes, the interceptive stuff is about, you know, I <text:soft-page-break/>started kind of taking I started changing something.</text:p>
      <text:p text:style-name="P4">So there is, I think, stuff to play with that combined clearly not just hands on, but the whole kind of creating a package, a multisensory let's say, experience as well.</text:p>
      <text:p text:style-name="P4"/>
      <text:p text:style-name="P4">59:07 Daniel:</text:p>
      <text:p text:style-name="P4">Awesome. I'd like to make sure.</text:p>
      <text:p text:style-name="P4"/>
      <text:p text:style-name="P4">59:14 Speaker E:</text:p>
      <text:p text:style-name="P4">Just to follow up on what George said just from the last bit and then I'll track back to another point. But I think it doesn't really matter sort of how you do it, whether you try and shift their attention away from it by talking about something else. Whether you shift it away from using breathing or trying to approach the way in a different way, you're basically trying to shift the attention away from what if they especially if they have chronic pain is an overly sort of precise adaptive belief. I mean it's just trying to get them to kind of step back a little bit from the prior that maybe or the feeling that they have predicted that they're going to feel. So if they like George, chaos been force painful.</text:p>
      <text:p text:style-name="P4">If you get them to step back a little bit from that, whether you do that through talking or sort of focusing on your breath through mindfulness, you want to shift it back to the current what they're feeling rather than what they think that they're about to feel.</text:p>
      <text:p text:style-name="P4">1:00:28 So you can do that in many different ways, but yeah, definitely to try and focus away from it. I think you either kind of go down that path and shift the attention away to kind of then try to refocus or you kind of use touches what we've done in the paper to try and develop new assumptions or to reframe or to overwrite the prior beliefs that maybe aren't quite working for that situation. To try and hope that by reducing and rewriting it, by doing those exercises, maybe to try and get them to do something that they fear. They think if they bend forwards because when they hurt their back they were bending forwards to pick something up from the floor and that was painful.</text:p>
      <text:p text:style-name="P4">So now they're absolutely terrified if they bend forwards, that's going to happen. Or their dad sort of blew their disc when they were bending forwards to lift something.</text:p>
      <text:p text:style-name="P4">1:01:31 That sort of prior belief. We just want to try to make the opportunity often through touch or by doing an exercise and giving that sort of feedback that actually, yeah, you're bending forwards actually it's not that tight. And to try to inhibit that prior belief that they've got about expecting the pain and try to reduce the weighting that they've put on it.</text:p>
      <text:p text:style-name="P4">So maybe think, oh well, and even if you can't change it so that they stop believing that every time they bend forward, it's going to be painful, even if you can try and reframe it to concept specific prior to say like, well, if you bend forwards in this way, then it's okay. You might not change the fact that they still think that bending forwards is risky, they may be cognitive niche to changing that completely, but you might be able to through touch and through sort of encouraging them to develop the Prior for that context.</text:p>
      <text:p text:style-name="P4">1:02:36 So if you Beni forwards with this posture or this way or that, you can update it and chang Kim so they think, okay, well, maybe actually in that situation it's okay. This brings us back to they did a study with little kids about one that was slightly younger, one that was a bunch that was slightly older on balance. And they gave the younger kids thought that balance was just sort of gravity, so things balanced because they had gravity working upon it, whereas the older kids thought that it wasn't that <text:soft-page-break/>simple and that if the object was weighted more on one side, then obviously, even if it was gravity pulling it down, they tilt.</text:p>
      <text:p text:style-name="P4">And so there was two different theories of how balance works and the investigators gave the kids the other one. So all the ones that thought it was just playing gravity were introduced to the concept from the other ones and vice versa.</text:p>
      <text:p text:style-name="P4">1:03:43 And they explained these concepts and then they showed them the block, which they kind of used to say, like, look, this is the block, this is how it balances, this is your theory. And then they said, would you want to play? And almost and every single one took the block, tried out the other theory of how it balanced.</text:p>
      <text:p text:style-name="P4">And then after sort of ten minutes of play, they asked them what they thought again and some of them changed their minds. And they used that sort of tactile, sort of learning and touch to update what they thought about their theory of balance and then to change and adapt slightly of what they thought. Some didn't change it completely, some did. But they all wanted to touch and explore, to give them the opportunity to sort of understand that prior and to build up a new belief of what maybe they thought was going on. So I think we do that a lot in clinics.</text:p>
      <text:p text:style-name="P4"/>
      <text:p text:style-name="P4">1:04:52 Daniel:</text:p>
      <text:p text:style-name="P4">Sorry, just lost.</text:p>
      <text:p text:style-name="P4"/>
      <text:p text:style-name="P4">1:04:53 Speaker E:</text:p>
      <text:p text:style-name="P4">You can move further now or it doesn't feel so tight or that knot that you said you had doesn't feel as hard, things like that. And Clark, to the comment about how we relied on others. I think it was, yes, I'm working together. The huntergatherer thing, I think it's important to note that we're built to work together.</text:p>
      <text:p text:style-name="P4">I mean, we haven't got a choice when we're sort of old enough to go hunt for deer and boar and things like that. But when we're first born, we need the touch of our mother or a Kegga of some sort to get our allostasis needs. We cannot survive without them. If you leave a baby on its own, they probably won't survive on their own. They need the mum or the person to pick them up, to feed them, to regulate their body temperature, to do everything.</text:p>
      <text:p text:style-name="P4">They don't have a choice.</text:p>
      <text:p text:style-name="P4">1:05:54 And even before that, neonatally, you're constantly as a fetus being bombarded with different information from your mom. And we touched upon this in the paper.</text:p>
      <text:p text:style-name="P4">They constantly know what their mom is feeling. And so, of course, once they're born, they still want to coordinate with their mom because that's what they've been used to for nine months. As they start to develop and start to feel touch in different areas and they start to get nerves, they want to explore and see what happens. So, yeah, we inherently need to rely on others at some point. And while we get older, it's not as continuous and we only rely on others.</text:p>
      <text:p text:style-name="P4">Maybe when we don't know what to do, then we will. It's not so, like, I'm not going to relate to my caregiver now. I know what my heart rate should be, I know what's normal for me and that's different. But when you're younger, you don't have a choice.</text:p>
      <text:p text:style-name="P4">1:06:55 And as you can't speak, touch is the first point of communication.</text:p>
      <text:p text:style-name="P4">So, yeah, I think I touch on most of the points that were mentioned earlier.</text:p>
      <text:p text:style-name="P4"><text:soft-page-break/></text:p>
      <text:p text:style-name="P4">1:07:05 Daniel:</text:p>
      <text:p text:style-name="P4">Awesome. I wanted to bring a few active inference points in and loop it in and then ask a great question in the chat. So we've been talking a lot about the generative models. And so the generative model is a statistical model that includes all these features we've been describing, like perception, cognitive variables and action selection.</text:p>
      <text:p text:style-name="P4">And also it integrates this Bayesian idea of the prior and the updates and the posterior. So we talked earlier about how the practitioner is engaging in these informative perturbations and experiments of the patient's generative models and those perturbations can be seen as action selection that are informative by the generative model of the practitioner. So in the therapeutic alliance, in the niche of that clinic, there's like multiple generative models that are engaging with each other. And so that's a setting that active inference has been used to study and to connect that back to the birdsong.</text:p>
      <text:p text:style-name="P4">1:08:12 It's such a fascinating avenue of research that I think it's worth going one level into how the bird song plays out.</text:p>
      <text:p text:style-name="P4">So we talked about the conversation and about how the patient has one type of experience and expertise in their own embodiment, and then the clinician has another type of expertise in their education and also in their embodiment. And where that comes together is through a touch. So in the birdsong example, there's this expected birdsong. We can think of it as like the stereotypical or the archetypal bird song that the birds are expecting to hear. Like if you're listening to a song that you know, you're expecting it to be playing out a certain way.</text:p>
      <text:p text:style-name="P4">Now, why doesn't one bird just sing and then the other one is hearing what it expects to hear, so it never takes a turn. And so, in other words, the equivalent in the clinical setting would be like the expert clinician could just be speaking from their expertise and just giving a 1 hour lecture on a condition.</text:p>
      <text:p text:style-name="P4">1:09:19 Or you could have a situation with a 1 hour lecture the other direction with just the person sharing for 1 hour. So how do we move from that? Like one directional non turntaking, which still could be absolutely expertise on either side, but there's this emergent joint expertise when there's a conversation.</text:p>
      <text:p text:style-name="P4">So how does active inference model that turntaking? And perhaps not the only way that this could be modeled, but how it is modeled in the bird song papers of Friston blanket frith is that action selection requires a transient suppression of precision on action selection. So in other words, if I'm seated right now and I want to engage in standing up, there has to be a transient suppression of precision, like an openness around. What am I doing? Because if my confident belief is I am sitting down, then engaging the counterfactuals I could stand up will never be enacted because I have a high precision belief that it's simply not the case.</text:p>
      <text:p text:style-name="P4">1:10:24 And in fact, they've connected that to various movement disorders where there's challenges in initiating or challenges in terminating behavior. And so what's happening with the turntaking birds is that one bird is singing and so it's singing from the song book, so to speak, the expected song. But its continued engagement in singing is accompanied by this increasing reduction in precision around what it is doing. It's kind of like someone going on a rant and there's like they're actually losing precision, they're losing the thread as the rant continues, as a function of them suppressing accuracy because they have to engage in action. And then at some point that elicits that ActInf entity to seize action and to increase its precision through listening, through active listening.</text:p>
      <text:p text:style-name="P4"><text:soft-page-break/>And so that is how the birds take turns in this bird song, even though they're singing from the same sheet, they do take turns because they're engaged in like a transient suppression of precision on action that allows them to act.</text:p>
      <text:p text:style-name="P4">1:11:28 Then that imprecision around action becomes too much and then they need to recover that precision through listening again. So it's quite an interesting thing and it just reminded me of like well, there's a dialogue. It doesn't have to be equal time, it doesn't even have to be speaking all the time, but there has to be this emergent dialogue. Otherwise it would just be a one way phone call with the download on the clinical side or the download on the person's experience.</text:p>
      <text:p text:style-name="P4">So I hope that these kinds of forward model like the bird songs, the toy model, but seeing that kind of a generative models play out in the context of the skilled performance and experimentation, this might sound weird, but why don't you try doing this? And then the patient brings up something unconventional or they discover something new about their body and that is where healing and openness can occur. So that was like awesome threads. And then I want to ask the question in the chat for everybody.</text:p>
      <text:p text:style-name="P4">1:12:29 It would be great to hear their responses.</text:p>
      <text:p text:style-name="P4">So Glia maximalist in the chat has asked how can patients learn to think about pain in order to update their generative models? Or is this something that is possible to do subconsciously with the assistance of the treatment? So what are the explicit cognitive and implicit cognitive aspects of updating generative models around pain?</text:p>
      <text:p text:style-name="P4">George.</text:p>
      <text:p text:style-name="P4"/>
      <text:p text:style-name="P4">1:13:06 Speaker C:</text:p>
      <text:p text:style-name="P4">Okay, I think it starts with education about pain. What is pain and why people have that experience? Andy Clark having two sort of situations where in acute brain pain being kind of regarded typically as a useful protective mechanism, if you just hurt yourself, if you twist your ankle and you're in pain and there's a minor tissue problem and that needs time to heal and so on. So clearly there is pain and people need to understand that you're in pain because this happened and this protection and should go away and so on. The challenge is much more complex when we face chronic pain because in those cases and a lot of times the protection no longer needs to be there is protecting from what and as it's not necessarily a need to protect but the system becomes pretty good.</text:p>
      <text:p text:style-name="P4">1:14:10 It's almost like generating that stuff. And people continue having sometimes a presentation. There is no limping or a particular muscle spasmic movement and so on. It's about sort of starting with getting the person to understand the nature of what pain is about without giving them a lecture on the neuroscience of gain because that clearly does not work as well. So it needs to be something that is simple, straightforward.</text:p>
      <text:p text:style-name="P4">So it starts with that there needs to be a reasonably well explained kind of framework, I think. What are you talking about? The bird song and song is kind of interesting thing about sensory attenuation which in the context. Of chronic pain. And we argue that on the other paper on Osteopathic Brea active inference lab, probably in some cases of chronic pain is actually a failure of this attention.</text:p>
      <text:p text:style-name="P4">1:15:14 So disengaging from that constant attention to the problem. How do you active that? Again, communication, touching, talking and not talking and taking turns. And the analogy to the bird song is clearly it's a fascinating thing. It's clearly what we try to reach that synchrony between two or more <text:soft-page-break/>individuals in that canonical setting when things start kind of working well and it's leading to somewhere.</text:p>
      <text:p text:style-name="P4">Just some thoughts.</text:p>
      <text:p text:style-name="P4"/>
      <text:p text:style-name="P4">1:15:58 Speaker B:</text:p>
      <text:p text:style-name="P4">Thank you. Yes, I agree with that. That needs to be kind of simple and understandable explanation, but challenging the perhaps previous views. I'm just sort of reminded of specifically for the person who asked this question, the work of Yoni Ashar and Tor Wagner's pain Reprocessing Therapy study. It's a Boulder study, but it's been converted into a book called The Way Out on chronic pain and an app called Curable.</text:p>
      <text:p text:style-name="P4">So for people who are watching this live stream, there some simple things to check out. And The Way Out is published by Penguin and the elements of how they suggest to self care for chronic pain are two things.</text:p>
      <text:p text:style-name="P4">1:17:00 So one is they call it somatic tracking which is basically an interceptive exercise where you with curiosity and lightness and openness, sort of explore the gain. And secondly is to build evidence of safety. So to actually literally write lists of right now I'm experiencing evidence that I'm safe in my body for whatever reason it might be because just I'm here sitting and breathing, that means I'm relatively safe.</text:p>
      <text:p text:style-name="P4">So those two things exploring the pain in a different way and building evidence of safety. So that's I think that's a quite nice starting point.</text:p>
      <text:p text:style-name="P4"/>
      <text:p text:style-name="P4">1:17:48 Daniel:</text:p>
      <text:p text:style-name="P4">Thank you. Zoe, anything you would add there?</text:p>
      <text:p text:style-name="P4"/>
      <text:p text:style-name="P4">1:17:55 Speaker E:</text:p>
      <text:p text:style-name="P4">Yeah, sorry, not bot time. Yeah, I think definitely as George said, trying to keep it simple is essential. If I start talking to my patient about the ACC and how it changes this part of the brain and it works on this bit, I think I'd lose them within 5 seconds. They're not most patients, while they're not so interested in all the neuroscience behind it, if you tried to speak to them, I think it depends on the patient how best to sort of make their pain kind of realize. I think most patients find it difficult to say what their pain is.</text:p>
      <text:p text:style-name="P4">Sometimes they can't describe what they're feeling, they don't know the words to kind of say. Which is why I think touch is also useful in this aspects because you might be able to try and show someone something without actually having to say it. And definitely, as you've said, in chronic pain it's again, not so simple.</text:p>
      <text:p text:style-name="P4">1:18:59 People can be cognitively immune no matter how much you field to explain it. They might just not want to sort of update or to hear it.</text:p>
      <text:p text:style-name="P4">I think it depends on their prior, their situation, and how best you think that you can kind of get that across whatever way you think might be more amenable to them, possibly.</text:p>
      <text:p text:style-name="P4"/>
      <text:p text:style-name="P4">1:19:30 Speaker B:</text:p>
      <text:p text:style-name="P4">Thanks. Just picking up on what George and Zoe have said about different subcategories of patients who might be more or less open to different tools that can be offered to them. So as Noor Sajid, <text:soft-page-break/>someone who's suffering from a certain type of anxiety might be immune to bringing more attention to their exteroception sensorium, whereas that might be accessible to someone who's cognitive niche to the conceptual idea they might actually enjoy the. So I'm thinking for future research, how can we find markers or indicators for these different subcategories of people that can be picked up really early? So, you know, a therapist can, say, work their way through a flow diagram.</text:p>
      <text:p text:style-name="P4">When I'm taking my history, case history for this patient, as I'm talking to them, they seem they're showing signs of being open to this thing, but not that thing.</text:p>
      <text:p text:style-name="P4">1:20:32 And then you can work your way through and end up with, okay, I'm going to use this, I'm going to try this tool first as the first test. And then if that doesn't work, then I try that. So, you know, getting some big studies with big N numbers that try to identify these different subcategories of clinical indicators.</text:p>
      <text:p text:style-name="P4"/>
      <text:p text:style-name="P4">1:20:54 Daniel:</text:p>
      <text:p text:style-name="P4">That's awesome.</text:p>
      <text:p text:style-name="P4">Thanks, Zoe.</text:p>
      <text:p text:style-name="P4"/>
      <text:p text:style-name="P4">1:20:57 Speaker E:</text:p>
      <text:p text:style-name="P4">Yeah. I haven't read massively big studies, but one thing to consider that you can get from the case history is the family, especially if you're treating kids. The research that's come out more recently on the parents prior, they took a study looking at kids in a Rheumatological clinic. 93% of their parents had pain, had some sort of pain.</text:p>
      <text:p text:style-name="P4">They showed that if the parents reported pain when they were doing exercise, the kids were more likely to have higher pain levels to report more problems, not just in general health issues, not just with that, but also things like they didn't want to do their homework. So even more general things were affected by sort of the way that their parents thought they were more likely to catastrophize. That was one massive thing that if their parents had experienced more pain than the kids, risk of catastrophication was significantly more and almost that you could predict the amount that they Beren from that.</text:p>
      <text:p text:style-name="P4">1:22:09 Same with studies with oxytocin. The parents oxytocin from ten minutes play with their kid then meant that you could empirically predict how much oxytocin the kid would increase.</text:p>
      <text:p text:style-name="P4">So I think some things like that you can pick up from the case history if you know people or they're willing to let you know about what might be going on previously. Some patients won't want to talk about it, but some you might be able to get from if there's more than one of them in it or something like that. That's one indicator now of what if they comma in and someone else or they've said something about a belief that someone else had, it might be harder to kind of chang Kim like why are you more of an expert than their parents or whoever Chaos said it? So I think there's one way that they're starting to kind of pick up that you could easily implement Hinton your case history or you might already be asking about that you just didn't realize the significance of it.</text:p>
      <text:p text:style-name="P4">1:23:22 You know, it was significant, but not the extent that we're now sort of starting to realize.</text:p>
      <text:p text:style-name="P4"/>
      <text:p text:style-name="P4">1:23:28 Daniel:</text:p>
      <text:p text:style-name="P4">Yes, very interesting. Of course we're just exploring different avenues and it's not my area as only an aunt's doctor, but whether somebody uses thinking or feeling type words or refers to their own direct <text:soft-page-break/>experience versus the experience of somebody who they trust versus information they received from a search engine, those are all cue. Maybe that is what then the clinical decisionmaking pivots towards. Or maybe it's a cue that other areas in that cognitive space would be informative to explore. Like if somebody spends ten sentences talking about what they received from their body, you could ask if you've asked anyone else or what did you look at when you researched it.</text:p>
      <text:p text:style-name="P4">If somebody says ten things about just what they researched, maybe how does that reflect with your own experience? Like just to kind of even score and sample across different regions of this space, then that could potentially help give a coherent and holistic perspective, which is kind of implicit in a lot of the discussions that all of your bringing here.</text:p>
      <text:p text:style-name="P4">1:24:46 So Iain.</text:p>
      <text:p text:style-name="P4"/>
      <text:p text:style-name="P4">1:24:50 Speaker B:</text:p>
      <text:p text:style-name="P4">Yeah, all really good suggestions there. And Zoe, as you were talking, I was thinking about similar studies with parents with digestive problems and children with digestive problems. But then it got me thinking about intergenerational trauma and DNA methylation and epigenetics and whether this is not necessarily within our scope immediately, but longer term, are there any DNA screen methylation screen patterns that can be used to see if someone might be more or less open to different interventions?</text:p>
      <text:p text:style-name="P4"/>
      <text:p text:style-name="P4">1:25:37 Daniel:</text:p>
      <text:p text:style-name="P4">Interesting note there these cognitive approaches. It's a complement to understanding the correlation between the rheumatological outcomes of the parents and the children. Like one possible aspect is there is a predisposition carried through the DNA sequence, carried through epigenomic modification, carried through a shared culture niche, a shared way of expecting things like those may come differently into play in the N equals one that is the therapeutic alliance that's assembling around this person who is having this experience. And so that is kind of like what breaks through the large N and just presents us very plainly and starkly with this one person's experience. And there isn't going to be a large study with that person because nobody will ever replicate one or two or five of those aspects.</text:p>
      <text:p text:style-name="P4">So that's like where the large and the small N and sort of a top down and a bottom up approach to these topics hits the compromise george.</text:p>
      <text:p text:style-name="P4"/>
      <text:p text:style-name="P4">1:26:51 Speaker C:</text:p>
      <text:p text:style-name="P4">Yeah, that would be fascinating to try to see if people are more predisposed to respond to some forms of therapy or not. Now, interesting thing, we've done several studies in neuronathology with preterm babies and we found that osteopathic care seem to reduce what was effective and reduced the length of stay in hospital. We tested also the hypothesis comparing static touch with a form of dynamic effective touch. We saw that there is a role in modulating reducing arousal from an autonomic perspective. It seems to babies respond to that and one could argue that actually the errors there aren't great yet because they're responding to that contact.</text:p>
      <text:p text:style-name="P4">We also know that kangaroo care is an effective evidence based approach in preterm for preterm so skin to sync skin contact with parents.</text:p>
      <text:p text:style-name="P4">1:27:58 So this stuff seems gain plays suggests that touch seems to play an important role. It would be <text:soft-page-break/>good and we try to do that to look at for example the babies that received that hands on intervention to follow them for a number of years into perspective study and actually see what happened in terms of cognitive events and general sort of development.</text:p>
      <text:p text:style-name="P4">But then if we start thinking about okay, yes, okay, the babies are sort of don't know really how to respond, then there are some interesting ideas being developed in particular with people like Anna Chinooka looking at in new group being the first prior in fact. Okay. And if you look at in some cultures mothers touch their Bull and sort of interact start interacting with the baby very early on.</text:p>
      <text:p text:style-name="P4">1:29:00 So actually arguably those babies already started being touched and they're sort of primed to probably respond in a better in a more positive way to tactile kind of stimulation. There's also research started talking about for example in the case of twins, they start touching each other around week 20 or so.</text:p>
      <text:p text:style-name="P4">Again there's a form of tactile contact stimulation other authors, for example Katrina Fortpello talks about and actually the first prior is actually the mother, for example. So again goes to the idea that actually either through prior to one being Beren of that interaction with the mother creates that price. So likely creates a predisposition perhaps to the sort of good response to a Jorge manual type of intervention.</text:p>
      <text:p text:style-name="P4">1:30:02 So the fascinating things can be explore of course always have from a negative perspective. Sometimes in randomized control trials people say yeah but you know, those guys kind of, you know, a good outcome because those were good responders to treatment anyway.</text:p>
      <text:p text:style-name="P4">But again, what does being a good response to a manual type of intervention actually means? The variables are such so many that actually the scope is huge. So one could explore but actually there are some serious questions in the whole thing for sure.</text:p>
      <text:p text:style-name="P4"/>
      <text:p text:style-name="P4">1:30:38 Daniel:</text:p>
      <text:p text:style-name="P4">Thank you Zoe. And then we'll have kind of a closing thoughts as we finish the dot one.</text:p>
      <text:p text:style-name="P4"/>
      <text:p text:style-name="P4">1:30:45 Speaker E:</text:p>
      <text:p text:style-name="P4">Yeah, I think just to go off what George said they've shown in neonates as well, that basically as soon as an area of the body starts to get any sort of nerve inclination at all, the fetus will start to touch that area. So when they start to get the face, which is often one of the first, that's why you see a lot on ultrasounds, baby touching their faces or their hands or things. As soon as they get innovation to their area, they're touching it to explore, to see what is this that they can now feel? So I think definitely touch is one of the first things that people will use to develop a prior or to just understand what is going on in sort of the world that is around them. To expand upon what George said.</text:p>
      <text:p text:style-name="P4">They did dot one study about the longterm effects of kangaroo care incubator and full term babies.</text:p>
      <text:p text:style-name="P4">1:31:51 And they found that while this was more towards the synchrony with the parent, but when they were initially it was the full term ones that didn't need any help, had the sort of strongest synchrony, the strongest sort of physiologic physics. Sorry. And then the skin skin contact was sort of next. And then the incubator was after.</text:p>
      <text:p text:style-name="P4">This was initially when they were doing it, but when they followed up on the same kids when they were adults, they found that actually the synchrony between them when they were adults to their parents was the same. So the ones that got the skintoskin contact had the same as the full tone ones. So <text:soft-page-break/>it had developed over their whole life, that continuous effect of touch build up, so that they were on par, whereas before they were lower down.</text:p>
      <text:p text:style-name="P4">1:32:56 So it's not something that's just developed in those sort of critical period where things are developing more. It is something that the effects that had happened when you were one, two, three to building up when you were twelve to 18 still have an affect when you're not.</text:p>
      <text:p text:style-name="P4">I mean, there's areas of the brain that don't start developing fully until you're 26. So you know, that's a lot of experiences that you're going to have from different parts until that age. They're all going to contribute to it. So it's not sort of just the first prize then. They've shown that those prior, especially with touch, are still evident in adults.</text:p>
      <text:p text:style-name="P4">Just because they had us baby.</text:p>
      <text:p text:style-name="P4"/>
      <text:p text:style-name="P4">1:33:43 Daniel:</text:p>
      <text:p text:style-name="P4">It's another value for integrative models. We can have continuity between the nutrients delivery in utero and then the neonate with the spoon coming in, airplane making the landing, and then adults who have a little bit more agency maybe in their peripersonal space with the spoon and landing the airplane. But there's the supply chain, so it's just another part of an extended nutrient cycling system. And, Clark, we going to have custom narrow theories for each one of these settings.</text:p>
      <text:p text:style-name="P4">And or will we have some layers and interoperability between these different settings that help us transpose useful models and find areas of contact? Those are all really important areas for lifelong learning like you brought up. And there's areas of the brain that continue after you're 26 people still learn things. And so that's brain development too.</text:p>
      <text:p text:style-name="P4">1:34:44 I just wanted to look at figure one and or figure two and just in kind of our closing thoughts.</text:p>
      <text:p text:style-name="P4">Figure one and figure two both have like a really creative and delightful style. So figure one is focusing on different functions that are discussed in the paper and in relationship to empirical evidence around different brain regions. And figure two is kind of pulling out one level, looking at different functions that are arising in here, the Dyad. So maybe if each person, whether figure one or figure two, what's one area that you're excited to talk about in dot two or one thing that you think really stood out to you as something that was a contribution that you weren't seeing in other work or in other ways of representing these topics? So maybe Iain first and then we'll hear from the authors, but anything from figure one or figure two that would be exciting to explore more.</text:p>
      <text:p text:style-name="P4"/>
      <text:p text:style-name="P4">1:35:51 Speaker B:</text:p>
      <text:p text:style-name="P4">Thanks, Daniel. What stand out for me today is the two monkeys doing a one handed handstand with a joyful look on their face. So this idea of cooperative communication and that to me today that speaks to this idea of, you know, neither of them look like they're an expert. They look like they're playing together, which is a nice approach to think of in the therapeutic alliance. Not always possible to be playful, but, you know, when possible, can we be like the monkeys?</text:p>
      <text:p text:style-name="P4">But then moving on. Now I'd like to explore maybe this idea of arriving at the realization that we're similar or identical. So again, those monkeys look pretty identical, but what does that mean? I'd like to hear from the authors about that and then maybe next time or exploring this idea of when the generative models or the allostasis regulation, the set points start to drift.</text:p>
      <text:p text:style-name="P4">1:36:51 And I'm thinking more broadly in our society, our Global health problems are there drifting of <text:soft-page-break/>our allostatic set points around food production and what healthy food actually means and how that's aeroplane coming into the mouth.</text:p>
      <text:p text:style-name="P4">Some expert model has told us that certain foods should be what we eat, but the health indicators suggest that that model may not be the best model. And how do we therapists who are open to this active inference model kind of keep that possibility of drifting, this model drifting? And how do we decide what the set point should be?</text:p>
      <text:p text:style-name="P4"/>
      <text:p text:style-name="P4">1:37:39 Daniel:</text:p>
      <text:p text:style-name="P4">Yeah, from the airplane landing the spoon to literally the airplane landing with the food, we never grow up.</text:p>
      <text:p text:style-name="P4">Okay, figure one or figure two, George?</text:p>
      <text:p text:style-name="P4"/>
      <text:p text:style-name="P4">1:38:03 Speaker C:</text:p>
      <text:p text:style-name="P4">I don't think I have much more to add the figure out. Figure one, of course, it's a sort of an overview, really, where potentially so this is sort of potato affect of touch at all different levels.</text:p>
      <text:p text:style-name="P4">Yeah one thing I'm quite keen actually that thing about the two monkeys playing and kind of communicating and so on is that although we have a strong bias in the paper towards a sort of more neuroscience kind of based model that it is critical that we don't turn the whole thing into a neuro centric model. Because ultimately if you complain too much about biomedical model and then kind of pain management became brain centric neurocentric model nothing really changes, does it? It's a sort of still depending on an expert that tells you exactly what to dot.</text:p>
      <text:p text:style-name="P4">1:39:08 One, the figure two kind of gives us more a little bit of an ability to look at the whole kind of process where within that process and again, I'm quite aware of criticisms that this paper may also attract from these guys are just basically quantification around touch is the most important thing and so on. And I clearly am not on that level. I'm clearly arguing for no it's not that is an important tool, it's an important vehicle. But ultimately it's about communication in my opinion. It's about force me what I'm trying to kind of get into that niche, that bird song, getting that bio behavior synchrony going and I think when you're getting there then things can some very interesting things can happen.</text:p>
      <text:p text:style-name="P4">We can explore this that's 20 next time and even some ideas about some of the techniques that potentially people kind of make big arguments and people are super critical about for example more cranial sacral or cranial based type of stuff that it doesn't work that way.</text:p>
      <text:p text:style-name="P4">1:40:23 But one could argue that maybe the phenomena that we observe is actually a phenomenon of synchrony. It's a bird song and that examples us to get some very interesting things going. I'm thinking flow them kind of exploring through but I think for me that's a figure two clearly the other one is sort of don't treat the brain, you treat the person. There's a person living in that body.</text:p>
      <text:p text:style-name="P4">Rather than treating bodies we don't think we should sort of be ant that level as body work. It's not body work, it's a different story. It's really about the person more than the body. The body tells us a story. Body can be a Markov blanket, body can be many things but body provides a landscape, sensory landscape, an opportunity to get in to kind of influence and so on.</text:p>
      <text:p text:style-name="P4">But that's it, you know, what about the person lives there?</text:p>
      <text:p text:style-name="P4">1:41:24 That's for me the fascinating bit and sometimes the thing you change minor things in their generative model when the whole thing starts getting better, you surprise yourself that's placebo yeah, <text:soft-page-break/>whatever it is. But I think that COVID potentially be the beauty of it.</text:p>
      <text:p text:style-name="P4"/>
      <text:p text:style-name="P4">1:41:44 Daniel:</text:p>
      <text:p text:style-name="P4">Yes from kind of a body work, the cadaver materialism physicalism to embodied work with the richness of the situation, the map and the territory and very interesting and the last word for the first author.</text:p>
      <text:p text:style-name="P4"/>
      <text:p text:style-name="P4">1:42:07 Speaker E:</text:p>
      <text:p text:style-name="P4">Yeah. So I think both of the figures I think figure one, when I was sort of sketching out what I sort of wanted to do for it, I did again, sort of go with from what Jorge said, it's not yes, it's neurocentric in terms of it's labeled based on the areas of the brain. But if you think more sort of broadly about it, it covers a wide range of things. You have the two monkeys having fun, to the mom holding her baby, to sort of then people being really happy that they've won something to them, the heart. I think what I like about it is while it shows that touch, yeah, it's a vehicle for change, but it affect a lot of different things.</text:p>
      <text:p text:style-name="P4">And it's things that we might not when we're examining someone in clinic, we're not thinking like, is this rewarding?</text:p>
      <text:p text:style-name="P4">1:43:11 Or are we making the bird song with the two birds kind of doing it? It's something that we innately do. I don't think we specifically always focus on all the different effects and I think it's nice to see an overview of touch is not so simple. I think it shows very clearly that touch is not just touch.</text:p>
      <text:p text:style-name="P4">It's not just you touch someone, you're affecting lots of different things, or can affect lots of different things depending on how you use it. So it's just one vehicle for change, but it can affect a lot of different things. I liked doing it to show all just how varied it can be and how it can be manipulated for lots of different things. The second one, again, like George said, it's not so sort of scientific. I think it shows very well that touch is used through the sort of holding of hands in the middle.</text:p>
      <text:p text:style-name="P4">1:44:15 But that's not the main thing. I like how we tried to show the different sort of aspects of each other. So what the sort of practitioner might be thinking towards what the patient could interpret the same thing as very different. So you see with like B, they're trying to help and console and C, they're trying to move around, but then on the other side you've got like g where maybe they think that the practitioner might be like, yeah, thinking, okay, there's injury. In a few weeks time they'll be getting back on their feet, they're getting strengthening, we can start doing rehab.</text:p>
      <text:p text:style-name="P4">But really, actually the other one COVID be thinking, gee, like, oh no, I'm going to be stuck in wheelchair forever.</text:p>
      <text:p text:style-name="P4">The same thing. I like how it shows the same thing can be interrupted in many different ways depending on the errors and everything that we've been talking about. It's not so the communication, the way things are interpreted, can be interpreted things very differently with the same stimulus.</text:p>
      <text:p text:style-name="P4">1:45:18 And I think that's what we try to show, or hopefully we try to show that active inference is a dot. One inclusive of lots of different things that might be going on in treatment, rather than just one thing that, you know, just get them better.</text:p>
      <text:p text:style-name="P4">It's not so simple. There's a lot of things going on that we try to include well on.</text:p>
      <text:p text:style-name="P4"/>
      <text:p text:style-name="P4">1:45:43 Daniel:</text:p>
      <text:p text:style-name="P4">The theme of the same stimuli or observation, resulting in different implications for different <text:soft-page-break/>individuals. When I saw the handshake and the symbol in the middle, I thought of the DNA double helix and of like a sort of feeling touched because it's more like a brainwave synchrony telepathy situation. Otherwise their bodies would have been touching.</text:p>
      <text:p text:style-name="P4">So I think that's an awesome conversation. This was a great addition to the work itself and we're really looking forward to 44.2 next week at the same time. So we'll look forward to seeing everybody. Then again, thank you very much. See ya.</text:p>
      <text:p text:style-name="P4"/>
      <text:p text:style-name="P4">1:46:27 Speaker C:</text:p>
      <text:p text:style-name="P39">Thank you!</text:p>
      <text:p text:style-name="P39"/>
      <text:h text:style-name="P2" text:outline-level="1"><text:span text:style-name="T20">Session </text:span>0<text:span text:style-name="T27">44</text:span>.<text:span text:style-name="T21">2</text:span><text:span text:style-name="T20">, </text:span><text:span text:style-name="T27">May 25</text:span><text:span text:style-name="T20">, 2022</text:span></text:h>
      <text:p text:style-name="P35"><text:a xlink:type="simple" xlink:href="https://www.youtube.com/watch?v=epoHxFdzFkw" text:style-name="Internet_20_link" text:visited-style-name="Visited_20_Internet_20_Link">https://www.youtube.com/watch?v=epoHxFdzFkw</text:a></text:p>
      <text:p text:style-name="P35"/>
      <text:p text:style-name="P37"><text:span text:style-name="T18">Second </text:span><text:span text:style-name="T14">participatory group discussion, </text:span><text:span text:style-name="T19">with authors,</text:span><text:span text:style-name="T14"> </text:span><text:span text:style-name="T15">on the</text:span><text:span text:style-name="T16"> 2022 paper “Therapeutic Alliance as Active Inference: The Role of Therapeutic Touch and Synchrony” by Zoe McParlin </text:span><text:span text:style-name="T17">et al.</text:span></text:p>
      <text:p text:style-name="P29"><text:span text:style-name="T7"/></text:p>
      <text:p text:style-name="P9"/>
      <text:h text:style-name="P26" text:outline-level="2">SPEAKERS</text:h>
      <text:p text:style-name="P10">Ian Tennant, Jorge E Esteves, Zoe McParlin, Daniel Friedman, Bleu Knight</text:p>
      <text:p text:style-name="P9"/>
      <text:p text:style-name="P8"/>
      <text:h text:style-name="P26" text:outline-level="2">CONTENTS</text:h>
      <table:table table:name="Table3" table:style-name="Table3">
        <table:table-column table:style-name="Table3.A"/>
        <table:table-column table:style-name="Table3.B"/>
        <table:table-row table:style-name="Table3.1">
          <table:table-cell table:style-name="Table3.A1" office:value-type="string">
            <text:p text:style-name="P32">00:28</text:p>
          </table:table-cell>
          <table:table-cell table:style-name="Table3.A1" office:value-type="string">
            <text:p text:style-name="P33">Active Inference Lab Livestream</text:p>
          </table:table-cell>
        </table:table-row>
        <table:table-row table:style-name="Table3.1">
          <table:table-cell table:style-name="Table3.A1" office:value-type="string">
            <text:p text:style-name="P32">01:09</text:p>
          </table:table-cell>
          <table:table-cell table:style-name="Table3.A1" office:value-type="string">
            <text:p text:style-name="P33">The Therapeutic Alliance: Synchrony</text:p>
          </table:table-cell>
        </table:table-row>
        <table:table-row table:style-name="Table3.1">
          <table:table-cell table:style-name="Table3.A1" office:value-type="string">
            <text:p text:style-name="P32">03:42</text:p>
          </table:table-cell>
          <table:table-cell table:style-name="Table3.A1" office:value-type="string">
            <text:p text:style-name="P33">The topic of synchrony in healthcare</text:p>
          </table:table-cell>
        </table:table-row>
        <table:table-row table:style-name="Table3.1">
          <table:table-cell table:style-name="Table3.A1" office:value-type="string">
            <text:p text:style-name="P32">06:20</text:p>
          </table:table-cell>
          <table:table-cell table:style-name="Table3.A1" office:value-type="string">
            <text:p text:style-name="P33">The Therapeutic Alliance: Synchrony</text:p>
          </table:table-cell>
        </table:table-row>
        <table:table-row table:style-name="Table3.1">
          <table:table-cell table:style-name="Table3.A1" office:value-type="string">
            <text:p text:style-name="P32">12:45</text:p>
          </table:table-cell>
          <table:table-cell table:style-name="Table3.A1" office:value-type="string">
            <text:p text:style-name="P33">Does Synchrony Work?</text:p>
          </table:table-cell>
        </table:table-row>
        <table:table-row table:style-name="Table3.1">
          <table:table-cell table:style-name="Table3.A1" office:value-type="string">
            <text:p text:style-name="P32">16:03</text:p>
          </table:table-cell>
          <table:table-cell table:style-name="Table3.A1" office:value-type="string">
            <text:p text:style-name="P33">Synchronization and the patient-doctor relationship</text:p>
          </table:table-cell>
        </table:table-row>
        <table:table-row table:style-name="Table3.1">
          <table:table-cell table:style-name="Table3.A1" office:value-type="string">
            <text:p text:style-name="P32">24:39</text:p>
          </table:table-cell>
          <table:table-cell table:style-name="Table3.A1" office:value-type="string">
            <text:p text:style-name="P33">What are Beliefs?</text:p>
          </table:table-cell>
        </table:table-row>
        <table:table-row table:style-name="Table3.1">
          <table:table-cell table:style-name="Table3.A1" office:value-type="string">
            <text:p text:style-name="P32">26:28</text:p>
          </table:table-cell>
          <table:table-cell table:style-name="Table3.A1" office:value-type="string">
            <text:p text:style-name="P33">Therapeutic Synchrony and Co-regulation</text:p>
          </table:table-cell>
        </table:table-row>
        <table:table-row table:style-name="Table3.1">
          <table:table-cell table:style-name="Table3.A1" office:value-type="string">
            <text:p text:style-name="P32">34:09</text:p>
          </table:table-cell>
          <table:table-cell table:style-name="Table3.A1" office:value-type="string">
            <text:p text:style-name="P33">Minimizing Free Energy in the Active Inference textbook</text:p>
          </table:table-cell>
        </table:table-row>
        <table:table-row table:style-name="Table3.1">
          <table:table-cell table:style-name="Table3.A1" office:value-type="string">
            <text:p text:style-name="P32">39:40</text:p>
          </table:table-cell>
          <table:table-cell table:style-name="Table3.A1" office:value-type="string">
            <text:p text:style-name="P33">Inferring the hidden states of touch</text:p>
          </table:table-cell>
        </table:table-row>
        <table:table-row table:style-name="Table3.1">
          <table:table-cell table:style-name="Table3.A1" office:value-type="string">
            <text:p text:style-name="P32">41:04</text:p>
          </table:table-cell>
          <table:table-cell table:style-name="Table3.A1" office:value-type="string">
            <text:p text:style-name="P33">Sense Making and Cognitive Immunization</text:p>
          </table:table-cell>
        </table:table-row>
        <table:table-row table:style-name="Table3.1">
          <table:table-cell table:style-name="Table3.A1" office:value-type="string">
            <text:p text:style-name="P32">55:08</text:p>
          </table:table-cell>
          <table:table-cell table:style-name="Table3.A1" office:value-type="string">
            <text:p text:style-name="P33">The complex causal network of depression</text:p>
          </table:table-cell>
        </table:table-row>
        <table:table-row table:style-name="Table3.1">
          <table:table-cell table:style-name="Table3.A1" office:value-type="string">
            <text:p text:style-name="P32">1:04:36</text:p>
          </table:table-cell>
          <table:table-cell table:style-name="Table3.A1" office:value-type="string">
            <text:p text:style-name="P33">The power of touch in trauma</text:p>
          </table:table-cell>
        </table:table-row>
        <table:table-row table:style-name="Table3.1">
          <table:table-cell table:style-name="Table3.A1" office:value-type="string">
            <text:p text:style-name="P32">1:09:29</text:p>
          </table:table-cell>
          <table:table-cell table:style-name="Table3.A1" office:value-type="string">
            <text:p text:style-name="P33">Osteopathic treatment of emotional trauma</text:p>
          </table:table-cell>
        </table:table-row>
        <table:table-row table:style-name="Table3.1">
          <table:table-cell table:style-name="Table3.A1" office:value-type="string">
            <text:p text:style-name="P32">1:20:14</text:p>
          </table:table-cell>
          <table:table-cell table:style-name="Table3.A1" office:value-type="string">
            <text:p text:style-name="P33">Causal causation network 2, Partial observable Markov Decision Process</text:p>
          </table:table-cell>
        </table:table-row>
        <table:table-row table:style-name="Table3.1">
          <table:table-cell table:style-name="Table3.A1" office:value-type="string">
            <text:p text:style-name="P32">1:21:41</text:p>
          </table:table-cell>
          <table:table-cell table:style-name="Table3.A1" office:value-type="string">
            <text:p text:style-name="P33">Active Inference in the Cognitive Process</text:p>
          </table:table-cell>
        </table:table-row>
        <table:table-row table:style-name="Table3.1">
          <table:table-cell table:style-name="Table3.A1" office:value-type="string">
            <text:p text:style-name="P32">1:26:50</text:p>
          </table:table-cell>
          <table:table-cell table:style-name="Table3.A1" office:value-type="string">
            <text:p text:style-name="P33">In the search of elemental synchrony</text:p>
          </table:table-cell>
        </table:table-row>
        <table:table-row table:style-name="Table3.1">
          <table:table-cell table:style-name="Table3.A1" office:value-type="string">
            <text:p text:style-name="P32">1:30:19</text:p>
          </table:table-cell>
          <table:table-cell table:style-name="Table3.A1" office:value-type="string">
            <text:p text:style-name="P33">Free Energy Minimizing</text:p>
          </table:table-cell>
        </table:table-row>
        <table:table-row table:style-name="Table3.1">
          <table:table-cell table:style-name="Table3.A1" office:value-type="string">
            <text:p text:style-name="P32">1:34:12</text:p>
          </table:table-cell>
          <table:table-cell table:style-name="Table3.A1" office:value-type="string">
            <text:p text:style-name="P33">Does massage help with back and neck pain?</text:p>
          </table:table-cell>
        </table:table-row>
        <table:table-row table:style-name="Table3.1">
          <table:table-cell table:style-name="Table3.A1" office:value-type="string">
            <text:p text:style-name="P32">1:37:25</text:p>
          </table:table-cell>
          <table:table-cell table:style-name="Table3.A1" office:value-type="string">
            <text:p text:style-name="P33">Choosing the right goals for your clients</text:p>
          </table:table-cell>
        </table:table-row>
        <table:table-row table:style-name="Table3.1">
          <table:table-cell table:style-name="Table3.A1" office:value-type="string">
            <text:p text:style-name="P32">1:40:09</text:p>
          </table:table-cell>
          <table:table-cell table:style-name="Table3.A1" office:value-type="string">
            <text:p text:style-name="P33">What next for electromyology?</text:p>
          </table:table-cell>
        </table:table-row>
        <table:table-row table:style-name="Table3.1">
          <table:table-cell table:style-name="Table3.A1" office:value-type="string">
            <text:p text:style-name="P32">1:47:27</text:p>
          </table:table-cell>
          <table:table-cell table:style-name="Table3.A1" office:value-type="string">
            <text:p text:style-name="P33">Quantum entanglement and the emotional body</text:p>
          </table:table-cell>
        </table:table-row>
        <table:table-row table:style-name="Table3.1">
          <table:table-cell table:style-name="Table3.A1" office:value-type="string">
            <text:p text:style-name="P32">1:48:35</text:p>
          </table:table-cell>
          <table:table-cell table:style-name="Table3.A1" office:value-type="string">
            <text:p text:style-name="P33">The Zero: A Scientific Celebration</text:p>
          </table:table-cell>
        </table:table-row>
      </table:table>
      <text:p text:style-name="Standard"/>
      <text:p text:style-name="P3"/>
      <text:h text:style-name="P25" text:outline-level="2">TRANSCRIPT</text:h>
      <text:p text:style-name="P4">00:28 Daniel:</text:p>
      <text:p text:style-name="P4">Hello and welcome, everyone. It's ActInf <text:span text:style-name="T28">L</text:span>ab Livestream 44 two. And it's May 25, 2022. Welcome to the Ac<text:span text:style-name="T28">tInf L</text:span>ab.</text:p>
      <text:p text:style-name="P4">We're a participatory online lab that is communicating, learning, and practicing applied active inference. You can find us at the links on this slide. This is a recorded and archived Livestream, so please provide feedback so we can improve our work. All backgrounds and perspectives are welcome, and we'll be following video etiquette for live streams. If you ant to learn more about the live streams <text:soft-page-break/>or any other projects at Active Inference Lab, check Active Inference Lab.</text:p>
      <text:p text:style-name="P4">Okay, today in 44.2, we are in our third discussion around the paper, Therapeutic Alliance as Active the Role of Therapeutic Touch and Synchrony from 2022 by the authors listed here. And Iain and I had a zero where we contextualized and went over some of the outline of the paper.</text:p>
      <text:p text:style-name="P4">01:33 Then we had a great discussion last week with several of the authors in the Dot one, and today we're here with some of the authors, and we'll see who else joins. And we'll be continuing that discussion around the paper. We left a few threads, but also we can just take it wherever people would like to go.</text:p>
      <text:p text:style-name="P4">And we'll begin just by saying hello. People can say anything they want. And how is this week different than last week? How are we approaching this paper differently? Or what would we like to resolve or address in this dot two that was stimulated by the dot one or that we didn't get to in the dot one?</text:p>
      <text:p text:style-name="P4">Feel free to add anything in that area. So I'm Daniel. I'm a researcher in California. And one piece in the Dot two that I'd like to explore would be what are the entities that we're discussing here at what scales and how to think about that in terms of their generative models and so on.</text:p>
      <text:p text:style-name="P4">02:40 And I'll pass to Iain.</text:p>
      <text:p text:style-name="P4"/>
      <text:p text:style-name="P4">02:47 Speaker B:</text:p>
      <text:p text:style-name="P4">Hello.</text:p>
      <text:p text:style-name="P4"/>
      <text:p text:style-name="P4">02:49 Speaker C:</text:p>
      <text:p text:style-name="P4">Thank you, Daniel. And, yes, I would like to maybe pick up on if we've got time on the topic of synchrony this week and what types of synchrony might we be talking about? What things might be oscillating that come into sort of phase lock between two agents that have the potential to synchrony, and then where do they head towards with their synchrony? And then if we've got time thinking about this all back to some of the core ideas about minimizing free energy and what does that mean in a therapeutic setting?</text:p>
      <text:p text:style-name="P4">Yes, that's it, I think. Thank you.</text:p>
      <text:p text:style-name="P4"/>
      <text:p text:style-name="P4">03:42 Daniel:</text:p>
      <text:p text:style-name="P4">Awesome. All right, any of the authors feel free to go for it?</text:p>
      <text:p text:style-name="P4"/>
      <text:p text:style-name="P4">03:49 Speaker B:</text:p>
      <text:p text:style-name="P4">Zip. What is first?</text:p>
      <text:p text:style-name="P4">Okay, so I'm George. I'm one of the authors on this paper. I'm an ostrop and researcher. And where do I see this going forward? I pretty much enjoyed the interaction we had last week and very happy to kind of be left by you guys and Daniel and anybody else that you want to join.</text:p>
      <text:p text:style-name="P4">I think we can definitely explore those ideas about the synchronization to agents, and arguably more than two agents when we operate in a kind of not in a diabetic setting, but actually a triadic setting, for example, pediatric care, kind of elderly care and so on, what actually an additional agent in the whole thing. So what do I look forward to?</text:p>
      <text:p text:style-name="P4">04:51 The discussion kind of stimulate some ideas about ways in which we can move forward with this <text:soft-page-break/>to the more empirical state of the research.</text:p>
      <text:p text:style-name="P4"/>
      <text:p text:style-name="P4">05:05 Daniel:</text:p>
      <text:p text:style-name="P4">Great. Zoe.</text:p>
      <text:p text:style-name="P4"/>
      <text:p text:style-name="P4">05:08 Speaker D:</text:p>
      <text:p text:style-name="P4">Hi, I'm Zoe. I'm an Oscar path as well, based in Singapore, and I'm the primary author for this paper. Yeah, happy to be led by anyone that wants to where you want to go, but definitely happy to talk about synchrony.</text:p>
      <text:p text:style-name="P4">I think as Noor Sajid, it would be important to talk about not just the addict, but triadic or otherwise, because I think that adds a lot of depth to it. But also it's easier to sort of discuss the effects of synchrony and also the fact that you can be.</text:p>
      <text:p text:style-name="P4"/>
      <text:p text:style-name="P4">05:46 Daniel:</text:p>
      <text:p text:style-name="P4">Hey, Costa for a second.</text:p>
      <text:p text:style-name="P4"/>
      <text:p text:style-name="P4">05:51 Speaker D:</text:p>
      <text:p text:style-name="P4">Anyone that wants the function.</text:p>
      <text:p text:style-name="P4"/>
      <text:p text:style-name="P4">05:54 Daniel:</text:p>
      <text:p text:style-name="P4">Okay. Also so is there, like, any other microphone to use, or could you speak closer to the microphone?</text:p>
      <text:p text:style-name="P4"/>
      <text:p text:style-name="P4">06:03 Speaker D:</text:p>
      <text:p text:style-name="P4">I'm just using my laptop so I can take my headphones off. That makes a differentiate it's fine.</text:p>
      <text:p text:style-name="P4"/>
      <text:p text:style-name="P4">06:12 Daniel:</text:p>
      <text:p text:style-name="P4">It's just a little quiet, but it's fine.</text:p>
      <text:p text:style-name="P4"/>
      <text:p text:style-name="P4">06:16 Speaker D:</text:p>
      <text:p text:style-name="P4">Sorry.</text:p>
      <text:p text:style-name="P4"/>
      <text:p text:style-name="P4">06:17 Daniel:</text:p>
      <text:p text:style-name="P4">Oh, no, it's all good. Just ant us to check. Okay. All right, let us pick up with the anthony Chen so I guess, just to kind of recall, how was this question of synchrony approached in the active inference literature and maybe even outside of active inference lab literature, and then how was synchrony approached in this paper?</text:p>
      <text:p text:style-name="P4">Like, why was that such a core topic in this approach that the authors took?</text:p>
      <text:p text:style-name="P4"/>
      <text:p text:style-name="P4">06:55 Speaker D:</text:p>
      <text:p text:style-name="P4">I think we started with synchrony as the main part, mainly because when we were talking about the therapeutic alliance, synchrony and getting on with the other person is kind of key. And the way that we approach this paper, primarily in terms of a lot of the aspects of how we active, that good. <text:soft-page-break/>Therapeutic alliance was through synchrony. So that's one of the reasons through active inference, it was also about I started the research when I was looking at it right from the start and looking at how communication worked and why people would want to sort of synchronize together and why people to implement active inference into sort of the structure that we had. It was important to kind of see why that would be beneficial because we wanted to use or we like to say that the synchrony enables us to work together to then therefore save free energy, be more efficient, and then that's how we kind of we very much used it to apply the active influence framework around it.</text:p>
      <text:p text:style-name="P4">08:18 And so I felt that it was very key without the synchrony element. It was kind of the backbone into which a lot active coherence lab in the way that we active therapeutic alliance seem to sort of center around. Without that cognition between different people, we wouldn't be able to save energy to work together, to have a better relationship with our practitioners, with the patients and practitioners. We would be able to get the clinical applications and benefits from it. So I saw Synchrony as the key madado to sort of get to whether the paper was so it was sort of a key concept to use in order to implement all the Jorge.</text:p>
      <text:p text:style-name="P4"/>
      <text:p text:style-name="P4">09:17 Speaker B:</text:p>
      <text:p text:style-name="P4">Yeah. Let's say when we started the project, actually kind of putting some ideas along the lines of how could we apply predictive processing and the free energy active inference within the Oscar Patrick setting? Synchrony came along actually after the initial discussion with Karl Friston that kind of suggested it's actually look into this stuff because it actually could be quite a robust way of understanding what goes on in the clinic room when two people are working together with a specific kind of aim. There is a little bit of literature in psychotherapy kind of demonstrating that actually therapeutic alliance becomes much more robust when two people synchronize and both at the kind of behavior but also biological level.</text:p>
      <text:p text:style-name="P4">10:31 And it was nothing about sort of, okay, this is about pure verbal communication, nonverbal, but primarily by kind of copying body movements and so on, to think, okay, how can this be applied in the context of actually an approach that is largely hands on based manual therapy?</text:p>
      <text:p text:style-name="P4">So that's where it kind of started from. It was one way of trying, like Zoe said, kind of looking at strategic alliance when people interact to try and understand what goes on in the Dyadic setting. And there's two people, but also a little bit behind. That kind of what happens when there's actually more people involved in that therapeutic relationship that need to be consulted, need to be involved in the process and so on. So that was the kind of early stage.</text:p>
      <text:p text:style-name="P4">And then we thought that actually this is a good way of understanding a little bit more about how we can create the conditions of developing a strong kind of ecological niche that is based on that synchrony of that sort of understanding of that give and take.</text:p>
      <text:p text:style-name="P4">11:49 Like a little bit like we talked about last week, the kind of the bird song, people taking turns, kind of understanding, listening, okay, acting kind of taking on, go back and so on. And that's in a sense like a kind of a nice wave that goes back and forth, but it's a kind of very nice and tranquil kind of wave. Not a one that just crashes and destroys everything, but actually one step kind of goes on. Little bit like the pendulum kind of analogy.</text:p>
      <text:p text:style-name="P4">Once you introduction that nice pendulum kind of things happen, that's where we sort of thought, you know, it could be one way of exploring the whole process of care.</text:p>
      <text:p text:style-name="P4"><text:soft-page-break/></text:p>
      <text:p text:style-name="P4">12:37 Daniel:</text:p>
      <text:p text:style-name="P4">Thank you, Iain.</text:p>
      <text:p text:style-name="P4"/>
      <text:p text:style-name="P4">12:42 Speaker C:</text:p>
      <text:p text:style-name="P4">Thank you.</text:p>
      <text:p text:style-name="P4">I'm fascinated by the topic of synchrony and the little bits I've read in the literature about how measurable things that might be able to synchronize between one or two or more people. So, Daniel, I think we discussed this in the Dot zero. So choirs singing together, they have been shown their heart rates kind of synchrony with their breathing. And I think in the paper there was some records cited for similar sort of stuff in group drumming circles, for example. So that really interests me and I can kind of begin to see how in a therapeutic setting, that kind of synchrony could lead someone who's maybe stressed and anxious into a kind of more healthy increase their parasympathetic activity and that is conducive to healing.</text:p>
      <text:p text:style-name="P4">13:45 But I've also got these other sort of nagging things about synchrony as well that maybe I touched on the zero, which is what are we synchronizing towards and is it always, you know, beneficial? So, you know, this kind of the less kind of lockstep synchrony that you talked about, Daniel. So maybe it's just let's say a child say mummy, mummy, mummy, waving her arms around and then the mum, they synchrony their attention together. So you get mother and child and then you've got a choice. So there's some aspect that's synchronized.</text:p>
      <text:p text:style-name="P4">I think in the paper it talks about the arms and the limbs and the voice kind of synchronizing and the facial expressions. But a caregiver might then lead to the child, to a soothing kind of parasympathetic way soothe it. Or it might say, you know, give it a clip behind the air and say, you know, children must be seen and not heard and try and stop the attention.</text:p>
      <text:p text:style-name="P4">14:53 The attention is synchronized, but the action may not be therapeutic. So, yeah, I'm just sort of thinking about just because something synchronized, does it mean it's always minimizing free energy or just because things in the therapeutic world go in and out of fashion?</text:p>
      <text:p text:style-name="P4">So frontal the bottom is okay, we don't do that anymore. But for a while there was some kind of synchrony thinking in the therapy world that that's a good idea for people. And there are ideas that I hear in the wider kind of therapy world that are fashionable and they're being applied, but in 50 years time we may look that they may have been leading people away from minimizing free energy or improving health.</text:p>
      <text:p text:style-name="P4"/>
      <text:p text:style-name="P4">16:03 Daniel:</text:p>
      <text:p text:style-name="P4">Awesome. You got a lot there, Jorge.</text:p>
      <text:p text:style-name="P4"/>
      <text:p text:style-name="P4">16:07 Speaker B:</text:p>
      <text:p text:style-name="P4">I think the interesting thing they are nagging questions there for sure. The first one, do we always synchronize and when if you don't synchronize what we're going to do? Because clearly there are cases where we know therapeutic relationship is going nowhere, okay, we can say whatever, we can try our best, but actually there is resistance to change from the patients.</text:p>
      <text:p text:style-name="P4">We end up not understanding each other. And arguably that's a relationship that will not evolve and <text:soft-page-break/>you might even get to a point at the end maybe it's a good idea to go and see a colleague of mine kind of thing. So do we synchronize with everybody? Clearly not. Is there any value understanding this stuff by sometimes understanding that some kind of gestures and sort of body language and so on, voice, sound, sort of communication style.</text:p>
      <text:p text:style-name="P4">17:10 We're probably giving excuse maybe to adapt a little bit to try and synchronize a little bit better. I think that's useful. I think important in order to be a good communicator. I think first and foremost, sometimes people worry too much about the technical skills and the ability of doing X and Y and doing some miracles and so on. Arguably the first thing that people need to be in a clinical setting is a good communicator and a pretty good nice person.</text:p>
      <text:p text:style-name="P4">Okay? And I think if that's there, I think we create the cognition in good communication, it's likely to have potentially better outcomes that guys that basically don't care and sort of they're the experts and so on. The other question is, is it always about minimizing free energy? Because there are situations where probably you want to short circuit the whole thing. You want to sort of flatten a little bit of that sort of sensory states.</text:p>
      <text:p text:style-name="P4">18:13 You want to create a condition where the only way you can sort of change the generative models is actually by creating a massive surprise, a massive prediction error that arguably surprises the system in a way like wow, what just happened? You know, and actually okay, I don't think it's always about minimizing free energy as it is, but sometimes I think you want to shock the whole thing because the system on the other side wants to minimize free energy for sure. If I'm a kind of chronic pain patient and I'm scared of moving and you tell me to move and so on, the reaction is I anticipate the likelihood of movement leading to pain. I anticipate the consequences of actions in the future, the typical active inference model. And you know, I lock, I don't move.</text:p>
      <text:p text:style-name="P4">So I probably want to short circuit the whole thing to create a condition where you know, it's actually okay to move because it's not going to cause any harm, is it?</text:p>
      <text:p text:style-name="P4">19:23 Through synchrony? Maybe it isn't. Okay. So I think that's a kind of one size fits all kind of thing and I don't think it's just about always that minimizing free energy because I think creating change that is meaningful change probably needs a little bit more.</text:p>
      <text:p text:style-name="P4">He needs to destroy that sort of strong prior kind of thing so I can implant another chip kind of thing in a metaphorical way. And that's why we know in some mental health conditions why some types of drugs like catamin and so on create that condition that sort dot zero. The whole thing a bit like you reset the button, isn't it? The computer is stuck. What you do.</text:p>
      <text:p text:style-name="P4">You tried everything. You unplug the computer and then you try again. The whole thing reboots, isn't it?</text:p>
      <text:p text:style-name="P4">20:23 So I think sometimes that's the analogy of maybe what we want to achieve in the setting is it through synchrony. Personally, I don't know and I'm not entirely sure.</text:p>
      <text:p text:style-name="P4">Of course, if the people started understanding each other, then that creates the cognition force this thing probably to happen. Because if you don't understand me as a practitioner, I don't understand you as a patient. It's pretty hard that actually I create the conditions or change. So maybe it's through synchrony. But again, as I said, there's big question marks.</text:p>
      <text:p text:style-name="P4">Really?</text:p>
      <text:p text:style-name="P4"/>
      <text:p text:style-name="P4">21:01 Daniel:</text:p>
      <text:p text:style-name="P4"><text:soft-page-break/>Thanks. Yes. Sorry. Please.</text:p>
      <text:p text:style-name="P4"/>
      <text:p text:style-name="P4">21:06 Speaker D:</text:p>
      <text:p text:style-name="P4">Yeah. So I think going off what George said yes, I think overall the goal would be to minimize free energy. But to be able to do that you have to sort of at some point challenge it, right? You're not going to have the same belief that you think is the most efficient. When you're born to when you die, the way that you become reduced energy is going to change over time.</text:p>
      <text:p text:style-name="P4">You'll see that especially in sort of pediatrics. You see it in sport. There's a lot of studies with running, for example, that show that the more you run, the more often the more mileage that people do when they run, the more efficient they get. So I think free energy is, yes, we all want to reduce it, but ant some point we dot two, update it and challenge it, right? So it won't be sort of just this linear thing where you're constantly just changing.</text:p>
      <text:p text:style-name="P4">You've dot two, update it and challenge it at some point. So it will sort of be a little bit of a roller coaster and have a few dips where you dot two take that risk to see if there's another way that is more efficient, that will save it more.</text:p>
      <text:p text:style-name="P4">22:17 Whether synchrony is always necessary, I'm not sure. I definitely think that when you're unsure whether or if your prior is not so precise, you're not 100% sure that is the best way to do whatever you're doing or you're not 100% certain that your belief is explains what's going on, then I think you're more likely to synchronize with others. I think once you're quite certain on what you think and what you're going to do, then it's a lot harder to synchrony.</text:p>
      <text:p text:style-name="P4">Like with the cognitive sort of immunity. When you've got chronic gain, it's a lot harder to change that because you're convinced that you're right. You've had this pain for years maybe and you know what it's like, if you bend forward, it's going to hurt. So why would you bother to challenge that?</text:p>
      <text:p text:style-name="P4">There's a lot of studies that show that especially with a synchrony, with their when they're younger, the synchrony is very consistent.</text:p>
      <text:p text:style-name="P4">23:28 Obviously they need to work with their caregiver to get their static needs and everything that they need to keep surviving. But it shows that they do still think when they're adults but the time when they're older or in adulthood that they do think is when they're unsure. When something happens when you are near that caregiver and you don't know, you still sort of rely on them. Say I don't know, you get into a car accident or something and there's a big shock and you're not sure.</text:p>
      <text:p text:style-name="P4">Often the child will still, no matter how old they are, will look to the parent, obviously unless the parent is very old. But generally speaking, in terms of uncertainty you will look towards someone else. So I think is synchrony always necessary? No, but I think if you're not 100% sure with your prize and you are questioning it or there is a doubt of that questioning it, then I think synchrony will play more of a role in it and I'll talk about it.</text:p>
      <text:p text:style-name="P4"/>
      <text:p text:style-name="P4">24:37 Daniel:</text:p>
      <text:p text:style-name="P4">Awesome, thanks.</text:p>
      <text:p text:style-name="P4">Yeah, just thinking about beliefs in the way that we might talk about them. Hey, Bleu. Welcome. Just the way that we might conversationally talk about beliefs. If somebody is unsure about something that's when they look to be synchronized by some other informational resource.</text:p>
      <text:p text:style-name="P4">I'm not sure what time this thing opens so I'm going to look it up in this way or I'm going to ask this <text:soft-page-break/>person or I'm not sure where to go so I'm going to follow the crowd. We see that kind of in the ant pheromone brain, we see that in the social media, all these different areas. And then conversely when somebody does have a more confident, more built up prior then that's more like going their own way and potentially being more resistant to external contrasting information and then translating from that one conversational meaning of belief like I believe that is going to open at this time into a broader Bayesian perspective on Bayesian brain and body and thinking about pain and perception as also parameters that can be seen as beliefs in this Bayesian sense.</text:p>
      <text:p text:style-name="P4">25:55 So not always like a psychological experienced belief but in some statistical way it's like they're held stances that are updated in some way or partially or completely by certain kinds of encoding information. So Iain and then also like this is going to be, I think, very interesting to return to the free energy minimization and unpack like what we mean by free energy there.</text:p>
      <text:p text:style-name="P4">So Iain, go for it.</text:p>
      <text:p text:style-name="P4"/>
      <text:p text:style-name="P4">26:26 Speaker C:</text:p>
      <text:p text:style-name="P4">Thanks. I just sort of wanted to check that some of the language used in other realms of therapy so this idea of selfregulation and correlation are we saying here that this synchrony in the therapeutic reliance is a form of co evolution that we hear a lot about in people with disorder problems with the autonomic nervous system? And then we say you go to a therapeutic to help co regulate your autonomic nervous system. Is that what we're saying is synchrony as the kind of mechanism for correlation which I believe fits with what you're saying, Zoe, that children need that more and as adults we might do that occasionally. I'm just thinking also other forms of therapeutic synchrony and co regulation.</text:p>
      <text:p text:style-name="P4">27:28 So meeting friends for a coffee sometimes I might be having a bit of a stressful week or a wobble in some way. And then I meet some friends and we kind of seek counseling each other, have a synchrony our movement of our hands to our mouth with a coffee cup or listen to some music together, tap our feet together. And that's a kind of therapeutic. So are we all kind of doing this on and off all the time?</text:p>
      <text:p text:style-name="P4">My thoughts or questions.</text:p>
      <text:p text:style-name="P4"/>
      <text:p text:style-name="P4">28:09 Speaker B:</text:p>
      <text:p text:style-name="P4">Jorge?</text:p>
      <text:p text:style-name="P4"/>
      <text:p text:style-name="P4">28:15 Speaker D:</text:p>
      <text:p text:style-name="P4">Yeah, no, I just wanted to say yes. With the co regulation, I think that we kind of not always but I think we do add an element to try and suggest that we'd like to say that we in part help co regulation and co as a practitioner to achieve sort of recovery and reduce pain and help me. I think we all want to say that we help in that process and that we help regulate their disruptive pattern, whether that's inflammation, whether that's pain, whatever sort of metrics that you want to rate your treatment by or whatever your treatment goals are that you're sort of working towards. I think we all want to say that we sort of help regulate which ways we regulate in terms of whether we actually change their heart rate or things like that.</text:p>
      <text:p text:style-name="P4">29:18 We're not always as specific about, we don't have the research to kind of show that.</text:p>
      <text:p text:style-name="P4">But I think certainly there is elements of synthetic and things that we do as well as the intent to co <text:soft-page-break/>regulate even if we don't empirically do it or achieve it. Whether just that reassurance that we're attempting to help regulate their pain, I think is sort of the intention that I hope that as a practitioner I am giving off to my patients and I'll let George speak.</text:p>
      <text:p text:style-name="P4"/>
      <text:p text:style-name="P4">30:04 Speaker B:</text:p>
      <text:p text:style-name="P4">I think, you know, if you come from a manual therapy background, a touch based, hands on approach, one could argue, or old school kind of beliefs in the professional would argue that actually how you achieve that core regulation, autonomic nervous system sympathetic power. Sympathetic is primarily through the use of techniques. Use a technique in a particular part of your body and this affect the parasympathetic part and so on the vagus nerve and all that stuff. That sort of implies there is a tool that by which you can apply that stuff, treat that particular bit and by miracle modulate everything I used to be there, no longer there because the evidence isn't strong enough to actually support those clients. On the other hand, if we add another element, which is the element in the synchrony and the synchrony here goes beyond just that sort of passive practitioner led type of intervention into something that implies communication, implies alignment, you know, attuning to the environment and the environment there is the practitioner as well.</text:p>
      <text:p text:style-name="P4">31:27 So the other person in the room, the guy that is facilitating the process. So sort of takes away from this idea that everything is about touches, everything is about the manual stuff and so on. But it becomes a kind of a multipronged approach where touch matters, that communication matters as much as touch and it's not a technique X, Y or Z but it's actually the whole package of care that's likely to enable us to get there. So is it similar? I like your analogy, tough guy and so on.</text:p>
      <text:p text:style-name="P4">You go out, you need to see your friends, you need to synchrony in a different environment because ultimately people talk to each other and correlation regulate each other even in terms of reducing our static close of a tough week and so on. There are kind of things that are similar to what happens in the clinical setting. One of them we're probably thinking about reward systems as well.</text:p>
      <text:p text:style-name="P4">32:29 There's a sort of a participation in something that is likely to, even if uncomfortable is let. It's going to lead to some improvement.</text:p>
      <text:p text:style-name="P4">Maybe there's some dopamine stuff there. Maybe there's a reward pathways that are kind of involved in the whole thing like having a drink in the same having a therapeutic intervention that ultimately is going to get me to a better state. I think it's very very analogous to moving away from the free energy principle. Hinton an area that is kind of works alongside that enactivism the concept of sense making.</text:p>
      <text:p text:style-name="P4">What Enactivism would argue participate through sense making. So synchrony could be also looked from that Heins from that perspective. Whereas two people or more than two people either in a group having a drink and all kind of helping each other because I listen or in a therapeutic setting that sort of participate.</text:p>
      <text:p text:style-name="P4">33:37 You're thinking minimizing free energy or the kind of activists actually, I think we're sort of looking at the same phenomena maybe with different language but arguably the same kind of phenomena. So I think it's that package that probably helps core regulation rather than just one intervention.</text:p>
      <text:p text:style-name="P4"/>
      <text:p text:style-name="P4">34:05 Daniel:</text:p>
      <text:p text:style-name="P4">Thank you. Bleu. Welcome. Do you want to add anything or ask anything?</text:p>
      <text:p text:style-name="P4"><text:soft-page-break/></text:p>
      <text:p text:style-name="P4">34:16 Speaker E:</text:p>
      <text:p text:style-name="P4">Not right off the bat, just hi, it's nice to be here with you guys. I'm sorry I missed last week and I really enjoyed the discussions of the paper so far and I'll jump in in a little bit. I think you guys were engrossed in a good conversation.</text:p>
      <text:p text:style-name="P4"/>
      <text:p text:style-name="P4">34:32 Daniel:</text:p>
      <text:p text:style-name="P4">Okay, awesome. So the Dopamine angle and a few other things we'll return to.</text:p>
      <text:p text:style-name="P4">But we were talking about minimizing free energy and I wanted to show a few images from the textbook because even those who have seen free energy come up in a lot of different settings. Sometimes returning to the basics is a generator that helps us take it in many other ways. And for those who are maybe focused more on the clinical setting or have more of that background. This can provide a little other tissues around the connective tissue. Free energy is being used like a connective tissue here.</text:p>
      <text:p text:style-name="P4">It's bridging a lot of different ideas. It's helping us connect different sensory modalities and therapeutic modalities. So just a few cool images from the active inference textbook. So here is figure two three, and it's the action exteroception loop and the two ways that discrepancies related to predictions or expectations, the two ways that discrepancies about observations can be reduced, just qualitatively is through changing belief and changing action.</text:p>
      <text:p text:style-name="P4">35:51 And it's some blend of those two that individual entities are engaged in in this action perception loop.</text:p>
      <text:p text:style-name="P4">And then when we're specifically talking about free energy, there's some type of equation, this is like a simple form of it that is going to make that discrepancy minimization tractable and possible to calculate for at least us doing statistics from outside the system, if not for the system itself to do. And what is the real sort of hidden goal is this minimization of true surprise. But the minimization of true surprise is intractable or inaccessible. And so free energy serves as like this upper boundary. Whereas if we can reduce this upper bound, we're getting implicitly closer to this asymptotic reduction of surprise.</text:p>
      <text:p text:style-name="P4">36:59 So who is doing this reduction of surprise that relates to the entity question what is the entity that's actually doing free energy minimization? And so what are the entities that we're talking about here? What does it mean to minimize free energy?</text:p>
      <text:p text:style-name="P4">Like how earlier it was brought up and sometimes where that free energy minimization was going with the flow and then sometimes when there was a flow disrupt. So what is free energy minimization and what are the entities and how are we modeling that? Iain and then anyone else?</text:p>
      <text:p text:style-name="P4"/>
      <text:p text:style-name="P4">37:45 Speaker C:</text:p>
      <text:p text:style-name="P4">Thanks. Yeah, that question of what are the entities and linking it back to George's point about sense making and inactivism. So in the paper there was some really interesting stuff on the realizing that we're all alike in the therapeutic alliance and relating that back to sense making. I'm thinking that therapeutically or meeting friends in a manual therapy or meeting friends, the outcome might be I'm not a weirdo, I haven't done anything wrong, everything's okay. Again, I'm relaxed and that's therapeutic.</text:p>
      <text:p text:style-name="P4">So, you know, I'm amongst people who are very much alike me. And that's the sense making, there's the pattern cognition. I'm a valuable member of my tribe, however you want to describe it.</text:p>
      <text:p text:style-name="P4"><text:soft-page-break/>38:51 But we're never complexity identical or are we? I don't know.</text:p>
      <text:p text:style-name="P4">The proposal in the paper is that that's the ultimate realization that we're all alike. And I can kind of see that. That's a kind of relieving thing to realize. But we're similar. But I'm similar to my pet dog and I've got eyes and I breathe and my heart beats and I can synchrony in some ways with that and it feels.</text:p>
      <text:p text:style-name="P4">Nice, but my dog can't help me do my accounts, for example. So yes, this awareness and how does that fit into sense making?</text:p>
      <text:p text:style-name="P4"/>
      <text:p text:style-name="P4">39:38 Daniel:</text:p>
      <text:p text:style-name="P4">Thanks Bleu.</text:p>
      <text:p text:style-name="P4"/>
      <text:p text:style-name="P4">39:40 Speaker E:</text:p>
      <text:p text:style-name="P4">So as I've been reading the textbook, I've been thinking a lot about the hidden states. And it's interesting to think about that in terms of using touch to kind of resolve uncertainty about the hidden states. Because while a state might be hidden to the patient, right, when you present with some, like, I've got a pain in my shoulder or something like that, it might be easy for the therapist to say, oh, that's this, and I push here and tweak this, and then it's better. So it might be hidden to the patient but not hidden to the doctor or hidden to the doctor and the patient, or hidden to the patient but not the doctor, or the doctor but not the patient.</text:p>
      <text:p text:style-name="P4">So it might be like all of these things and so it's like working together, this kind of synchrony to resolve uncertainty about a hidden state. And I thought a lot about like who's making the observation and who's doing the state observing and who is active states hidden to and it brings back the paper that you guys mentioned in the dot Zero, the communication active inference lab because it really is like a bidirectional harmonious kind of thing happening.</text:p>
      <text:p text:style-name="P4"/>
      <text:p text:style-name="P4">40:50 Speaker D:</text:p>
      <text:p text:style-name="P4">Right.</text:p>
      <text:p text:style-name="P4"/>
      <text:p text:style-name="P4">40:51 Daniel:</text:p>
      <text:p text:style-name="P4">Awesome, thanks. Yes.</text:p>
      <text:p text:style-name="P4">George.</text:p>
      <text:p text:style-name="P4"/>
      <text:p text:style-name="P4">41:04 Speaker B:</text:p>
      <text:p text:style-name="P4">Actually starting with the hidden states, who's observing, who's Beren observed? I think the free energy model or picture the typical representation with the two agents and or one agent in the world and internal states, external states and so on. If you have the two agents, there's something in the middle that clearly is the ground where we kind of try to achieve some form of alignment and then that sort of implies the reading of someone else's internal state, I think who makes the conversation, who's been observed and so on. I think again is the bird song is a given take because there are clearly situations where you may be telling your patient that actually is nothing to worry about, for example, where you're not particularly sure about what's going on and the patient can clearly read in your body language that no, it's hiding something from me.</text:p>
      <text:p text:style-name="P4">42:13 Right.</text:p>
      <text:p text:style-name="P4"><text:soft-page-break/>It's something there that doesn't feel right. And actually there's an interesting phenomenon, for example, in chronic conditions, which is the concept of cognitive immunization, where it's very common these days for patient goes and sees a practitioner chaos. Consulted with doctor Google to start. Doctor Google said it could be x, y, and Z, typically the worst case scenario. Goes and sees doctor number one.</text:p>
      <text:p text:style-name="P4">Doctor number one says, yeah, you know what? Nothing to worry about. Nothing wrong with you. Passion has dot one kind of saying alright, I don't trust you kind of thing then goes and sees partitioner number two that comes with a different story and maybe you forget about, you forgotten about something. Goes to partition number three and so on and gets through a process where authors argue that the system becomes cognitively immune to any new explanations because the expectation is surely there's something wrong with me.</text:p>
      <text:p text:style-name="P4">43:27 So clearly, in those conditions, if we take from this lens, one could argue yeah, as a person, I'm observing you. I'm kind of reading your external states, which is I don't trust you kind of thing because you're actually telling me something, but actually something that potentially you don't believe either. Okay. Or, you know, this thing about let's do cognitive reassurance. Because most nonspecific back pain or neck gain, one cannot say that's clearly a particular tissue responsible for the pain, the symptoms and so on.</text:p>
      <text:p text:style-name="P4">So you say, okay, there's nothing serious with you, so what's wrong with me? You clearly can't tell the patient you've got non specific back pain because for the patient that means you haven't got a clue about what's wrong with me or even playing that something upstairs in my head. I'm making it up. So patients observe us for sure and they know when we kind of are confident and so on and when we're not so confident and maybe we're not entirely sure if actually the whole thing is going to happen.</text:p>
      <text:p text:style-name="P4">44:30 In the same way we observe patients, we start observing them when they come through the door, when you first greet them and so on.</text:p>
      <text:p text:style-name="P4">Hohwy you doing before COVID times, shaking hands and so on were a pretty good first kind of getting Hinton someone else's internal state because just the handshake, the quality of the amount of pressure, the confidence and so on. There were cases say this person is anxious, this person is down, is depressed and so on. And you could get that down to when you do clinical examination, you touch, you observe, you feel, you palpate and so on.</text:p>
      <text:p text:style-name="P4">That implies that there's a lot of unconscious stuff that process comes through Atreides through our century, our centurion and we make something out of it.</text:p>
      <text:p text:style-name="P4">45:30 So that's what we kind of one of the things we try to explore through this stuff about trying to understand someone else's external states predicting a little bit of their mental states and that's where synchrony and that's where alignment kind of plays that important role because there's no alignment. I can't clearly guess what's wrong going on. The stuff I know what you mentioned about sense making and so on. Sense making is quite an interesting thing.</text:p>
      <text:p text:style-name="P4">He said okay, we're not like a patient is a patient and the practitioner is a practitioner. There is that power differential as well. There's the doctor, there's the patient when one is an expert and when the other is an expert and things alternate.</text:p>
      <text:p text:style-name="P4">46:31 The whole thing about sense making and actually minimization of free energy and so on. Sense making is quite an interesting thing too when we look at some clinical conditions and there's some beautiful stuff written about for example, mental health and inactive approaches and looking at, for <text:soft-page-break/>example, depression as a disorder of sense making, for example. And you see that sometimes with patients with chronic muscles problems that also have a comorbidity they have depression. What came first, the depression of the back or the back pain? One could argue that if I suffer from chronic back pain and I can't get out of the house, I can't see my friends, I ant walk my dog, I can't play with my children and so on, the world stops kind of making sense, right?</text:p>
      <text:p text:style-name="P4">I don't go out because outside is a cruel world and it's kind of full of dangers and so on.</text:p>
      <text:p text:style-name="P4">47:37 So I stay in a safe environment which is my home, watching Kelly, kind of complaining about myself to myself, okay? And I become depressed because I'm stuck there. So the therapeutic encounter that sort of nice ecological niche in a sense creates opportunity for sense making to understand where there's patterns. For example, rigid behavior, rigid thinking that actually by understanding, by interacting can potentially start taking the patient in a particular direction which is the sort of this kind of road to recovery.</text:p>
      <text:p text:style-name="P4">And one could argue that if someone starts feeling kind of better in themselves symptoms reduce a little bit, can start doing a little bit more, can start again engaging with the world.</text:p>
      <text:p text:style-name="P4">48:43 Maybe the other stuff about feeling miserable would get better as well. And I think that's sometimes what we see in most schools political care is this stuff. You know, we don't treat mental health, cognition and I don't think we should make those claims because they're clearly boundaries and coherence and so on. But you know, the patient that has got, for example, a chronic muscle problem and gets better and gets an impact that impact changes their quality of life, changes their ability to become an agent again because pain they lost their agency because of pain.</text:p>
      <text:p text:style-name="P4">I think that's where the beauty of this understanding this stuff kind of comes is you can impact on different levels of the person, of the self that is clearly not just that embodied itself, that body, but it's beyond that embodied itself. It's sort of this multi dimension kind of what is to be a person kind of thing, right?</text:p>
      <text:p text:style-name="P4">49:50 So I think at times it's about kind of reading the other understanding the other guys external states is about sort of doing the right thing at the right time. Because I know there's a queue that tells me maybe if I do this stuff this could be really one way of getting insurprising the system in a very positive way. Okay, so I've just been participating.</text:p>
      <text:p text:style-name="P4">Zoe.</text:p>
      <text:p text:style-name="P4"/>
      <text:p text:style-name="P4">50:22 Speaker D:</text:p>
      <text:p text:style-name="P4">Yes. I think oh, gosh. Okay.</text:p>
      <text:p text:style-name="P4"/>
      <text:p text:style-name="P4">50:28 Speaker F:</text:p>
      <text:p text:style-name="P4">Yeah. I think similar to what George said on sort of a bird song I think there's different aspects where yes, generally on the technical the physiology or the anatomy site then the practitioner is always obviously more the expert.</text:p>
      <text:p text:style-name="P4">But I think there's certain things where maybe you're looking at a patient or you're still trying to examine them and the patient is still going to be the expert in their pain. And so you might be tossing and turning between a few diagnosis and then the patient suddenly comes up with like, oh yeah, by the way, and then what you were thinking completely goes out. So I think you completely read them. There's always going to be sort of hidden states that you don't know about, and then you kind of have to <text:soft-page-break/>you're always on the lookout in case the situation is changing. Or maybe they don't want to tell you exactly what it is.</text:p>
      <text:p text:style-name="P4">And you think something's missing. That introduction, that maybe there's an element of this that you're not getting.</text:p>
      <text:p text:style-name="P4">51:32 Or suddenly they got worse and you're wondering, well, what happened? Like, what changed? What goes on?</text:p>
      <text:p text:style-name="P4">And then you find out that.</text:p>
      <text:p text:style-name="P4"/>
      <text:p text:style-name="P4">51:43 Speaker D:</text:p>
      <text:p text:style-name="P4">Their.</text:p>
      <text:p text:style-name="P4"/>
      <text:p text:style-name="P4">51:43 Speaker F:</text:p>
      <text:p text:style-name="P4">Child'S been really sick or something, or their work chaos been really stressful or something else has happened, excluding that they haven't Sajid that you kind of pick up on. So I think there's that way you're inferring what the other person Heins and there's definitely you're watching them, they're watching you, and you're kind of still deciding what's going to happen based on what you think is going on throughout treatment. There's no Seth treatment for certain things as well, like whether it's exercises or touch, you have to adapt based on what you're feeling and similarly to what you brought it up before, the sort of synchrony and whether it's exact or not. Well, it sort of also depends on the stimulus.</text:p>
      <text:p text:style-name="P4">There's a lot of research that there was one paper that was about a film and they got two separate people to watch the same film by themselves ant separate times, but in certain parts of the film, their heart rate was exactly the same.</text:p>
      <text:p text:style-name="P4">53:04 Their heart rate went up when the fight scene happened, and then their heart rate went down the same. And actually the difference was they were in sync even though they were nowhere near each other, couldn't see each other, didn't know what that person was doing, they Beren doing completely different things, but the stimulus dictated the synchrony. So I think that's an interesting thing to consider as well, that the synchrony might be from the stimulus that's happening during the treatment, whether it's touch, whether it's something else. But we focused on touch, whether you synchrony just based on what you're in that moment.</text:p>
      <text:p text:style-name="P4">But actually it's completely different otherwise. So yeah, just wanted to point out thanks.</text:p>
      <text:p text:style-name="P4"/>
      <text:p text:style-name="P4">53:55 Daniel:</text:p>
      <text:p text:style-name="P4">That reminds me a lot of this direct interfacing mechanism of synchrony, which might be via like auditory communication, touch and so on. And then there's this more stigma, g based niche modification construction of a niche, like a corn maze where everybody walking through it is having a shared experience or like you said, with two people watching the same film. It's like there's some similarity in their niche and so there's a resulting synchronization without direct interfacing because they're interacting in a shared there's something shared about their niche.</text:p>
      <text:p text:style-name="P4">Either two people going through the same niche at different moments, patients coming through a space, or there's people that are in separate physical spaces, but the niche has some similarity.</text:p>
      <text:p text:style-name="P4">54:56 And I'm sure there's a lot of other examples like that. Iain. And then I have that image up if you want to describe what you want to share there.</text:p>
      <text:p text:style-name="P4"><text:soft-page-break/></text:p>
      <text:p text:style-name="P4">55:05 Speaker C:</text:p>
      <text:p text:style-name="P4">Thanks, Anil.</text:p>
      <text:p text:style-name="P4">Seth. We'll describe that in a moment. But as conversation about films, I'm just thinking that Hollywood and filmmakers are actually masters of inducing synchrony. Really. They've got the bird song, so they've got the beautiful music or the dramatic music or whatever.</text:p>
      <text:p text:style-name="P4">You got the imagery, the words, the composition of the images to hopefully not obviously not everyone will have the same experience of a film, but they hope that their sad film will induce some synchrony amongst the viewers in terms of their response in their body, or a happy film will induce some kind of rhythmic laughter.</text:p>
      <text:p text:style-name="P4">I'm thinking about some work I've heard of recently of John Viveki looking at emotional goosebumps. And this links to the process of temperature regulation is being exacted up into some kind of relevant or bringing things salient to us through goosebumps.</text:p>
      <text:p text:style-name="P4">56:20 And there's an opportunity there to kind of open up cognitive and explore some other ideas that maybe the person wasn't able to before. And you can think, okay, that music gave me goosebumps and I had all these ideas. So, yeah, there's just a few things as we were talking there that I was thinking about.</text:p>
      <text:p text:style-name="P4">But this diagram was, George, as you were talking about, the kind of how the complex things that might be at play in a patient that this was done by MIT, only found out about it a few days ago is 2015. But all of these different factors that might lead someone into a kind of vicious cycle of depression. And we've got things like cortisol or unbridled inflammation at the top there. But then you've also got, as you said, George, the physical inactivity and how this you've got all these different looping perception action cycle here that are creating this sort of downward spiral.</text:p>
      <text:p text:style-name="P4">57:23 And therapeutically, I guess what we're trying to do is create an upward opening, trying to get an access point.</text:p>
      <text:p text:style-name="P4">And Zoe said you might have to try lots of things. You have to try looking trying one of these loops. And if that doesn't work, okay, try a exafferent loop to open up this sort of thing that's tightening and maybe open it up either physically or perceptually.</text:p>
      <text:p text:style-name="P4"/>
      <text:p text:style-name="P4">57:48 Daniel:</text:p>
      <text:p text:style-name="P4">Yeah. Thank you.</text:p>
      <text:p text:style-name="P4">This is like very much showing that complex causation. And so sometimes a disciplinary approach might be like, well, hippocampal volume is associated with this change, and that could absolutely be empirically true, or cytokine signaling or early adverse experiences. And so part of the challenge is reassembling this complex causal network. And then even if there were some sort of causal network that could be reassembled, then how might the failure mode be similar or different from the recovery mode? Like there are certain things that cannot be changed, like in the past and there's other things, kind of like the concept of hysteresis where we can't just reversibly modify something.</text:p>
      <text:p text:style-name="P4">And so where are the leverage points in this diagram, George?</text:p>
      <text:p text:style-name="P4"/>
      <text:p text:style-name="P4">58:57 Speaker B:</text:p>
      <text:p text:style-name="P4">Yeah, it's pretty complex, but very good diagram for sure. And I think that there's a lot of stuff that we <text:soft-page-break/>are talking about that's clearly there clearly we have modifiable and non modifiable things. There's stuff we can't change someone else, someone else's genetics, we can't change what happened in the past, okay? But they are modifiable. Things that, at least in the context of musculoskeletal care, are present.</text:p>
      <text:p text:style-name="P4">That can include beliefs, their prize about their ideas about pain, what's wrong with them? And so on down to things that could be. Lifestyle. And lifestyle. It could be more movements.</text:p>
      <text:p text:style-name="P4">Kind of changing the diet or whatever.</text:p>
      <text:p text:style-name="P4">59:57 Stop smoking. Kind of engaging in something that starts getting them. Kind of start getting the sense making back. Okay?</text:p>
      <text:p text:style-name="P4">Through the sense, the ideas. And actually the other interesting thing about this stuff where are the opportunities?</text:p>
      <text:p text:style-name="P4">How can we start that process of change? A very nice model typically align more with an activist approach now sort of finding ways into pain and so on. Are the ecological psychology ideas about affordances, what is out there in the environment? Already linked some authors to tell us the active inference, predictive processing and so on. But clearly one can think about the world provides us with a landscape of affordance stuff that kind of our opportunities for action, which is basically what the description of an affordance is.</text:p>
      <text:p text:style-name="P4">1:01:05 And one that lives in a very nice environment, for example, in a beautiful park and can walk along the coastline and stress free environment and so on. Clearly that world, it's a world for a sort of beautiful kind of lifestyle and so on, right? Whereas if one lives in an urban jungle and everybody's super stressed outside and so on, arguably that landscape kind of is much smaller. And when we say, yeah, would be good for you to start walking, for example, that would be a good way of start to start managing your pain. The patient can say, yeah, but when I get out of the house, I'm struggling, I might just get run over by a car straight away.</text:p>
      <text:p text:style-name="P4">The environment outside is awful. There's evolution everywhere. What do you want me to do?</text:p>
      <text:p text:style-name="P4">I'm scared of going outside. So no, thank you very much. But of course, if you are on the other side of the spectrum, you can invite a person and use what's out there and start playing a little bit with those opportunities for action.</text:p>
      <text:p text:style-name="P4">1:02:14 I think that those are tools that if we think sometimes we can start thinking very hard about what sort of exercises should the patient do, should the person get engaged, and so on. And if we think Dutch in much simpler terms and think about what's outside, what's out there, what kind of things are already in the environment that can be used to actually promote change, we would be surprised that actually just the flight of stairs would be good enough.</text:p>
      <text:p text:style-name="P4">Don't take the lift. Take the stairs and start sort of walking a little bit back and forth from home to work and so on. Those minimal things. If the person feels like, yeah, okay, I'll have a go and I'll try that. Clearly we are in that process of Chang Kim, of changing a little bit of their sort of internal state, maybe that prior about, I can't move, I can't lift, because it'll damage my back.</text:p>
      <text:p text:style-name="P4">1:03:16 In fact, when they start trusting their bodies, they can do a little bit more.</text:p>
      <text:p text:style-name="P4">It's always hard to think about, okay, how can I change this? How can I change the generative models? And we almost think everything needs to be conscious, cognitive and so on, when in fact, a lot of stuff happens unconsciously, right?</text:p>
      <text:p text:style-name="P4">If it was always about, I'm going to think about changing and I'm going to do this, and then the world <text:soft-page-break/>would be much simpler. Right. But a lot of stuff is hidden anyway, and even the person is not aware of that stuff.</text:p>
      <text:p text:style-name="P4">So the change, the process, the tools and so on. This is a fascinating that goes back to that very good diagram with all these factors. And I think as a practitioner, yes, okay. I can focus entirely on the brain and the neuroscience of it and become like a brain centric approach, or I can start thinking about actually the brain is it's the hardware kind of stuff, but there's much more in it and much more in it.</text:p>
      <text:p text:style-name="P4">1:04:28 Takes the person, takes the environment, takes the kind of opportunities and so on.</text:p>
      <text:p text:style-name="P4">The stuff out there can be used.</text:p>
      <text:p text:style-name="P4"/>
      <text:p text:style-name="P4">1:04:36 Daniel:</text:p>
      <text:p text:style-name="P4">Thank you, George. Zoe?</text:p>
      <text:p text:style-name="P4"/>
      <text:p text:style-name="P4">1:04:40 Speaker F:</text:p>
      <text:p text:style-name="P4">Yeah. Just going off of what George said in terms of the environment around it, like when you're sort of maybe if you're surrounded by nature or things like that, then you might be sort of more willing or more able to change your errors. I think it's also important to realize, especially through touch, that it's one modality, right. It's one way in which we're starting to kind of try to understand and try to manipulate the process of sort of changing those memories, whether it's the way it's processed or just having initially or just trying to adapt it. And that's that touch is one way.</text:p>
      <text:p text:style-name="P4">But I think also it's interesting that it's probably more likely that we may not be able to completely change that sort of prior, but we might in that context, so we might not change the fact that it's painful to Beni down, but we might be able to, through touch and through sort of treatment get the patient to realize, okay, well, yes, maybe bending forwards is dangerous.</text:p>
      <text:p text:style-name="P4">1:05:53 It is a bad thing. But if you do it in a certain way and you look at it in this way, then actually it's not so bad. So I think it's important to take the context into it. I think with this, I think we might be able to maybe not completely change the maladaptive belief, but with touch we can try to change it so that it's more context specific rather than a general belief that isn't able to change.</text:p>
      <text:p text:style-name="P4">We might be able to change it. So in certain circumstances, whether it's the way we do things or just the way that we approach things, we might be able to update it or modify it for that specific thing. I know the papers were talking about it in terms of like being scared of spiders. You might still be scared of spiders, but if you know that you're scared of spiders and they've got food nearby and they're just spiders happy, then maybe the spider is still scary, but it's not likely to kill you or something like that.</text:p>
      <text:p text:style-name="P4">1:06:57 In this circumstance, it's not as bad as it could be, and you're going to be safe from whatever sort of fear it is.</text:p>
      <text:p text:style-name="P4">So I think that's an important thing to add on from what George was saying. And I'll pass back to George.</text:p>
      <text:p text:style-name="P4"/>
      <text:p text:style-name="P4">1:07:10 Daniel:</text:p>
      <text:p text:style-name="P4">Yes, George. And then Iain.</text:p>
      <text:p text:style-name="P4"/>
      <text:p text:style-name="P4">1:07:16 Speaker B:</text:p>
      <text:p text:style-name="P4">What just Sajid kind of yeah, it's quite important. Through touch we can clearly get in kind of affect <text:soft-page-break/>understanding and so on. I think that's all the positive stuff about touch, there's another factor, another side of the equation, which I think as practitioners we need to be aware of, which is the power of what's the hidden states state, and that touch can trigger. And particularly in trauma situations, memories are embodied. And when you touch someone in a particular part of the body, that might again bring that unconscious stuff about.</text:p>
      <text:p text:style-name="P4">For example, someone has been victim of sexual abuse, for example. And you could touch a person and straightaway. Either there is a sort of a massive response fight or flight, you know what's going on here or you might actually, if it is about the sort of hidden states, you might actually find that that touch kind of created a response that is almost like a no go zone.</text:p>
      <text:p text:style-name="P4">1:08:32 And you kind of need to be aware that sometimes, you know, you touch people, they don't like being touched. Someone goes to a clinician that's and intervention is primarily touch based, doesn't like being touched, might go well, you might synchronize extremely well, you know, kind of they understand you, they talk when you start, okay, let's have a look at Paul Pay.</text:p>
      <text:p text:style-name="P4">That you can feel like there's a fight or flight kind of mode. The person goes in straight away. So I think understanding this is also quite important in understanding the limits of coherence of someone in Musculoskeletal care, for example, that's an area that we're probably a person needs to be referred to someone else, an expert in the area. Or maybe by getting the sense of there's a response here. That's not the one I would expect to perhaps not then to open the Pandora box.</text:p>
      <text:p text:style-name="P4">Tell me a little bit about what's going on here, because, again, you probably triggered you pressed on a button that keep the liz on kind of thing.</text:p>
      <text:p text:style-name="P4">1:09:42 Don't open it, please, because this is important, I think, both ways. It's kind of the power as a therapeutic tool, but also the power of triggering responses that actually are quite important to take into account. And in fact, the paper we got accepted yesterday, which is the continuation of this in most care, one of the reviewers actually wanted us to say there are psychologists in psychotherapy treats people that memories are embodied. And you need to be aware of avoiding overlaps.</text:p>
      <text:p text:style-name="P4">Okay? So that means don't jump into an area that you don't know about, but be aware that sometimes you're getting that responses pretty much. You're getting into someone hidden states stuff that is there, and the background. Leave it alone, please. That's the way at least I field the world around me.</text:p>
      <text:p text:style-name="P4">1:10:46 Don't start the process that you don't want to, or if you don't, if you do, then go and see someone else.</text:p>
      <text:p text:style-name="P4"/>
      <text:p text:style-name="P4">1:10:54 Daniel:</text:p>
      <text:p text:style-name="P4">Thank you. Bleu. Sorry, Iain. And then Bleu.</text:p>
      <text:p text:style-name="P4"/>
      <text:p text:style-name="P4">1:11:03 Speaker C:</text:p>
      <text:p text:style-name="P4">Oh, it's okay. I didn't have my hand up. Sorry.</text:p>
      <text:p text:style-name="P4"/>
      <text:p text:style-name="P4">1:11:06 Daniel:</text:p>
      <text:p text:style-name="P4">Okay, Bleu. Go for it.</text:p>
      <text:p text:style-name="P4"/>
      <text:p text:style-name="P4">1:11:08 Speaker E:</text:p>
      <text:p text:style-name="P4">So it's interesting, and I don't know if, like, in your work as a Macintosh, but there's many layers I <text:soft-page-break/>found through working emotionally, physically on myself through my life. Like, it's like feeling an onion, right? And so as you go through, it's interesting that all this stuff resurfaces and even physical trauma remains there. Like, you stub your pinky toe. You stub your pinky toe 25 times, 35 times, 255 times.</text:p>
      <text:p text:style-name="P4">Who knows how many times, right? Depends on how clumsy you are. But your pinky toe remembers being stubbed. It has maybe like a hyperresponse because it's been stubbed so many times because it's whatever its little job in life is to be stuck, I think. But it's interesting that you kind of have to open it up to do the work.</text:p>
      <text:p text:style-name="P4">And I wonder what kind of synchronous work there is. I know that there are some people that deal with physical and emotional trauma.</text:p>
      <text:p text:style-name="P4">1:12:12 And I know physical trauma can be a manifestation of emotional trauma, and you can have emotional trauma based on your physical trauma. So again, it's like this bi directional circular loop. And I wonder what the training is and osteopathy to deal with emotional trauma that may come up or what kind of like, are there people that do generative practices?</text:p>
      <text:p text:style-name="P4">Like, you have to be like, an osteopath and then maybe do your residency as a psychiatrist or what kind of, you know, can you get it all out if you have like some kind of linked problem that's both physical and emotional?</text:p>
      <text:p text:style-name="P4"/>
      <text:p text:style-name="P4">1:12:51 Daniel:</text:p>
      <text:p text:style-name="P4">Thank you, George.</text:p>
      <text:p text:style-name="P4"/>
      <text:p text:style-name="P4">1:12:53 Speaker B:</text:p>
      <text:p text:style-name="P4">Then okay, so the modeling in terms of therapeutic alliance and synchrony and using touch if we use to the whole world of healthcare practice could argue that in a world of psychotherapy for examples mind body kind of stuff the person would be sort of equipped with the toolflex Noor. To enable them to open up, to start the process and being able to deal with that. So the paper has a kind of generative kind of model that could apply as an umbrella to a number of areas of practice.</text:p>
      <text:p text:style-name="P4">For sure, we can do that and no problem. If we think specifically about menotherapy and specifically about osteopathy, then you've got two worlds the American world of astrophatic medicine, where astropatric medicine is medicine and there are osteopaths in the US who are psychiatrists as well.</text:p>
      <text:p text:style-name="P4">1:14:00 And in that case, yes, that person would be ideally to be able to explore that, to do that, to kind of start that process up, Beren actually using both their coherence as a psychiatrist and their coherence as also manual therapist as a hands on kind of a practitioner. In other countries, osteopaths are primarily kind of manual therapeutic, if you want to call it that way. Although ostrates don't like being called manual therapists, but primarily use manual therapy primarily in my school care but other areas of practice.</text:p>
      <text:p text:style-name="P4">And we start seeing a number of practitioners going down the route of like physiotherapists using what is called a psychologically informed type of practice. And that typically involves some additional training in counseling or some additional training in some CBT like kind of approaches, like, for example, something like acceptance and commitment therapy, for example.</text:p>
      <text:p text:style-name="P4">1:15:11 So stuff that actually combined with handson is sort of potentiates the effect of the treatment that the handson alone would not achieve. But when you come from the two kind of two different <text:soft-page-break/>angles meeting in the middle and providing a more robust package of care, you can get better results because, you know, the training as a pre registration level is very basic to sort of enable you to recognize that there are things that need a referral to another practitioner. Even those that practice a ecological informed type of practice.</text:p>
      <text:p text:style-name="P4">Like several physiotherapists have developed a kind of a traffic light system where clearly there are stuff on the yellow that anxiety is associated with gain and so on. That's okay, you can deal with that.</text:p>
      <text:p text:style-name="P4">1:16:14 There's some stuff kind of in the forage that you have to be a little bit careful and they clearly stuff PTSD and so on, where it's a no go zone because you can dive in and then you don't know if you can come back okay kind of thing. So that is typically a referral to another practitioner having. Said that I think there are opportunities for collaborative work where the two together can actually provide a much better service to a person that's simply relying on one practitioner that can do everything.</text:p>
      <text:p text:style-name="P4">I think that sometimes exploring stuff through the physical body, the inbod itself opens the doors for stuff to be explore at other elements of the shelf when the body is a little bit more prepared to deal with stuff and people maybe are prepared to talk. Sometimes you see that in cases of childhood abuse and so on, kind of had some stuff that felt good, some hands on work, even the massage, and the person felt a bit more confident in themselves and they were prepared let's have a chaos.</text:p>
      <text:p text:style-name="P4">1:17:25 They were not prepared to simply go to talking therapeutic right away because there's too much going on in their kind of stuff.</text:p>
      <text:p text:style-name="P4"/>
      <text:p text:style-name="P4">1:17:37 Daniel:</text:p>
      <text:p text:style-name="P4">The sirens go off when certain things happen.</text:p>
      <text:p text:style-name="P4"/>
      <text:p text:style-name="P4">1:17:41 Speaker B:</text:p>
      <text:p text:style-name="P4">Exactly.</text:p>
      <text:p text:style-name="P4"/>
      <text:p text:style-name="P4">1:17:42 Daniel:</text:p>
      <text:p text:style-name="P4">Iain.</text:p>
      <text:p text:style-name="P4"/>
      <text:p text:style-name="P4">1:17:46 Speaker C:</text:p>
      <text:p text:style-name="P4">Yes. So just picking up on the points from George and the question from Bleu. Really totally agree that it's not the job of and untrained manual therapist to kind of aim to open a can of worms of something that, you know, especially if it's not five minutes before the end of a session, and then you kind of say, okay, I want to see you later, see you next week. And got another client now. And that's not definitely not a good idea.</text:p>
      <text:p text:style-name="P4">However, as you said, George, sometimes people will come and they'll want to offer things and they want to talk about stuff.</text:p>
      <text:p text:style-name="P4">And what I was thinking about Bleu as you were asking about sort of the different combinations of approaches. I don't know if Jorge and Zoe or any of you are familiar with David Bocelli's work on tre trauma release or tension release exercises.</text:p>
      <text:p text:style-name="P4">1:18:47 So he doesn't really go into the story. So it's not kind of psychoanalytical or unraveling the stories of people's past, but he has methods for inducing kind of what I think is my looks like myofascial unwinding. So sometimes it's tremoring and so it's sort of I don't think he necessarily uses <text:soft-page-break/>touch in the beginning, but I guess what I'm thinking is that there are ways that if the ways of offering clients opportunities to unravel the bodily tract or the stuff that's held in the body where they don't have to verbalize it if they don't want to.</text:p>
      <text:p text:style-name="P4">But the inroad is to induce some kind of letting go, which maybe is what all therapy is about, to a greater or lesser degree.</text:p>
      <text:p text:style-name="P4">1:19:48 But his examples are quite dramatic. People will be making big movements that seemingly are uncontrolled, but if you ask them to stop at any time, they can stop. They can bring it into voluntary. But there seems to be a really big updating of some generative model through this process.</text:p>
      <text:p text:style-name="P4">Yeah, my thoughts.</text:p>
      <text:p text:style-name="P4"/>
      <text:p text:style-name="P4">1:20:12 Daniel:</text:p>
      <text:p text:style-name="P4">Thank you. I'm going to return to our previous complex causation network. Now it's smaller because we're abstracting away from the details and think about like what are some active coherence questions that come to mind and how could we look at this differently than, for example, just a structural equation model that's fit from many empirical studies. And so here's Figure 4.3 from the textbook.</text:p>
      <text:p text:style-name="P4">And this is a partially observable Markov decision process and it's come up in other papers and live streams. So we won't go into too much details. But the kinds of things that we might want to ask are like what variables are latent states or observable in general? And then in a specific case, for example, maybe there's a total absolutely perfect association between Hippocampus volume and some other clinical outcome. And so Hippocampus volume conceptually is observable, it could be observed.</text:p>
      <text:p text:style-name="P4">But in that exact patient's case it may not be an observable in that relationship.</text:p>
      <text:p text:style-name="P4">1:21:18 So variables can be observable in one context and agent in another context. So that might speak to evidence based grounding where like okay, we don't know what somebody's blood level of this is, what's the most informative thing to do, maybe we can measure it and then that ties their measurements into other observables. So that's one question what are observables and what are latent variables? What variables do we have causal influence on?</text:p>
      <text:p text:style-name="P4">What affordances exist that might have intervening influence on some unobserved state? So here's like pi the policy selection and then the way that the hidden state is changing through time. That's what the affordances are about. Influencing the hidden state is the true temperature of the room, the thermometer is the observed value. And then taking an action like turning on the air conditioning is about intervening in the hidden states such that other observables are seen.</text:p>
      <text:p text:style-name="P4">1:22:23 And then we talk also about like in what ways can we change the generative models? So here's the policy selection of the practitioner and then in the interface, it's like, it's meeting with the observations of the patients. The actions of the practitioner, what they say and what they do are received as observations. And that's kind of this DIAD active that we've seen. So rather than the one entity navigating and sense making in the world, the joint sense making features, this interface where the policy selections on one and their thinking through other minds, their inference on the generative model of the other is what is being intervened in.</text:p>
      <text:p text:style-name="P4">How can we change the generative model, the cognitive models? How can we change the generative process? Could there be something welcoming on the door of the room that is a modification of the niche or some other design choice that helps scaffold this therapeutic niche?</text:p>
      <text:p text:style-name="P4">1:23:32 And what policies can be taken from the toolkit that is afforded in that moment based upon the <text:soft-page-break/>training and the equipment available and so on, that influence what to results in what? And that kind of comes back to this synchrony for what question?</text:p>
      <text:p text:style-name="P4">Just achieving synchrony is like a sort goal directed hypnosis or undirected sort of I don't know, it's just sort of like this vegetative propagation of correlation that would only coincidentally be functional. So having a functional outcome in mind, then there can be a working backwards, like, well, what observations are we looking for? And then what hidden states give rise to those observations and what policies exist that intervene in those hidden states and in the dynamics of how they change, recognizing their complexity?</text:p>
      <text:p text:style-name="P4">1:24:36 So those will just be a few active inference variables and approaches that are being invoked here conversationally. However, the kinds of models and the empirical data to take it further are being sketched out.</text:p>
      <text:p text:style-name="P4">Well, it's going very fast, and we're in kind of the home stretch. So what would anyone like to look at or turn to? We have a few other questions that previously had been raised that we didn't perhaps get to. Some of them are written here, so anything that people see here that they're interested in or any other topic. And then also just how are we coming out of this dot?</text:p>
      <text:p text:style-name="P4">Two, what will be different in our action as we are engaged in this area, of course, from many different perspectives.</text:p>
      <text:p text:style-name="P4">1:25:39 Jorge.</text:p>
      <text:p text:style-name="P4"/>
      <text:p text:style-name="P4">1:25:43 Speaker B:</text:p>
      <text:p text:style-name="P4">I love your kind of proposal, your summary of all those active inference questions. In fact, there's a structure for paper in it, right?</text:p>
      <text:p text:style-name="P4">It can take us down the road, even just sort of looking at some computational stuff, so creating some kind of framework.</text:p>
      <text:p text:style-name="P4">I very much like it. I think there is a sort of challenge in what are the latent and observables and so on. So we have those kind of things that needs a little bit of thinking.</text:p>
      <text:p text:style-name="P4">The other stuff, as you said, probably working backwards would sort of becomes easier, isn't it about hands on with reassurance and so on, if that's sort of what the policy and so on and what we observe back at the beginning, I think it would be fascinating.</text:p>
      <text:p text:style-name="P4">1:26:50 I think in terms of the bio behavioral kind of elemental synchrony, there's clearly chance Kim breathing changes in probably heart rate variability and so on. That would be interesting to understand. Is that a sign that the system is sort of starting changing the process it talked about the thing that maybe something in the door of the room. A couple of years ago, when I was practicing in another country for quite a few months, I used to use a lot of classical music and opera and so on.</text:p>
      <text:p text:style-name="P4">And that was actually a tremendously effective way of creating an environment where the person sort of actually form of inducing that synchrony. I'm treating I'm kind of doing this stuff.</text:p>
      <text:p text:style-name="P4">1:27:51 I don't need to talk that much. I'm kind of, you know, just go with the sensations, go with the music. And I felt actually that was a very good way as a process of start changing the generative model.</text:p>
      <text:p text:style-name="P4">So there is the stuff, as we kind of proposed on one of the recent papers, the stuff that you can implement. So if you doing the Tactile, the touch based exteroception and use forms of language sometimes to get the person to visualize what you're doing, for example, I'm doing this, I'm trying to active that. And you think that, you know that the person is even like interceptively robust enough to let <text:soft-page-break/>you explore the inner sensations to situations where you're probably doing some work and you realize by sort of predicting their external states that they're just focusing too much and giving too much attention to stuff which is actually not useful, where you can just say, oh, you know what?</text:p>
      <text:p text:style-name="P4">1:28:57 Like we said in the paper, I have a new dog. And where does the dog come from?</text:p>
      <text:p text:style-name="P4">But a dog in that sense is a way of breaking down that attention to what you're doing to sort of say oh, okay, so you're continuing, there's still the sensory stimulation, there's still that sensory evidence arriving to the system. But actually you start changing a little bit, you flattening a little bit of the sensory state by zeroing things and then maybe those sensations that come in potentially kind of change some stuff. So yeah, I think at this level that's for sure some stuff to do. I think the interesting thing actually started Heins explored now with Ted Kapchuk lab in Harvard around Acupuncture, which is looking at synchrony as well with hyper scanning techniques.</text:p>
      <text:p text:style-name="P4">1:30:00 I'm kind of finding that actually successful in terms of the intervention is associated again with what synchrony.</text:p>
      <text:p text:style-name="P4">So kind of the body of evidence building up. I think.</text:p>
      <text:p text:style-name="P4"/>
      <text:p text:style-name="P4">1:30:19 Daniel:</text:p>
      <text:p text:style-name="P4">One thought on the Free Energy Minimizing and ML Dayan and several others were discussing in the chat about like our biological systems truly finding Global minimum. So it's a big question, but just to give one thought on it is the free energy is calculated for a given policy sequence of actions in terms of how informative that sequence of actions is expected to be and how useful that sequence of action is supposed to be expected to be. And so different action pathways are evaluated based upon their ability to produce uncertainty or provide direct value. And so if we can just maybe there's multiple things that have value in the therapeutic alliance, but one for the generative model of the practitioner might be like to reduce a number on a pain survey that would be useful.</text:p>
      <text:p text:style-name="P4">1:31:19 And then there might be multiple policies and maybe adequacy is good enough.</text:p>
      <text:p text:style-name="P4">And if the pathways are to some balance or shifting balance of informative and useful, either reducing pain or helping understand how to reduce pain, then navigating and shifting policies is something that can be done adaptively. And then in contrast, the policies that might want to be disfavored would be like the ones that are adding confusion, reducing clarity of sense making or increasing pain. And that's not to say that there's not moments where transiently surprise does increase or pain does increase, but that is part of the policy I'm gain to touch this place. That might transiently increase gain, but that might be an informative action that in a extended timeline is part of a free energy minimizing trajectory.</text:p>
      <text:p text:style-name="P4">1:32:22 And so what is the horizon and so on.</text:p>
      <text:p text:style-name="P4">George and then anyone else.</text:p>
      <text:p text:style-name="P4"/>
      <text:p text:style-name="P4">1:32:32 Speaker B:</text:p>
      <text:p text:style-name="P4">That'S sort of pain modifying symptoms? It's quite an interesting thing because for examples, at least in my profession, there's this idea that we don't treat the symptoms, we treat the cause of the column. Okay, so pain is just a symptom. There's nothing to worry about.</text:p>
      <text:p text:style-name="P4">But from this perspective, actually changing symptoms, reducing symptoms is actually an important thing, quite an important thing. Particularly if you're thinking about chronic conditions. If you start <text:soft-page-break/>making the person start feeling a little bit better, then you probably start changing the whole process. If you don't change anything, how is the person going to engage in that? If actually you can continue saying you're moving much better, your function is so Dutch better, but actually the person says, you know, what planet hasn't reduced at all?</text:p>
      <text:p text:style-name="P4">I'm still in agony. I think going a little bit with small things, ant that level are quite important in the greater scheme of things in terms of changing the generative models.</text:p>
      <text:p text:style-name="P4">1:33:38 So it is clearly a fundamental bit of the jigsaw. And it's the same as you said in foraging, for example, this might be uncomfortable, but in fact it's important in kind of achieving something. So the same way some patients tell you it is painful, but it's a good pain.</text:p>
      <text:p text:style-name="P4">So again, what's the value of the good pain is the reward. This is sort of anticipation that this will lead to a positive change.</text:p>
      <text:p text:style-name="P4"/>
      <text:p text:style-name="P4">1:34:12 Daniel:</text:p>
      <text:p text:style-name="P4">Thank you. Zoe?</text:p>
      <text:p text:style-name="P4"/>
      <text:p text:style-name="P4">1:34:17 Speaker F:</text:p>
      <text:p text:style-name="P4">Yeah, I think George just kind of touched on what I was going to say. Sometimes patients I know I have patients that come to a session and they expect it to be painful. I mean, a lot of people expect that at some point, you know, they might get that sort of, quote, good pain where they know they almost want to feel like something's happening. And whether that feedback is kind of pain or something, that's kind of reassuring. I know patients, especially with sort of osteopathic, manipulative sort of treatment, they want the click.</text:p>
      <text:p text:style-name="P4">If someone manipulates them, they come in and go, I just want you to click me. And the research shows that not necessarily need that sound, but that feedback that they sort of want. They kind of want some people, they expect if you do a hard, more firm massage, they feel like they're, I don't know, getting our money's worth or they're getting more sort of treatment than if they want you to.</text:p>
      <text:p text:style-name="P4">1:35:31 They kind of want that feedback to say, yeah, you're in the right place. And I get that a lot.</text:p>
      <text:p text:style-name="P4">So I think gain is an interesting one. I think it's just the synchrony that we get we go upon whether it is the patient's heart rate, their breathing changes, you see their facial expression changes when the muscle tightens up nearby, you kind of go on that. And I think it's what they expect to get from treatment. Not every patient's going to come in and go, yeah, I want to be in less pain. That might not be their ultimate goal.</text:p>
      <text:p text:style-name="P4">Obviously they're not going to say no to it, but they might really just want to be able to pick their kid up or go to sleep with just being able to go to sleep, not being in pain or not waking up or something like that. So I think it's not yes, we can clinically, it's not so simple as something that we can measure imperatively. It might be something that's a goal to that patient is more important than, you know, if their pain is less or if they're moving better or oh, well, yeah, if we had the technology to say, look.</text:p>
      <text:p text:style-name="P4"/>
      <text:p text:style-name="P4">1:36:46 Speaker C:</text:p>
      <text:p text:style-name="P4">Oh, look.</text:p>
      <text:p text:style-name="P4"/>
      <text:p text:style-name="P4">1:36:46 Speaker F:</text:p>
      <text:p text:style-name="P4"><text:soft-page-break/>Your heart rate is lower.</text:p>
      <text:p text:style-name="P4">Or this means that you're more efficient. You're saving free energy because you're not expending on your pain. Or you're more efficient. So it's not going to you have more energy to do this now that you're doing this better. They may not care.</text:p>
      <text:p text:style-name="P4">They may just want to be able to pick their kid up and not be in pain. So I think what we're measuring, I think, will be very individual to the patient, and it might not be something that is necessarily useful in terms of research that we can quantify it. It just might be that goal that's not always sort of empirical.</text:p>
      <text:p text:style-name="P4"/>
      <text:p text:style-name="P4">1:37:25 Daniel:</text:p>
      <text:p text:style-name="P4">Thank you, Zoe.</text:p>
      <text:p text:style-name="P4"/>
      <text:p text:style-name="P4">1:37:32 Speaker C:</text:p>
      <text:p text:style-name="P4">Thanks, all. And just as you were saying that, Zoe, you said at the beginning, I think the intention behind it all is to help them. And I'm just thinking of a scenario or some scenarios of when agreeing on the goals is so important. So I'm thinking short term goals and long term goals here. So clients who are maybe endurance runners, and they want to do six ultra marathons a year, and they come to you because their carbs are hurting, so your immediate goal is to reduce the gain in their carbs so they can make the ultra marathon at the end of the month.</text:p>
      <text:p text:style-name="P4">But then, you know, do I really? If I if I'm aware as a therapist that there's a link between endurance running and developing arrhythmias heart arrhythmias, for example. And I see this person is very anxious about their goals to the point where it's almost like they need it, rather than it's a pleasure.</text:p>
      <text:p text:style-name="P4">1:38:33 As such, then if I disagree with their goal and saying, actually, maybe four ultra marathons a year would be enough for you, am I just enabling this drive by relieving your Karl pain in the short term? So I think agreeing on those, like, longer, broader life goals or referring to someone else, if I don't agree with that or just that's more of an ethical issue.</text:p>
      <text:p text:style-name="P4">But it came to mind as we were talking there.</text:p>
      <text:p text:style-name="P4"/>
      <text:p text:style-name="P4">1:39:12 Daniel:</text:p>
      <text:p text:style-name="P4">Yeah, that reminds me of the kind of performances that we might see in the Olympics or the medical care that might happen, like on the sideline of a game where somebody has been injured, but they're going to, like, continue doing it almost in a way that is like, rapidly degrading potentially the future weeks of their health. And then that's the ethical challenge or the decision making challenge. Like is it worth them to hobble across the finish line with an injury? That every step is just deteriorating the injury but then being consistent with a belief that one is a finisher or even a signal to those who are watching.</text:p>
      <text:p text:style-name="P4">There's so many complex phenomena at that level. Those are very interesting questions. Wow. So we're towards the end here I guess for the authors and for anyone else we can give some of our last thoughts.</text:p>
      <text:p text:style-name="P4">1:40:19 What are some of your next directions for this line of research and implication?</text:p>
      <text:p text:style-name="P4"/>
      <text:p text:style-name="P4">1:40:31 Speaker B:</text:p>
      <text:p text:style-name="P4">Okay, so first of all, as last time was a fascinating discussion.</text:p>
      <text:p text:style-name="P4">Learning a lot from this kind of introduction for sure.</text:p>
      <text:p text:style-name="P4"><text:soft-page-break/>Within this we got some stuff done in publishing the mustpool square tool side of things. We have another paper to be submitted very soon, the next week or so on the same topic but in pediatrics and there's a bulk of other stuff building up. I think what we want to achieve now is to start testing some of these ideas empirically, using different methods from qualitative kind of phenomenological type of approaches, trying to understand really what's going on to more sort of NeuroBio stuff kind of along the lines of looking at, for example, some markers of bihavail synchrony.</text:p>
      <text:p text:style-name="P4">1:41:44 Like, for example, physiological changes in both the practitioner and the patient. Bearing in mind some of this stuff, it is a bit more challenging to active because whereas for example in the field of psychotherapy the person practitioner is typically sitting down, the guy doing manual therapy is moving around.</text:p>
      <text:p text:style-name="P4">So therefore the heart rate is not going to be exactly the same but looking at what can be done and creating some models as well. So the idea around computational stuff also makes sense to test some of the ideas. This is work that is building up. So we very much look forward to people getting in touch, bouncing off ideas from each other, kind of looking at how we can move forward with this.</text:p>
      <text:p text:style-name="P4">1:42:53 It's not astropic specific is more than that.</text:p>
      <text:p text:style-name="P4">I think at least it can be manual therapy more broadening along those lines. He can look at sort of the role of some of this stuff in chronic condition, not just pain but other persistent physical symptoms and so on. So that's where we are. It's time now to start kind of testing some of the stuff for sure and stop writing theoretical paper.</text:p>
      <text:p text:style-name="P4">Cool.</text:p>
      <text:p text:style-name="P4"/>
      <text:p text:style-name="P4">1:43:33 Daniel:</text:p>
      <text:p text:style-name="P4">Zoe?</text:p>
      <text:p text:style-name="P4"/>
      <text:p text:style-name="P4">1:43:38 Speaker D:</text:p>
      <text:p text:style-name="P4">Yeah.</text:p>
      <text:p text:style-name="P4"/>
      <text:p text:style-name="P4">1:43:39 Speaker F:</text:p>
      <text:p text:style-name="P4">Sort of what George said.</text:p>
      <text:p text:style-name="P4">We've had one paper accepted for MSK so hopefully that will come out for everyone to read soon on waiting.</text:p>
      <text:p text:style-name="P4"/>
      <text:p text:style-name="P4">1:44:05 Speaker D:</text:p>
      <text:p text:style-name="P4">For.</text:p>
      <text:p text:style-name="P4"/>
      <text:p text:style-name="P4">1:44:06 Speaker F:</text:p>
      <text:p text:style-name="P4">More orthopedic general muscle muscle and bones kind of patients. And then the pediatrics one is almost ready to submit and then, yeah, I guess we'll be looking towards seeing where it goes and what we can sort of empirically prove from all the theories that are kind of circulating and going and going from there. But hopefully discussions like what everyone said now will give everyone more ideas to.</text:p>
      <text:p text:style-name="P4"/>
      <text:p text:style-name="P4">1:44:45 Speaker E:</text:p>
      <text:p text:style-name="P4"><text:soft-page-break/>Sort of.</text:p>
      <text:p text:style-name="P4"/>
      <text:p text:style-name="P4">1:44:48 Speaker F:</text:p>
      <text:p text:style-name="P4">Where we're going or where we could go and different ways to apply the principles and the frameworks that we've suggested so far.</text:p>
      <text:p text:style-name="P4"/>
      <text:p text:style-name="P4">1:45:00 Daniel:</text:p>
      <text:p text:style-name="P4">Awesome. George?</text:p>
      <text:p text:style-name="P4"/>
      <text:p text:style-name="P4">1:45:02 Speaker B:</text:p>
      <text:p text:style-name="P4">Yeah, just on the pediatrics we actually have on the first line to start exploring is synchrony between mother, baby and practitioner. Starting with not sure if you're going to leave.</text:p>
      <text:p text:style-name="P4">We've been doing a bit of work around the effect of touch on premature babies. So we have those collaborations hospitals in Italy that will ensemble us to do some of that stuff. We sort of start looking at this whole concept of synchrony on a triadic kind of thing so the baby, the practitioner and the mother and see if actually if we find that the synchrony actually between mother and baby is a marker of for example, the baby would be some markers of autonomic change, changes in autonomic arousal, for example, like we observed, for example, effective touch, gentle touch on the baby.</text:p>
      <text:p text:style-name="P4"/>
      <text:p text:style-name="P4">1:46:12 Daniel:</text:p>
      <text:p text:style-name="P4">And so thank you Iain.</text:p>
      <text:p text:style-name="P4"/>
      <text:p text:style-name="P4">1:46:18 Speaker C:</text:p>
      <text:p text:style-name="P4">George, just as you were saying about the challenge of a practitioner being moving whilst during the manual therapy session and I'm sort of aware of how that does lead to some difficulties, especially with the PPG sort of measurement of heart rate variability. I heard just an idea I heard about, I don't know if you come across it a wearable ECG that it's aimed at increasing respiratory sinus arrhythmia. It stimulates it vibrates and it stimulates the person catches them at the top of their outbreath and it's designed to actually be used whilst you're walking around in everyday life. So I'm just wondering if there's an opportunity there to because it's designed to increase RSA and B to be used whilst moving.</text:p>
      <text:p text:style-name="P4">1:47:19 That might be an interesting piece of kit to use.</text:p>
      <text:p text:style-name="P4"/>
      <text:p text:style-name="P4">1:47:24 Speaker B:</text:p>
      <text:p text:style-name="P4">Yeah, absolutely.</text:p>
      <text:p text:style-name="P4"/>
      <text:p text:style-name="P4">1:47:27 Daniel:</text:p>
      <text:p text:style-name="P4">Cool. Bleu or would anyone else like any comments?</text:p>
      <text:p text:style-name="P4"/>
      <text:p text:style-name="P4">1:47:33 Speaker E:</text:p>
      <text:p text:style-name="P4">I just want to give a final thought. So something that I'm going to be thinking about for, I don't know, whoever knows how long is this idea of the emotional and physical body in terms of reference point.</text:p>
      <text:p text:style-name="P4"/>
      <text:p text:style-name="P4"><text:soft-page-break/>1:47:52 Speaker B:</text:p>
      <text:p text:style-name="P4">Right.</text:p>
      <text:p text:style-name="P4"/>
      <text:p text:style-name="P4">1:47:53 Speaker E:</text:p>
      <text:p text:style-name="P4">So we studied in, I think Livestream 40 the FEP for generic quantum systems and it talks about how the FEP drives entanglement and in this way, when there's perfect learning, there's this overlapping of the reference point. So I just wonder how can an emotional body and a physical body be driven toward a more overlapping coherence frame? Like when those things are so fundamentally different. So I'm going to be thinking about that.</text:p>
      <text:p text:style-name="P4"/>
      <text:p text:style-name="P4">1:48:31 Daniel:</text:p>
      <text:p text:style-name="P4">Conor very cool. All right, well, thank you for this excellence, too. That concludes 44 and really appreciated the authors joining. And Bleu, thank you for joining Iain also for contributing so much with The Zero. And everyone is welcome back to give us updates on their learning and application on this very important area.</text:p>
      <text:p text:style-name="P4">So thanks again, everybody. See you later.</text:p>
      <text:p text:style-name="P4"/>
      <text:p text:style-name="P4">1:49:05 Speaker B:</text:p>
      <text:p text:style-name="P4">Thank you.</text:p>
      <text:p text:style-name="P4"/>
      <text:p text:style-name="P4">1:49:05 Speaker C:</text:p>
      <text:p text:style-name="P4">Thank you. Goodbye.</text:p>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4T14:36:16.939000000</dc:date>
    <meta:editing-duration>PT55M8S</meta:editing-duration>
    <meta:editing-cycles>10</meta:editing-cycles>
    <meta:generator>LibreOffice/7.4.1.2$Windows_X86_64 LibreOffice_project/3c58a8f3a960df8bc8fd77b461821e42c061c5f0</meta:generator>
    <meta:document-statistic meta:table-count="3" meta:image-count="0" meta:object-count="0" meta:page-count="76" meta:paragraph-count="1107" meta:word-count="40629" meta:character-count="230974" meta:non-whitespace-character-count="191452"/>
  </office:meta>
</office:document-meta>
</file>